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58.14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35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>
            <draw:frame draw:z-index="0" draw:style-name="gr1" draw:text-style-name="P1" svg:width="453.37pt" svg:height="255.37pt" svg:x="0pt" svg:y="0.03pt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6" table:number-columns-repeated="2"/>
          <table:table-cell table:style-name="ce14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1"/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1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style-name="ce4"/>
          <table:table-cell table:style-name="ce9"/>
          <table:table-cell table:style-name="ce12"/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5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5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8.33617952" calcext:value-type="float">
            <text:p>8.33617952</text:p>
          </table:table-cell>
          <table:table-cell table:formula="of:=AVERAGE([.C25:.C9999])" office:value-type="float" office:value="7.91704632" calcext:value-type="float">
            <text:p>7.9170463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8.13325048" calcext:value-type="float">
            <text:p>8.13325048</text:p>
          </table:table-cell>
          <table:table-cell table:formula="of:=AVERAGE([.G25:.G9999])" office:value-type="float" office:value="-0.33285009296" calcext:value-type="float">
            <text:p>-0.33285009296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-0.0797002248" calcext:value-type="float">
            <text:p>-0.0797002248</text:p>
          </table:table-cell>
          <table:table-cell table:formula="of:=AVERAGE([.K25:.K9999])" office:value-type="float" office:value="7.97653852" calcext:value-type="float">
            <text:p>7.9765385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0.33902765572" calcext:value-type="float">
            <text:p>0.33902765572</text:p>
          </table:table-cell>
          <table:table-cell table:formula="of:=AVERAGE([.O25:.O9999])" office:value-type="float" office:value="-0.12371196136" calcext:value-type="float">
            <text:p>-0.1237119613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531" calcext:value-type="float">
            <text:p>7.28531</text:p>
          </table:table-cell>
          <table:table-cell office:value-type="float" office:value="12.5879" calcext:value-type="float">
            <text:p>12.58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0489" calcext:value-type="float">
            <text:p>8.00489</text:p>
          </table:table-cell>
          <table:table-cell office:value-type="float" office:value="-0.205354" calcext:value-type="float">
            <text:p>-0.205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2778" calcext:value-type="float">
            <text:p>2.02778</text:p>
          </table:table-cell>
          <table:table-cell office:value-type="float" office:value="4.90331" calcext:value-type="float">
            <text:p>4.903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44787" calcext:value-type="float">
            <text:p>-1.44787</text:p>
          </table:table-cell>
          <table:table-cell office:value-type="float" office:value="0.300711" calcext:value-type="float">
            <text:p>0.3007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977" calcext:value-type="float">
            <text:p>10.3977</text:p>
          </table:table-cell>
          <table:table-cell office:value-type="float" office:value="6.4489" calcext:value-type="float">
            <text:p>6.4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1881" calcext:value-type="float">
            <text:p>7.01881</text:p>
          </table:table-cell>
          <table:table-cell office:value-type="float" office:value="-2.73678" calcext:value-type="float">
            <text:p>-2.73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0293" calcext:value-type="float">
            <text:p>-1.90293</text:p>
          </table:table-cell>
          <table:table-cell office:value-type="float" office:value="10.0874" calcext:value-type="float">
            <text:p>10.0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5649" calcext:value-type="float">
            <text:p>1.75649</text:p>
          </table:table-cell>
          <table:table-cell office:value-type="float" office:value="3.75248" calcext:value-type="float">
            <text:p>3.752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624" calcext:value-type="float">
            <text:p>6.73624</text:p>
          </table:table-cell>
          <table:table-cell office:value-type="float" office:value="9.68033" calcext:value-type="float">
            <text:p>9.680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5829" calcext:value-type="float">
            <text:p>5.85829</text:p>
          </table:table-cell>
          <table:table-cell office:value-type="float" office:value="-1.28475" calcext:value-type="float">
            <text:p>-1.28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651" calcext:value-type="float">
            <text:p>1.76651</text:p>
          </table:table-cell>
          <table:table-cell office:value-type="float" office:value="8.31639" calcext:value-type="float">
            <text:p>8.316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6174" calcext:value-type="float">
            <text:p>0.166174</text:p>
          </table:table-cell>
          <table:table-cell office:value-type="float" office:value="0.762549" calcext:value-type="float">
            <text:p>0.762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0197" calcext:value-type="float">
            <text:p>7.10197</text:p>
          </table:table-cell>
          <table:table-cell office:value-type="float" office:value="10.8327" calcext:value-type="float">
            <text:p>10.8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3951" calcext:value-type="float">
            <text:p>9.53951</text:p>
          </table:table-cell>
          <table:table-cell office:value-type="float" office:value="0.504605" calcext:value-type="float">
            <text:p>0.5046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6431" calcext:value-type="float">
            <text:p>-0.86431</text:p>
          </table:table-cell>
          <table:table-cell office:value-type="float" office:value="5.51395" calcext:value-type="float">
            <text:p>5.51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36394" calcext:value-type="float">
            <text:p>-0.236394</text:p>
          </table:table-cell>
          <table:table-cell office:value-type="float" office:value="0.81018" calcext:value-type="float">
            <text:p>0.810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948" calcext:value-type="float">
            <text:p>10.2948</text:p>
          </table:table-cell>
          <table:table-cell office:value-type="float" office:value="6.67373" calcext:value-type="float">
            <text:p>6.67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9924" calcext:value-type="float">
            <text:p>8.69924</text:p>
          </table:table-cell>
          <table:table-cell office:value-type="float" office:value="0.633384" calcext:value-type="float">
            <text:p>0.633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612" calcext:value-type="float">
            <text:p>2.19612</text:p>
          </table:table-cell>
          <table:table-cell office:value-type="float" office:value="10.5158" calcext:value-type="float">
            <text:p>10.51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964" calcext:value-type="float">
            <text:p>1.65964</text:p>
          </table:table-cell>
          <table:table-cell office:value-type="float" office:value="-1.94178" calcext:value-type="float">
            <text:p>-1.94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2703" calcext:value-type="float">
            <text:p>9.02703</text:p>
          </table:table-cell>
          <table:table-cell office:value-type="float" office:value="8.67945" calcext:value-type="float">
            <text:p>8.67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3517" calcext:value-type="float">
            <text:p>8.93517</text:p>
          </table:table-cell>
          <table:table-cell office:value-type="float" office:value="3.67714" calcext:value-type="float">
            <text:p>3.6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66407" calcext:value-type="float">
            <text:p>0.666407</text:p>
          </table:table-cell>
          <table:table-cell office:value-type="float" office:value="5.20355" calcext:value-type="float">
            <text:p>5.203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7197" calcext:value-type="float">
            <text:p>3.07197</text:p>
          </table:table-cell>
          <table:table-cell office:value-type="float" office:value="-1.93394" calcext:value-type="float">
            <text:p>-1.933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699" calcext:value-type="float">
            <text:p>6.02699</text:p>
          </table:table-cell>
          <table:table-cell office:value-type="float" office:value="7.03695" calcext:value-type="float">
            <text:p>7.03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73" calcext:value-type="float">
            <text:p>11.273</text:p>
          </table:table-cell>
          <table:table-cell office:value-type="float" office:value="0.0237808" calcext:value-type="float">
            <text:p>0.0237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11.6248" calcext:value-type="float">
            <text:p>11.6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6225" calcext:value-type="float">
            <text:p>-2.46225</text:p>
          </table:table-cell>
          <table:table-cell office:value-type="float" office:value="0.0478043" calcext:value-type="float">
            <text:p>0.04780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861" calcext:value-type="float">
            <text:p>4.04861</text:p>
          </table:table-cell>
          <table:table-cell office:value-type="float" office:value="8.78055" calcext:value-type="float">
            <text:p>8.780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6377" calcext:value-type="float">
            <text:p>10.6377</text:p>
          </table:table-cell>
          <table:table-cell office:value-type="float" office:value="-2.05501" calcext:value-type="float">
            <text:p>-2.05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4855" calcext:value-type="float">
            <text:p>0.624855</text:p>
          </table:table-cell>
          <table:table-cell office:value-type="float" office:value="6.47475" calcext:value-type="float">
            <text:p>6.47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7629" calcext:value-type="float">
            <text:p>-2.67629</text:p>
          </table:table-cell>
          <table:table-cell office:value-type="float" office:value="-1.90023" calcext:value-type="float">
            <text:p>-1.900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6348" calcext:value-type="float">
            <text:p>3.96348</text:p>
          </table:table-cell>
          <table:table-cell office:value-type="float" office:value="10.5684" calcext:value-type="float">
            <text:p>10.56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057" calcext:value-type="float">
            <text:p>10.1057</text:p>
          </table:table-cell>
          <table:table-cell office:value-type="float" office:value="-0.467448" calcext:value-type="float">
            <text:p>-0.467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6448" calcext:value-type="float">
            <text:p>-1.26448</text:p>
          </table:table-cell>
          <table:table-cell office:value-type="float" office:value="8.67503" calcext:value-type="float">
            <text:p>8.675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2025" calcext:value-type="float">
            <text:p>0.402025</text:p>
          </table:table-cell>
          <table:table-cell office:value-type="float" office:value="2.85932" calcext:value-type="float">
            <text:p>2.859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6468" calcext:value-type="float">
            <text:p>7.86468</text:p>
          </table:table-cell>
          <table:table-cell office:value-type="float" office:value="9.84118" calcext:value-type="float">
            <text:p>9.84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0343" calcext:value-type="float">
            <text:p>9.80343</text:p>
          </table:table-cell>
          <table:table-cell office:value-type="float" office:value="-1.36129" calcext:value-type="float">
            <text:p>-1.36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78491" calcext:value-type="float">
            <text:p>-0.778491</text:p>
          </table:table-cell>
          <table:table-cell office:value-type="float" office:value="8.13486" calcext:value-type="float">
            <text:p>8.13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5031" calcext:value-type="float">
            <text:p>2.75031</text:p>
          </table:table-cell>
          <table:table-cell office:value-type="float" office:value="-1.81412" calcext:value-type="float">
            <text:p>-1.814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347" calcext:value-type="float">
            <text:p>9.99347</text:p>
          </table:table-cell>
          <table:table-cell office:value-type="float" office:value="9.73924" calcext:value-type="float">
            <text:p>9.73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1816" calcext:value-type="float">
            <text:p>9.71816</text:p>
          </table:table-cell>
          <table:table-cell office:value-type="float" office:value="-0.68217" calcext:value-type="float">
            <text:p>-0.682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71486" calcext:value-type="float">
            <text:p>-3.71486</text:p>
          </table:table-cell>
          <table:table-cell office:value-type="float" office:value="8.35283" calcext:value-type="float">
            <text:p>8.352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1307" calcext:value-type="float">
            <text:p>-0.71307</text:p>
          </table:table-cell>
          <table:table-cell office:value-type="float" office:value="1.03518" calcext:value-type="float">
            <text:p>1.035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873" calcext:value-type="float">
            <text:p>7.23873</text:p>
          </table:table-cell>
          <table:table-cell office:value-type="float" office:value="5.7269" calcext:value-type="float">
            <text:p>5.7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6446" calcext:value-type="float">
            <text:p>9.16446</text:p>
          </table:table-cell>
          <table:table-cell office:value-type="float" office:value="1.82576" calcext:value-type="float">
            <text:p>1.825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216" calcext:value-type="float">
            <text:p>2.83216</text:p>
          </table:table-cell>
          <table:table-cell office:value-type="float" office:value="10.3059" calcext:value-type="float">
            <text:p>10.30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331" calcext:value-type="float">
            <text:p>2.5331</text:p>
          </table:table-cell>
          <table:table-cell office:value-type="float" office:value="2.70446" calcext:value-type="float">
            <text:p>2.704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2083" calcext:value-type="float">
            <text:p>9.82083</text:p>
          </table:table-cell>
          <table:table-cell office:value-type="float" office:value="6.09689" calcext:value-type="float">
            <text:p>6.09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291" calcext:value-type="float">
            <text:p>6.2291</text:p>
          </table:table-cell>
          <table:table-cell office:value-type="float" office:value="-4.31389" calcext:value-type="float">
            <text:p>-4.31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7232" calcext:value-type="float">
            <text:p>0.637232</text:p>
          </table:table-cell>
          <table:table-cell office:value-type="float" office:value="10.7865" calcext:value-type="float">
            <text:p>10.78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38219" calcext:value-type="float">
            <text:p>-2.38219</text:p>
          </table:table-cell>
          <table:table-cell office:value-type="float" office:value="0.937234" calcext:value-type="float">
            <text:p>0.9372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566" calcext:value-type="float">
            <text:p>7.07566</text:p>
          </table:table-cell>
          <table:table-cell office:value-type="float" office:value="9.61258" calcext:value-type="float">
            <text:p>9.61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61" calcext:value-type="float">
            <text:p>10.161</text:p>
          </table:table-cell>
          <table:table-cell office:value-type="float" office:value="1.54495" calcext:value-type="float">
            <text:p>1.54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5316" calcext:value-type="float">
            <text:p>-1.55316</text:p>
          </table:table-cell>
          <table:table-cell office:value-type="float" office:value="7.56971" calcext:value-type="float">
            <text:p>7.56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4072" calcext:value-type="float">
            <text:p>-2.84072</text:p>
          </table:table-cell>
          <table:table-cell office:value-type="float" office:value="0.394738" calcext:value-type="float">
            <text:p>0.3947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022" calcext:value-type="float">
            <text:p>8.11022</text:p>
          </table:table-cell>
          <table:table-cell office:value-type="float" office:value="7.28457" calcext:value-type="float">
            <text:p>7.284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8918" calcext:value-type="float">
            <text:p>4.58918</text:p>
          </table:table-cell>
          <table:table-cell office:value-type="float" office:value="2.01514" calcext:value-type="float">
            <text:p>2.01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1517" calcext:value-type="float">
            <text:p>-2.51517</text:p>
          </table:table-cell>
          <table:table-cell office:value-type="float" office:value="8.69186" calcext:value-type="float">
            <text:p>8.69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9407" calcext:value-type="float">
            <text:p>2.29407</text:p>
          </table:table-cell>
          <table:table-cell office:value-type="float" office:value="2.46005" calcext:value-type="float">
            <text:p>2.460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556" calcext:value-type="float">
            <text:p>9.4556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526" calcext:value-type="float">
            <text:p>12.5526</text:p>
          </table:table-cell>
          <table:table-cell office:value-type="float" office:value="3.88719" calcext:value-type="float">
            <text:p>3.887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6504" calcext:value-type="float">
            <text:p>1.06504</text:p>
          </table:table-cell>
          <table:table-cell office:value-type="float" office:value="7.54744" calcext:value-type="float">
            <text:p>7.54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8268" calcext:value-type="float">
            <text:p>-1.18268</text:p>
          </table:table-cell>
          <table:table-cell office:value-type="float" office:value="-0.987483" calcext:value-type="float">
            <text:p>-0.987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46" calcext:value-type="float">
            <text:p>9.21546</text:p>
          </table:table-cell>
          <table:table-cell office:value-type="float" office:value="6.65196" calcext:value-type="float">
            <text:p>6.65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3896" calcext:value-type="float">
            <text:p>6.73896</text:p>
          </table:table-cell>
          <table:table-cell office:value-type="float" office:value="2.08738" calcext:value-type="float">
            <text:p>2.087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498" calcext:value-type="float">
            <text:p>1.36498</text:p>
          </table:table-cell>
          <table:table-cell office:value-type="float" office:value="9.00494" calcext:value-type="float">
            <text:p>9.004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8727" calcext:value-type="float">
            <text:p>-1.78727</text:p>
          </table:table-cell>
          <table:table-cell office:value-type="float" office:value="-0.797529" calcext:value-type="float">
            <text:p>-0.7975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294" calcext:value-type="float">
            <text:p>9.92294</text:p>
          </table:table-cell>
          <table:table-cell office:value-type="float" office:value="8.54198" calcext:value-type="float">
            <text:p>8.541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3189" calcext:value-type="float">
            <text:p>7.63189</text:p>
          </table:table-cell>
          <table:table-cell office:value-type="float" office:value="-2.23499" calcext:value-type="float">
            <text:p>-2.23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3371" calcext:value-type="float">
            <text:p>-2.43371</text:p>
          </table:table-cell>
          <table:table-cell office:value-type="float" office:value="7.61191" calcext:value-type="float">
            <text:p>7.61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0017" calcext:value-type="float">
            <text:p>0.520017</text:p>
          </table:table-cell>
          <table:table-cell office:value-type="float" office:value="-0.439659" calcext:value-type="float">
            <text:p>-0.439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084" calcext:value-type="float">
            <text:p>8.10084</text:p>
          </table:table-cell>
          <table:table-cell office:value-type="float" office:value="6.02085" calcext:value-type="float">
            <text:p>6.02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8537" calcext:value-type="float">
            <text:p>5.58537</text:p>
          </table:table-cell>
          <table:table-cell office:value-type="float" office:value="-0.220552" calcext:value-type="float">
            <text:p>-0.220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0383" calcext:value-type="float">
            <text:p>2.20383</text:p>
          </table:table-cell>
          <table:table-cell office:value-type="float" office:value="5.96257" calcext:value-type="float">
            <text:p>5.96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5172" calcext:value-type="float">
            <text:p>2.95172</text:p>
          </table:table-cell>
          <table:table-cell office:value-type="float" office:value="-0.41066" calcext:value-type="float">
            <text:p>-0.410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09" calcext:value-type="float">
            <text:p>7.9209</text:p>
          </table:table-cell>
          <table:table-cell office:value-type="float" office:value="6.59777" calcext:value-type="float">
            <text:p>6.597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7247" calcext:value-type="float">
            <text:p>7.07247</text:p>
          </table:table-cell>
          <table:table-cell office:value-type="float" office:value="-0.97116" calcext:value-type="float">
            <text:p>-0.97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177" calcext:value-type="float">
            <text:p>1.76177</text:p>
          </table:table-cell>
          <table:table-cell office:value-type="float" office:value="12.1609" calcext:value-type="float">
            <text:p>12.16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1826" calcext:value-type="float">
            <text:p>2.21826</text:p>
          </table:table-cell>
          <table:table-cell office:value-type="float" office:value="-1.90119" calcext:value-type="float">
            <text:p>-1.90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0957" calcext:value-type="float">
            <text:p>8.40957</text:p>
          </table:table-cell>
          <table:table-cell office:value-type="float" office:value="6.53336" calcext:value-type="float">
            <text:p>6.53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7541" calcext:value-type="float">
            <text:p>8.37541</text:p>
          </table:table-cell>
          <table:table-cell office:value-type="float" office:value="-0.57065" calcext:value-type="float">
            <text:p>-0.57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69014" calcext:value-type="float">
            <text:p>0.469014</text:p>
          </table:table-cell>
          <table:table-cell office:value-type="float" office:value="7.11932" calcext:value-type="float">
            <text:p>7.119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0183" calcext:value-type="float">
            <text:p>-1.20183</text:p>
          </table:table-cell>
          <table:table-cell office:value-type="float" office:value="-2.91849" calcext:value-type="float">
            <text:p>-2.918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0307" calcext:value-type="float">
            <text:p>7.50307</text:p>
          </table:table-cell>
          <table:table-cell office:value-type="float" office:value="5.42181" calcext:value-type="float">
            <text:p>5.42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2449" calcext:value-type="float">
            <text:p>5.32449</text:p>
          </table:table-cell>
          <table:table-cell office:value-type="float" office:value="-2.03192" calcext:value-type="float">
            <text:p>-2.03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881" calcext:value-type="float">
            <text:p>1.35881</text:p>
          </table:table-cell>
          <table:table-cell office:value-type="float" office:value="7.35495" calcext:value-type="float">
            <text:p>7.35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3.29546" calcext:value-type="float">
            <text:p>3.295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9751" calcext:value-type="float">
            <text:p>8.29751</text:p>
          </table:table-cell>
          <table:table-cell office:value-type="float" office:value="10.7944" calcext:value-type="float">
            <text:p>10.7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3202" calcext:value-type="float">
            <text:p>11.3202</text:p>
          </table:table-cell>
          <table:table-cell office:value-type="float" office:value="0.0324652" calcext:value-type="float">
            <text:p>0.0324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576" calcext:value-type="float">
            <text:p>1.55576</text:p>
          </table:table-cell>
          <table:table-cell office:value-type="float" office:value="8.2364" calcext:value-type="float">
            <text:p>8.2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8442" calcext:value-type="float">
            <text:p>-2.68442</text:p>
          </table:table-cell>
          <table:table-cell office:value-type="float" office:value="-1.83267" calcext:value-type="float">
            <text:p>-1.832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427" calcext:value-type="float">
            <text:p>11.4427</text:p>
          </table:table-cell>
          <table:table-cell office:value-type="float" office:value="11.0645" calcext:value-type="float">
            <text:p>11.0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7758" calcext:value-type="float">
            <text:p>6.27758</text:p>
          </table:table-cell>
          <table:table-cell office:value-type="float" office:value="-1.69886" calcext:value-type="float">
            <text:p>-1.698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863" calcext:value-type="float">
            <text:p>1.31863</text:p>
          </table:table-cell>
          <table:table-cell office:value-type="float" office:value="7.57603" calcext:value-type="float">
            <text:p>7.57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4809" calcext:value-type="float">
            <text:p>3.04809</text:p>
          </table:table-cell>
          <table:table-cell office:value-type="float" office:value="-5.40432" calcext:value-type="float">
            <text:p>-5.404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4522" calcext:value-type="float">
            <text:p>6.24522</text:p>
          </table:table-cell>
          <table:table-cell office:value-type="float" office:value="3.35108" calcext:value-type="float">
            <text:p>3.35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4837" calcext:value-type="float">
            <text:p>9.84837</text:p>
          </table:table-cell>
          <table:table-cell office:value-type="float" office:value="0.011275" calcext:value-type="float">
            <text:p>0.011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672" calcext:value-type="float">
            <text:p>1.52672</text:p>
          </table:table-cell>
          <table:table-cell office:value-type="float" office:value="12.0789" calcext:value-type="float">
            <text:p>12.0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0694" calcext:value-type="float">
            <text:p>1.70694</text:p>
          </table:table-cell>
          <table:table-cell office:value-type="float" office:value="1.41277" calcext:value-type="float">
            <text:p>1.41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208" calcext:value-type="float">
            <text:p>10.7208</text:p>
          </table:table-cell>
          <table:table-cell office:value-type="float" office:value="5.70933" calcext:value-type="float">
            <text:p>5.70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0408" calcext:value-type="float">
            <text:p>7.90408</text:p>
          </table:table-cell>
          <table:table-cell office:value-type="float" office:value="-1.38654" calcext:value-type="float">
            <text:p>-1.38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6968" calcext:value-type="float">
            <text:p>-2.06968</text:p>
          </table:table-cell>
          <table:table-cell office:value-type="float" office:value="9.7045" calcext:value-type="float">
            <text:p>9.70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57237" calcext:value-type="float">
            <text:p>-2.57237</text:p>
          </table:table-cell>
          <table:table-cell office:value-type="float" office:value="2.02195" calcext:value-type="float">
            <text:p>2.021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01" calcext:value-type="float">
            <text:p>9.2301</text:p>
          </table:table-cell>
          <table:table-cell office:value-type="float" office:value="7.22207" calcext:value-type="float">
            <text:p>7.22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4079" calcext:value-type="float">
            <text:p>4.04079</text:p>
          </table:table-cell>
          <table:table-cell office:value-type="float" office:value="-0.409494" calcext:value-type="float">
            <text:p>-0.4094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01906" calcext:value-type="float">
            <text:p>-4.01906</text:p>
          </table:table-cell>
          <table:table-cell office:value-type="float" office:value="5.85821" calcext:value-type="float">
            <text:p>5.858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857" calcext:value-type="float">
            <text:p>1.0857</text:p>
          </table:table-cell>
          <table:table-cell office:value-type="float" office:value="0.359542" calcext:value-type="float">
            <text:p>0.3595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3" calcext:value-type="float">
            <text:p>8.193</text:p>
          </table:table-cell>
          <table:table-cell office:value-type="float" office:value="5.43631" calcext:value-type="float">
            <text:p>5.43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263" calcext:value-type="float">
            <text:p>7.6263</text:p>
          </table:table-cell>
          <table:table-cell office:value-type="float" office:value="-0.489564" calcext:value-type="float">
            <text:p>-0.489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45347" calcext:value-type="float">
            <text:p>-0.945347</text:p>
          </table:table-cell>
          <table:table-cell office:value-type="float" office:value="10.7295" calcext:value-type="float">
            <text:p>10.72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12775" calcext:value-type="float">
            <text:p>-2.12775</text:p>
          </table:table-cell>
          <table:table-cell office:value-type="float" office:value="-2.39665" calcext:value-type="float">
            <text:p>-2.396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458" calcext:value-type="float">
            <text:p>7.44458</text:p>
          </table:table-cell>
          <table:table-cell office:value-type="float" office:value="9.99901" calcext:value-type="float">
            <text:p>9.99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7031" calcext:value-type="float">
            <text:p>9.47031</text:p>
          </table:table-cell>
          <table:table-cell office:value-type="float" office:value="2.91318" calcext:value-type="float">
            <text:p>2.913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678" calcext:value-type="float">
            <text:p>0.099678</text:p>
          </table:table-cell>
          <table:table-cell office:value-type="float" office:value="6.38325" calcext:value-type="float">
            <text:p>6.38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783" calcext:value-type="float">
            <text:p>2.6783</text:p>
          </table:table-cell>
          <table:table-cell office:value-type="float" office:value="-1.1801" calcext:value-type="float">
            <text:p>-1.1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173" calcext:value-type="float">
            <text:p>7.14173</text:p>
          </table:table-cell>
          <table:table-cell office:value-type="float" office:value="7.99963" calcext:value-type="float">
            <text:p>7.99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1791" calcext:value-type="float">
            <text:p>6.11791</text:p>
          </table:table-cell>
          <table:table-cell office:value-type="float" office:value="1.41167" calcext:value-type="float">
            <text:p>1.41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269" calcext:value-type="float">
            <text:p>-2.3269</text:p>
          </table:table-cell>
          <table:table-cell office:value-type="float" office:value="7.37138" calcext:value-type="float">
            <text:p>7.37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753" calcext:value-type="float">
            <text:p>0.63753</text:p>
          </table:table-cell>
          <table:table-cell office:value-type="float" office:value="3.96094" calcext:value-type="float">
            <text:p>3.960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3594" calcext:value-type="float">
            <text:p>7.33594</text:p>
          </table:table-cell>
          <table:table-cell office:value-type="float" office:value="6.96782" calcext:value-type="float">
            <text:p>6.96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4991" calcext:value-type="float">
            <text:p>8.64991</text:p>
          </table:table-cell>
          <table:table-cell office:value-type="float" office:value="1.50108" calcext:value-type="float">
            <text:p>1.50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47044" calcext:value-type="float">
            <text:p>-0.447044</text:p>
          </table:table-cell>
          <table:table-cell office:value-type="float" office:value="5.18502" calcext:value-type="float">
            <text:p>5.185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798" calcext:value-type="float">
            <text:p>0.890798</text:p>
          </table:table-cell>
          <table:table-cell office:value-type="float" office:value="1.97331" calcext:value-type="float">
            <text:p>1.973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075" calcext:value-type="float">
            <text:p>10.1075</text:p>
          </table:table-cell>
          <table:table-cell office:value-type="float" office:value="6.19083" calcext:value-type="float">
            <text:p>6.19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1897" calcext:value-type="float">
            <text:p>7.51897</text:p>
          </table:table-cell>
          <table:table-cell office:value-type="float" office:value="-0.322486" calcext:value-type="float">
            <text:p>-0.32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9775" calcext:value-type="float">
            <text:p>-0.289775</text:p>
          </table:table-cell>
          <table:table-cell office:value-type="float" office:value="4.76963" calcext:value-type="float">
            <text:p>4.769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00751837" calcext:value-type="float">
            <text:p>-0.00751837</text:p>
          </table:table-cell>
          <table:table-cell office:value-type="float" office:value="0.136178" calcext:value-type="float">
            <text:p>0.136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146" calcext:value-type="float">
            <text:p>12.7146</text:p>
          </table:table-cell>
          <table:table-cell office:value-type="float" office:value="9.79938" calcext:value-type="float">
            <text:p>9.79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3477" calcext:value-type="float">
            <text:p>6.93477</text:p>
          </table:table-cell>
          <table:table-cell office:value-type="float" office:value="-2.70978" calcext:value-type="float">
            <text:p>-2.70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11232" calcext:value-type="float">
            <text:p>-3.11232</text:p>
          </table:table-cell>
          <table:table-cell office:value-type="float" office:value="7.45228" calcext:value-type="float">
            <text:p>7.45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69659" calcext:value-type="float">
            <text:p>-0.169659</text:p>
          </table:table-cell>
          <table:table-cell office:value-type="float" office:value="-0.447" calcext:value-type="float">
            <text:p>-0.4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882" calcext:value-type="float">
            <text:p>9.59882</text:p>
          </table:table-cell>
          <table:table-cell office:value-type="float" office:value="7.78853" calcext:value-type="float">
            <text:p>7.78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6253" calcext:value-type="float">
            <text:p>5.56253</text:p>
          </table:table-cell>
          <table:table-cell office:value-type="float" office:value="0.6745" calcext:value-type="float">
            <text:p>0.6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9659" calcext:value-type="float">
            <text:p>2.89659</text:p>
          </table:table-cell>
          <table:table-cell office:value-type="float" office:value="6.65399" calcext:value-type="float">
            <text:p>6.653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51842" calcext:value-type="float">
            <text:p>-0.351842</text:p>
          </table:table-cell>
          <table:table-cell office:value-type="float" office:value="0.28801" calcext:value-type="float">
            <text:p>0.28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371" calcext:value-type="float">
            <text:p>10.7371</text:p>
          </table:table-cell>
          <table:table-cell office:value-type="float" office:value="8.19569" calcext:value-type="float">
            <text:p>8.19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7462" calcext:value-type="float">
            <text:p>8.17462</text:p>
          </table:table-cell>
          <table:table-cell office:value-type="float" office:value="-2.94566" calcext:value-type="float">
            <text:p>-2.94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01729" calcext:value-type="float">
            <text:p>-4.01729</text:p>
          </table:table-cell>
          <table:table-cell office:value-type="float" office:value="8.00238" calcext:value-type="float">
            <text:p>8.002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746" calcext:value-type="float">
            <text:p>2.08746</text:p>
          </table:table-cell>
          <table:table-cell office:value-type="float" office:value="-1.98904" calcext:value-type="float">
            <text:p>-1.989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3108" calcext:value-type="float">
            <text:p>7.73108</text:p>
          </table:table-cell>
          <table:table-cell office:value-type="float" office:value="8.80624" calcext:value-type="float">
            <text:p>8.80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7651" calcext:value-type="float">
            <text:p>7.97651</text:p>
          </table:table-cell>
          <table:table-cell office:value-type="float" office:value="5.03606" calcext:value-type="float">
            <text:p>5.036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2621" calcext:value-type="float">
            <text:p>-1.92621</text:p>
          </table:table-cell>
          <table:table-cell office:value-type="float" office:value="9.19188" calcext:value-type="float">
            <text:p>9.191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58451" calcext:value-type="float">
            <text:p>-0.658451</text:p>
          </table:table-cell>
          <table:table-cell office:value-type="float" office:value="1.01231" calcext:value-type="float">
            <text:p>1.012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93" calcext:value-type="float">
            <text:p>7.3493</text:p>
          </table:table-cell>
          <table:table-cell office:value-type="float" office:value="9.49292" calcext:value-type="float">
            <text:p>9.49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8513" calcext:value-type="float">
            <text:p>7.18513</text:p>
          </table:table-cell>
          <table:table-cell office:value-type="float" office:value="-0.0559857" calcext:value-type="float">
            <text:p>-0.05598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59285" calcext:value-type="float">
            <text:p>-0.659285</text:p>
          </table:table-cell>
          <table:table-cell office:value-type="float" office:value="9.47134" calcext:value-type="float">
            <text:p>9.47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1149" calcext:value-type="float">
            <text:p>2.71149</text:p>
          </table:table-cell>
          <table:table-cell office:value-type="float" office:value="1.80749" calcext:value-type="float">
            <text:p>1.807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841" calcext:value-type="float">
            <text:p>9.35841</text:p>
          </table:table-cell>
          <table:table-cell office:value-type="float" office:value="10.7269" calcext:value-type="float">
            <text:p>10.7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7703" calcext:value-type="float">
            <text:p>7.57703</text:p>
          </table:table-cell>
          <table:table-cell office:value-type="float" office:value="-0.424738" calcext:value-type="float">
            <text:p>-0.4247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324" calcext:value-type="float">
            <text:p>1.3324</text:p>
          </table:table-cell>
          <table:table-cell office:value-type="float" office:value="8.0139" calcext:value-type="float">
            <text:p>8.0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49451" calcext:value-type="float">
            <text:p>-0.949451</text:p>
          </table:table-cell>
          <table:table-cell office:value-type="float" office:value="-1.50572" calcext:value-type="float">
            <text:p>-1.505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4875" calcext:value-type="float">
            <text:p>6.74875</text:p>
          </table:table-cell>
          <table:table-cell office:value-type="float" office:value="5.06392" calcext:value-type="float">
            <text:p>5.063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2451" calcext:value-type="float">
            <text:p>5.52451</text:p>
          </table:table-cell>
          <table:table-cell office:value-type="float" office:value="-4.91284" calcext:value-type="float">
            <text:p>-4.91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7058" calcext:value-type="float">
            <text:p>0.637058</text:p>
          </table:table-cell>
          <table:table-cell office:value-type="float" office:value="7.2059" calcext:value-type="float">
            <text:p>7.20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93696" calcext:value-type="float">
            <text:p>-2.93696</text:p>
          </table:table-cell>
          <table:table-cell office:value-type="float" office:value="0.494659" calcext:value-type="float">
            <text:p>0.494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77" calcext:value-type="float">
            <text:p>12.277</text:p>
          </table:table-cell>
          <table:table-cell office:value-type="float" office:value="5.7331" calcext:value-type="float">
            <text:p>5.7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4614" calcext:value-type="float">
            <text:p>4.54614</text:p>
          </table:table-cell>
          <table:table-cell office:value-type="float" office:value="0.276594" calcext:value-type="float">
            <text:p>0.276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6.553" calcext:value-type="float">
            <text:p>6.5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66376" calcext:value-type="float">
            <text:p>-0.766376</text:p>
          </table:table-cell>
          <table:table-cell office:value-type="float" office:value="-0.1076" calcext:value-type="float">
            <text:p>-0.10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8839" calcext:value-type="float">
            <text:p>6.98839</text:p>
          </table:table-cell>
          <table:table-cell office:value-type="float" office:value="5.48958" calcext:value-type="float">
            <text:p>5.48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7952" calcext:value-type="float">
            <text:p>9.37952</text:p>
          </table:table-cell>
          <table:table-cell office:value-type="float" office:value="-2.08165" calcext:value-type="float">
            <text:p>-2.08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5617" calcext:value-type="float">
            <text:p>5.05617</text:p>
          </table:table-cell>
          <table:table-cell office:value-type="float" office:value="8.84516" calcext:value-type="float">
            <text:p>8.845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3555" calcext:value-type="float">
            <text:p>0.893555</text:p>
          </table:table-cell>
          <table:table-cell office:value-type="float" office:value="-4.49086" calcext:value-type="float">
            <text:p>-4.490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3999" calcext:value-type="float">
            <text:p>4.63999</text:p>
          </table:table-cell>
          <table:table-cell office:value-type="float" office:value="6.95249" calcext:value-type="float">
            <text:p>6.95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1811" calcext:value-type="float">
            <text:p>8.81811</text:p>
          </table:table-cell>
          <table:table-cell office:value-type="float" office:value="-0.502438" calcext:value-type="float">
            <text:p>-0.5024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646" calcext:value-type="float">
            <text:p>1.11646</text:p>
          </table:table-cell>
          <table:table-cell office:value-type="float" office:value="7.68947" calcext:value-type="float">
            <text:p>7.68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92099" calcext:value-type="float">
            <text:p>-0.892099</text:p>
          </table:table-cell>
          <table:table-cell office:value-type="float" office:value="2.41528" calcext:value-type="float">
            <text:p>2.415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9" calcext:value-type="float">
            <text:p>10.019</text:p>
          </table:table-cell>
          <table:table-cell office:value-type="float" office:value="7.46032" calcext:value-type="float">
            <text:p>7.46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0409" calcext:value-type="float">
            <text:p>5.20409</text:p>
          </table:table-cell>
          <table:table-cell office:value-type="float" office:value="0.0350893" calcext:value-type="float">
            <text:p>0.0350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299" calcext:value-type="float">
            <text:p>-0.72299</text:p>
          </table:table-cell>
          <table:table-cell office:value-type="float" office:value="6.63269" calcext:value-type="float">
            <text:p>6.63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95141" calcext:value-type="float">
            <text:p>-3.95141</text:p>
          </table:table-cell>
          <table:table-cell office:value-type="float" office:value="2.15025" calcext:value-type="float">
            <text:p>2.150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33" calcext:value-type="float">
            <text:p>12.533</text:p>
          </table:table-cell>
          <table:table-cell office:value-type="float" office:value="8.73529" calcext:value-type="float">
            <text:p>8.735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9938" calcext:value-type="float">
            <text:p>7.09938</text:p>
          </table:table-cell>
          <table:table-cell office:value-type="float" office:value="0.526005" calcext:value-type="float">
            <text:p>0.5260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2227" calcext:value-type="float">
            <text:p>-3.02227</text:p>
          </table:table-cell>
          <table:table-cell office:value-type="float" office:value="4.85286" calcext:value-type="float">
            <text:p>4.85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7601" calcext:value-type="float">
            <text:p>4.67601</text:p>
          </table:table-cell>
          <table:table-cell office:value-type="float" office:value="0.148954" calcext:value-type="float">
            <text:p>0.1489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4702" calcext:value-type="float">
            <text:p>5.84702</text:p>
          </table:table-cell>
          <table:table-cell office:value-type="float" office:value="9.71259" calcext:value-type="float">
            <text:p>9.71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7657" calcext:value-type="float">
            <text:p>8.77657</text:p>
          </table:table-cell>
          <table:table-cell office:value-type="float" office:value="-0.141263" calcext:value-type="float">
            <text:p>-0.14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77171" calcext:value-type="float">
            <text:p>-3.77171</text:p>
          </table:table-cell>
          <table:table-cell office:value-type="float" office:value="9.3366" calcext:value-type="float">
            <text:p>9.33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403" calcext:value-type="float">
            <text:p>1.0403</text:p>
          </table:table-cell>
          <table:table-cell office:value-type="float" office:value="-1.21564" calcext:value-type="float">
            <text:p>-1.21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838" calcext:value-type="float">
            <text:p>3.33838</text:p>
          </table:table-cell>
          <table:table-cell office:value-type="float" office:value="7.78748" calcext:value-type="float">
            <text:p>7.78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0785" calcext:value-type="float">
            <text:p>4.80785</text:p>
          </table:table-cell>
          <table:table-cell office:value-type="float" office:value="4.09929" calcext:value-type="float">
            <text:p>4.09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76125" calcext:value-type="float">
            <text:p>0.976125</text:p>
          </table:table-cell>
          <table:table-cell office:value-type="float" office:value="9.10382" calcext:value-type="float">
            <text:p>9.10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4698" calcext:value-type="float">
            <text:p>4.64698</text:p>
          </table:table-cell>
          <table:table-cell office:value-type="float" office:value="-0.296205" calcext:value-type="float">
            <text:p>-0.2962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2712" calcext:value-type="float">
            <text:p>6.12712</text:p>
          </table:table-cell>
          <table:table-cell office:value-type="float" office:value="6.10559" calcext:value-type="float">
            <text:p>6.10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6371" calcext:value-type="float">
            <text:p>9.86371</text:p>
          </table:table-cell>
          <table:table-cell office:value-type="float" office:value="-2.74528" calcext:value-type="float">
            <text:p>-2.74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22011" calcext:value-type="float">
            <text:p>-0.122011</text:p>
          </table:table-cell>
          <table:table-cell office:value-type="float" office:value="8.97286" calcext:value-type="float">
            <text:p>8.97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9583" calcext:value-type="float">
            <text:p>4.9583</text:p>
          </table:table-cell>
          <table:table-cell office:value-type="float" office:value="-1.0475" calcext:value-type="float">
            <text:p>-1.04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917" calcext:value-type="float">
            <text:p>8.53917</text:p>
          </table:table-cell>
          <table:table-cell office:value-type="float" office:value="8.67358" calcext:value-type="float">
            <text:p>8.67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1868" calcext:value-type="float">
            <text:p>8.41868</text:p>
          </table:table-cell>
          <table:table-cell office:value-type="float" office:value="-0.0871747" calcext:value-type="float">
            <text:p>-0.08717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556" calcext:value-type="float">
            <text:p>1.10556</text:p>
          </table:table-cell>
          <table:table-cell office:value-type="float" office:value="10.9693" calcext:value-type="float">
            <text:p>10.96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2336" calcext:value-type="float">
            <text:p>-2.02336</text:p>
          </table:table-cell>
          <table:table-cell office:value-type="float" office:value="-0.170832" calcext:value-type="float">
            <text:p>-0.1708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425" calcext:value-type="float">
            <text:p>6.57425</text:p>
          </table:table-cell>
          <table:table-cell office:value-type="float" office:value="5.27815" calcext:value-type="float">
            <text:p>5.27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7627" calcext:value-type="float">
            <text:p>8.27627</text:p>
          </table:table-cell>
          <table:table-cell office:value-type="float" office:value="-1.10922" calcext:value-type="float">
            <text:p>-1.109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11151" calcext:value-type="float">
            <text:p>-0.311151</text:p>
          </table:table-cell>
          <table:table-cell office:value-type="float" office:value="5.29072" calcext:value-type="float">
            <text:p>5.29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72043" calcext:value-type="float">
            <text:p>-2.72043</text:p>
          </table:table-cell>
          <table:table-cell office:value-type="float" office:value="0.00395106" calcext:value-type="float">
            <text:p>0.003951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3597" calcext:value-type="float">
            <text:p>9.03597</text:p>
          </table:table-cell>
          <table:table-cell office:value-type="float" office:value="6.46403" calcext:value-type="float">
            <text:p>6.464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2249" calcext:value-type="float">
            <text:p>9.32249</text:p>
          </table:table-cell>
          <table:table-cell office:value-type="float" office:value="-2.41316" calcext:value-type="float">
            <text:p>-2.413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54599" calcext:value-type="float">
            <text:p>-0.454599</text:p>
          </table:table-cell>
          <table:table-cell office:value-type="float" office:value="5.97141" calcext:value-type="float">
            <text:p>5.971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8316" calcext:value-type="float">
            <text:p>2.38316</text:p>
          </table:table-cell>
          <table:table-cell office:value-type="float" office:value="0.87516" calcext:value-type="float">
            <text:p>0.875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8285" calcext:value-type="float">
            <text:p>6.58285</text:p>
          </table:table-cell>
          <table:table-cell office:value-type="float" office:value="5.74504" calcext:value-type="float">
            <text:p>5.74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48" calcext:value-type="float">
            <text:p>11.248</text:p>
          </table:table-cell>
          <table:table-cell office:value-type="float" office:value="-0.699768" calcext:value-type="float">
            <text:p>-0.699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3161" calcext:value-type="float">
            <text:p>-1.13161</text:p>
          </table:table-cell>
          <table:table-cell office:value-type="float" office:value="4.97584" calcext:value-type="float">
            <text:p>4.975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3731" calcext:value-type="float">
            <text:p>2.13731</text:p>
          </table:table-cell>
          <table:table-cell office:value-type="float" office:value="-2.13039" calcext:value-type="float">
            <text:p>-2.130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8151" calcext:value-type="float">
            <text:p>6.48151</text:p>
          </table:table-cell>
          <table:table-cell office:value-type="float" office:value="6.34905" calcext:value-type="float">
            <text:p>6.3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8438" calcext:value-type="float">
            <text:p>10.8438</text:p>
          </table:table-cell>
          <table:table-cell office:value-type="float" office:value="-2.77781" calcext:value-type="float">
            <text:p>-2.77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3036" calcext:value-type="float">
            <text:p>1.23036</text:p>
          </table:table-cell>
          <table:table-cell office:value-type="float" office:value="8.11395" calcext:value-type="float">
            <text:p>8.11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7692" calcext:value-type="float">
            <text:p>1.27692</text:p>
          </table:table-cell>
          <table:table-cell office:value-type="float" office:value="-1.59119" calcext:value-type="float">
            <text:p>-1.59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484" calcext:value-type="float">
            <text:p>11.2484</text:p>
          </table:table-cell>
          <table:table-cell office:value-type="float" office:value="9.27621" calcext:value-type="float">
            <text:p>9.27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5264" calcext:value-type="float">
            <text:p>7.85264</text:p>
          </table:table-cell>
          <table:table-cell office:value-type="float" office:value="-4.30408" calcext:value-type="float">
            <text:p>-4.30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8.35966" calcext:value-type="float">
            <text:p>8.35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4088" calcext:value-type="float">
            <text:p>2.04088</text:p>
          </table:table-cell>
          <table:table-cell office:value-type="float" office:value="-2.62414" calcext:value-type="float">
            <text:p>-2.62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692" calcext:value-type="float">
            <text:p>4.8692</text:p>
          </table:table-cell>
          <table:table-cell office:value-type="float" office:value="10.1175" calcext:value-type="float">
            <text:p>10.1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9804" calcext:value-type="float">
            <text:p>9.89804</text:p>
          </table:table-cell>
          <table:table-cell office:value-type="float" office:value="-1.56996" calcext:value-type="float">
            <text:p>-1.56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11662" calcext:value-type="float">
            <text:p>-3.11662</text:p>
          </table:table-cell>
          <table:table-cell office:value-type="float" office:value="8.24791" calcext:value-type="float">
            <text:p>8.24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-3.97897" calcext:value-type="float">
            <text:p>-3.978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561" calcext:value-type="float">
            <text:p>4.09561</text:p>
          </table:table-cell>
          <table:table-cell office:value-type="float" office:value="14.0267" calcext:value-type="float">
            <text:p>14.0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7499" calcext:value-type="float">
            <text:p>8.67499</text:p>
          </table:table-cell>
          <table:table-cell office:value-type="float" office:value="-0.337828" calcext:value-type="float">
            <text:p>-0.337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7564" calcext:value-type="float">
            <text:p>-4.77564</text:p>
          </table:table-cell>
          <table:table-cell office:value-type="float" office:value="9.45967" calcext:value-type="float">
            <text:p>9.45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0298" calcext:value-type="float">
            <text:p>3.60298</text:p>
          </table:table-cell>
          <table:table-cell office:value-type="float" office:value="1.63196" calcext:value-type="float">
            <text:p>1.631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2603" calcext:value-type="float">
            <text:p>6.52603</text:p>
          </table:table-cell>
          <table:table-cell office:value-type="float" office:value="7.87376" calcext:value-type="float">
            <text:p>7.87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7984" calcext:value-type="float">
            <text:p>5.57984</text:p>
          </table:table-cell>
          <table:table-cell office:value-type="float" office:value="-0.397119" calcext:value-type="float">
            <text:p>-0.397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304" calcext:value-type="float">
            <text:p>0.431304</text:p>
          </table:table-cell>
          <table:table-cell office:value-type="float" office:value="3.60286" calcext:value-type="float">
            <text:p>3.60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25923" calcext:value-type="float">
            <text:p>0.725923</text:p>
          </table:table-cell>
          <table:table-cell office:value-type="float" office:value="0.566342" calcext:value-type="float">
            <text:p>0.5663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816" calcext:value-type="float">
            <text:p>7.7816</text:p>
          </table:table-cell>
          <table:table-cell office:value-type="float" office:value="7.41973" calcext:value-type="float">
            <text:p>7.41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0355" calcext:value-type="float">
            <text:p>9.50355</text:p>
          </table:table-cell>
          <table:table-cell office:value-type="float" office:value="-4.34853" calcext:value-type="float">
            <text:p>-4.34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54838" calcext:value-type="float">
            <text:p>0.0354838</text:p>
          </table:table-cell>
          <table:table-cell office:value-type="float" office:value="12.0818" calcext:value-type="float">
            <text:p>12.0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8008" calcext:value-type="float">
            <text:p>0.168008</text:p>
          </table:table-cell>
          <table:table-cell office:value-type="float" office:value="-2.03178" calcext:value-type="float">
            <text:p>-2.03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791" calcext:value-type="float">
            <text:p>7.05791</text:p>
          </table:table-cell>
          <table:table-cell office:value-type="float" office:value="8.25993" calcext:value-type="float">
            <text:p>8.25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7966" calcext:value-type="float">
            <text:p>9.07966</text:p>
          </table:table-cell>
          <table:table-cell office:value-type="float" office:value="2.75913" calcext:value-type="float">
            <text:p>2.75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3537" calcext:value-type="float">
            <text:p>1.93537</text:p>
          </table:table-cell>
          <table:table-cell office:value-type="float" office:value="5.64144" calcext:value-type="float">
            <text:p>5.641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043" calcext:value-type="float">
            <text:p>1.46043</text:p>
          </table:table-cell>
          <table:table-cell office:value-type="float" office:value="0.324414" calcext:value-type="float">
            <text:p>0.324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262" calcext:value-type="float">
            <text:p>7.85262</text:p>
          </table:table-cell>
          <table:table-cell office:value-type="float" office:value="6.24078" calcext:value-type="float">
            <text:p>6.24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6603" calcext:value-type="float">
            <text:p>5.86603</text:p>
          </table:table-cell>
          <table:table-cell office:value-type="float" office:value="3.77133" calcext:value-type="float">
            <text:p>3.77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2494" calcext:value-type="float">
            <text:p>0.722494</text:p>
          </table:table-cell>
          <table:table-cell office:value-type="float" office:value="9.97495" calcext:value-type="float">
            <text:p>9.97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169" calcext:value-type="float">
            <text:p>2.9169</text:p>
          </table:table-cell>
          <table:table-cell office:value-type="float" office:value="2.00318" calcext:value-type="float">
            <text:p>2.003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3471" calcext:value-type="float">
            <text:p>8.63471</text:p>
          </table:table-cell>
          <table:table-cell office:value-type="float" office:value="6.8983" calcext:value-type="float">
            <text:p>6.89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9466" calcext:value-type="float">
            <text:p>10.9466</text:p>
          </table:table-cell>
          <table:table-cell office:value-type="float" office:value="3.20508" calcext:value-type="float">
            <text:p>3.20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631" calcext:value-type="float">
            <text:p>1.36631</text:p>
          </table:table-cell>
          <table:table-cell office:value-type="float" office:value="7.67349" calcext:value-type="float">
            <text:p>7.67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81845" calcext:value-type="float">
            <text:p>0.481845</text:p>
          </table:table-cell>
          <table:table-cell office:value-type="float" office:value="-1.08678" calcext:value-type="float">
            <text:p>-1.086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0024" calcext:value-type="float">
            <text:p>5.70024</text:p>
          </table:table-cell>
          <table:table-cell office:value-type="float" office:value="6.92462" calcext:value-type="float">
            <text:p>6.92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107" calcext:value-type="float">
            <text:p>6.75107</text:p>
          </table:table-cell>
          <table:table-cell office:value-type="float" office:value="0.399731" calcext:value-type="float">
            <text:p>0.3997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96781" calcext:value-type="float">
            <text:p>-3.96781</text:p>
          </table:table-cell>
          <table:table-cell office:value-type="float" office:value="3.27175" calcext:value-type="float">
            <text:p>3.27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1014" calcext:value-type="float">
            <text:p>-1.81014</text:p>
          </table:table-cell>
          <table:table-cell office:value-type="float" office:value="0.656528" calcext:value-type="float">
            <text:p>0.6565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256" calcext:value-type="float">
            <text:p>11.2256</text:p>
          </table:table-cell>
          <table:table-cell office:value-type="float" office:value="8.36132" calcext:value-type="float">
            <text:p>8.361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1928" calcext:value-type="float">
            <text:p>13.1928</text:p>
          </table:table-cell>
          <table:table-cell office:value-type="float" office:value="4.59396" calcext:value-type="float">
            <text:p>4.593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355" calcext:value-type="float">
            <text:p>0.98355</text:p>
          </table:table-cell>
          <table:table-cell office:value-type="float" office:value="6.83167" calcext:value-type="float">
            <text:p>6.83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8463" calcext:value-type="float">
            <text:p>3.68463</text:p>
          </table:table-cell>
          <table:table-cell office:value-type="float" office:value="1.18731" calcext:value-type="float">
            <text:p>1.187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905" calcext:value-type="float">
            <text:p>9.8905</text:p>
          </table:table-cell>
          <table:table-cell office:value-type="float" office:value="8.48874" calcext:value-type="float">
            <text:p>8.48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199" calcext:value-type="float">
            <text:p>13.6199</text:p>
          </table:table-cell>
          <table:table-cell office:value-type="float" office:value="-0.149175" calcext:value-type="float">
            <text:p>-0.149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1436" calcext:value-type="float">
            <text:p>-1.11436</text:p>
          </table:table-cell>
          <table:table-cell office:value-type="float" office:value="3.04767" calcext:value-type="float">
            <text:p>3.047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7294" calcext:value-type="float">
            <text:p>-1.77294</text:p>
          </table:table-cell>
          <table:table-cell office:value-type="float" office:value="-0.219129" calcext:value-type="float">
            <text:p>-0.219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037" calcext:value-type="float">
            <text:p>5.79037</text:p>
          </table:table-cell>
          <table:table-cell office:value-type="float" office:value="7.16634" calcext:value-type="float">
            <text:p>7.16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4861" calcext:value-type="float">
            <text:p>8.34861</text:p>
          </table:table-cell>
          <table:table-cell office:value-type="float" office:value="3.22176" calcext:value-type="float">
            <text:p>3.221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1856" calcext:value-type="float">
            <text:p>0.171856</text:p>
          </table:table-cell>
          <table:table-cell office:value-type="float" office:value="10.5664" calcext:value-type="float">
            <text:p>10.56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6842" calcext:value-type="float">
            <text:p>-2.66842</text:p>
          </table:table-cell>
          <table:table-cell office:value-type="float" office:value="0.406521" calcext:value-type="float">
            <text:p>0.4065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595" calcext:value-type="float">
            <text:p>7.6595</text:p>
          </table:table-cell>
          <table:table-cell office:value-type="float" office:value="6.86563" calcext:value-type="float">
            <text:p>6.86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9419" calcext:value-type="float">
            <text:p>11.9419</text:p>
          </table:table-cell>
          <table:table-cell office:value-type="float" office:value="-4.32053" calcext:value-type="float">
            <text:p>-4.32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19924" calcext:value-type="float">
            <text:p>-0.919924</text:p>
          </table:table-cell>
          <table:table-cell office:value-type="float" office:value="8.86655" calcext:value-type="float">
            <text:p>8.86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96738" calcext:value-type="float">
            <text:p>-2.96738</text:p>
          </table:table-cell>
          <table:table-cell office:value-type="float" office:value="1.82463" calcext:value-type="float">
            <text:p>1.824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638" calcext:value-type="float">
            <text:p>10.0638</text:p>
          </table:table-cell>
          <table:table-cell office:value-type="float" office:value="4.88238" calcext:value-type="float">
            <text:p>4.88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5897" calcext:value-type="float">
            <text:p>8.55897</text:p>
          </table:table-cell>
          <table:table-cell office:value-type="float" office:value="-3.98023" calcext:value-type="float">
            <text:p>-3.9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096" calcext:value-type="float">
            <text:p>2.43096</text:p>
          </table:table-cell>
          <table:table-cell office:value-type="float" office:value="9.89168" calcext:value-type="float">
            <text:p>9.891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0.228096" calcext:value-type="float">
            <text:p>-0.2280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122" calcext:value-type="float">
            <text:p>8.45122</text:p>
          </table:table-cell>
          <table:table-cell office:value-type="float" office:value="11.332" calcext:value-type="float">
            <text:p>11.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638" calcext:value-type="float">
            <text:p>10.1638</text:p>
          </table:table-cell>
          <table:table-cell office:value-type="float" office:value="-1.92479" calcext:value-type="float">
            <text:p>-1.92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962" calcext:value-type="float">
            <text:p>0.42962</text:p>
          </table:table-cell>
          <table:table-cell office:value-type="float" office:value="8.40153" calcext:value-type="float">
            <text:p>8.40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46437" calcext:value-type="float">
            <text:p>-0.146437</text:p>
          </table:table-cell>
          <table:table-cell office:value-type="float" office:value="1.27856" calcext:value-type="float">
            <text:p>1.278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0368" calcext:value-type="float">
            <text:p>8.70368</text:p>
          </table:table-cell>
          <table:table-cell office:value-type="float" office:value="8.62953" calcext:value-type="float">
            <text:p>8.629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5447" calcext:value-type="float">
            <text:p>8.95447</text:p>
          </table:table-cell>
          <table:table-cell office:value-type="float" office:value="1.05139" calcext:value-type="float">
            <text:p>1.05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3709" calcext:value-type="float">
            <text:p>-1.63709</text:p>
          </table:table-cell>
          <table:table-cell office:value-type="float" office:value="7.58719" calcext:value-type="float">
            <text:p>7.587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7588" calcext:value-type="float">
            <text:p>1.57588</text:p>
          </table:table-cell>
          <table:table-cell office:value-type="float" office:value="-3.23956" calcext:value-type="float">
            <text:p>-3.239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7796" calcext:value-type="float">
            <text:p>7.67796</text:p>
          </table:table-cell>
          <table:table-cell office:value-type="float" office:value="6.36794" calcext:value-type="float">
            <text:p>6.36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5374" calcext:value-type="float">
            <text:p>6.45374</text:p>
          </table:table-cell>
          <table:table-cell office:value-type="float" office:value="-1.74766" calcext:value-type="float">
            <text:p>-1.747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051" calcext:value-type="float">
            <text:p>1.36051</text:p>
          </table:table-cell>
          <table:table-cell office:value-type="float" office:value="10.0066" calcext:value-type="float">
            <text:p>10.00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92663" calcext:value-type="float">
            <text:p>-0.992663</text:p>
          </table:table-cell>
          <table:table-cell office:value-type="float" office:value="2.57762" calcext:value-type="float">
            <text:p>2.577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059" calcext:value-type="float">
            <text:p>9.9059</text:p>
          </table:table-cell>
          <table:table-cell office:value-type="float" office:value="7.40477" calcext:value-type="float">
            <text:p>7.404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697" calcext:value-type="float">
            <text:p>10.3697</text:p>
          </table:table-cell>
          <table:table-cell office:value-type="float" office:value="-2.74954" calcext:value-type="float">
            <text:p>-2.74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3" calcext:value-type="float">
            <text:p>1.363</text:p>
          </table:table-cell>
          <table:table-cell office:value-type="float" office:value="11.7578" calcext:value-type="float">
            <text:p>11.7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631" calcext:value-type="float">
            <text:p>2.3631</text:p>
          </table:table-cell>
          <table:table-cell office:value-type="float" office:value="-1.95021" calcext:value-type="float">
            <text:p>-1.950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556" calcext:value-type="float">
            <text:p>6.62556</text:p>
          </table:table-cell>
          <table:table-cell office:value-type="float" office:value="10.5514" calcext:value-type="float">
            <text:p>10.5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0965" calcext:value-type="float">
            <text:p>4.20965</text:p>
          </table:table-cell>
          <table:table-cell office:value-type="float" office:value="-2.08942" calcext:value-type="float">
            <text:p>-2.08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9173" calcext:value-type="float">
            <text:p>-1.69173</text:p>
          </table:table-cell>
          <table:table-cell office:value-type="float" office:value="5.75202" calcext:value-type="float">
            <text:p>5.75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00995" calcext:value-type="float">
            <text:p>-0.700995</text:p>
          </table:table-cell>
          <table:table-cell office:value-type="float" office:value="0.536133" calcext:value-type="float">
            <text:p>0.5361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089" calcext:value-type="float">
            <text:p>6.65089</text:p>
          </table:table-cell>
          <table:table-cell office:value-type="float" office:value="8.59332" calcext:value-type="float">
            <text:p>8.59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2937" calcext:value-type="float">
            <text:p>7.12937</text:p>
          </table:table-cell>
          <table:table-cell office:value-type="float" office:value="-1.04162" calcext:value-type="float">
            <text:p>-1.04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96861" calcext:value-type="float">
            <text:p>-0.096861</text:p>
          </table:table-cell>
          <table:table-cell office:value-type="float" office:value="9.33878" calcext:value-type="float">
            <text:p>9.33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1242" calcext:value-type="float">
            <text:p>-1.61242</text:p>
          </table:table-cell>
          <table:table-cell office:value-type="float" office:value="0.440452" calcext:value-type="float">
            <text:p>0.4404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918" calcext:value-type="float">
            <text:p>11.6918</text:p>
          </table:table-cell>
          <table:table-cell office:value-type="float" office:value="10.4815" calcext:value-type="float">
            <text:p>10.4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589" calcext:value-type="float">
            <text:p>4.14589</text:p>
          </table:table-cell>
          <table:table-cell office:value-type="float" office:value="0.813138" calcext:value-type="float">
            <text:p>0.813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11.7148" calcext:value-type="float">
            <text:p>11.7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9712" calcext:value-type="float">
            <text:p>-0.829712</text:p>
          </table:table-cell>
          <table:table-cell office:value-type="float" office:value="1.00376" calcext:value-type="float">
            <text:p>1.003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508" calcext:value-type="float">
            <text:p>2.46508</text:p>
          </table:table-cell>
          <table:table-cell office:value-type="float" office:value="8.30123" calcext:value-type="float">
            <text:p>8.30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6712" calcext:value-type="float">
            <text:p>10.6712</text:p>
          </table:table-cell>
          <table:table-cell office:value-type="float" office:value="0.819658" calcext:value-type="float">
            <text:p>0.819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23612" calcext:value-type="float">
            <text:p>-0.0823612</text:p>
          </table:table-cell>
          <table:table-cell office:value-type="float" office:value="8.54474" calcext:value-type="float">
            <text:p>8.54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8406" calcext:value-type="float">
            <text:p>1.38406</text:p>
          </table:table-cell>
          <table:table-cell office:value-type="float" office:value="-0.354549" calcext:value-type="float">
            <text:p>-0.354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994" calcext:value-type="float">
            <text:p>6.54994</text:p>
          </table:table-cell>
          <table:table-cell office:value-type="float" office:value="9.81373" calcext:value-type="float">
            <text:p>9.81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9059" calcext:value-type="float">
            <text:p>6.39059</text:p>
          </table:table-cell>
          <table:table-cell office:value-type="float" office:value="-1.15095" calcext:value-type="float">
            <text:p>-1.1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79155" calcext:value-type="float">
            <text:p>-0.579155</text:p>
          </table:table-cell>
          <table:table-cell office:value-type="float" office:value="10.4329" calcext:value-type="float">
            <text:p>10.43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1283" calcext:value-type="float">
            <text:p>-1.81283</text:p>
          </table:table-cell>
          <table:table-cell office:value-type="float" office:value="-0.790834" calcext:value-type="float">
            <text:p>-0.7908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825" calcext:value-type="float">
            <text:p>6.10825</text:p>
          </table:table-cell>
          <table:table-cell office:value-type="float" office:value="6.25509" calcext:value-type="float">
            <text:p>6.25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1123" calcext:value-type="float">
            <text:p>9.91123</text:p>
          </table:table-cell>
          <table:table-cell office:value-type="float" office:value="-0.046199" calcext:value-type="float">
            <text:p>-0.0461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5.82169" calcext:value-type="float">
            <text:p>5.821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0933" calcext:value-type="float">
            <text:p>1.50933</text:p>
          </table:table-cell>
          <table:table-cell office:value-type="float" office:value="0.487079" calcext:value-type="float">
            <text:p>0.4870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2755" calcext:value-type="float">
            <text:p>9.62755</text:p>
          </table:table-cell>
          <table:table-cell office:value-type="float" office:value="7.0659" calcext:value-type="float">
            <text:p>7.0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8766" calcext:value-type="float">
            <text:p>10.8766</text:p>
          </table:table-cell>
          <table:table-cell office:value-type="float" office:value="0.439296" calcext:value-type="float">
            <text:p>0.439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9675" calcext:value-type="float">
            <text:p>0.849675</text:p>
          </table:table-cell>
          <table:table-cell office:value-type="float" office:value="9.88105" calcext:value-type="float">
            <text:p>9.88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8485" calcext:value-type="float">
            <text:p>1.78485</text:p>
          </table:table-cell>
          <table:table-cell office:value-type="float" office:value="-0.127609" calcext:value-type="float">
            <text:p>-0.1276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566" calcext:value-type="float">
            <text:p>5.93566</text:p>
          </table:table-cell>
          <table:table-cell office:value-type="float" office:value="6.93538" calcext:value-type="float">
            <text:p>6.935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5759" calcext:value-type="float">
            <text:p>8.45759</text:p>
          </table:table-cell>
          <table:table-cell office:value-type="float" office:value="1.71593" calcext:value-type="float">
            <text:p>1.7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6322" calcext:value-type="float">
            <text:p>0.436322</text:p>
          </table:table-cell>
          <table:table-cell office:value-type="float" office:value="5.58338" calcext:value-type="float">
            <text:p>5.58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5947" calcext:value-type="float">
            <text:p>-2.5947</text:p>
          </table:table-cell>
          <table:table-cell office:value-type="float" office:value="-1.83537" calcext:value-type="float">
            <text:p>-1.835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995" calcext:value-type="float">
            <text:p>10.0995</text:p>
          </table:table-cell>
          <table:table-cell office:value-type="float" office:value="2.31138" calcext:value-type="float">
            <text:p>2.31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985" calcext:value-type="float">
            <text:p>4.9985</text:p>
          </table:table-cell>
          <table:table-cell office:value-type="float" office:value="-0.760207" calcext:value-type="float">
            <text:p>-0.760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55933" calcext:value-type="float">
            <text:p>-0.655933</text:p>
          </table:table-cell>
          <table:table-cell office:value-type="float" office:value="11.1852" calcext:value-type="float">
            <text:p>11.18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4899" calcext:value-type="float">
            <text:p>3.04899</text:p>
          </table:table-cell>
          <table:table-cell office:value-type="float" office:value="-1.98091" calcext:value-type="float">
            <text:p>-1.980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907" calcext:value-type="float">
            <text:p>6.87907</text:p>
          </table:table-cell>
          <table:table-cell office:value-type="float" office:value="9.05554" calcext:value-type="float">
            <text:p>9.05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2933" calcext:value-type="float">
            <text:p>7.22933</text:p>
          </table:table-cell>
          <table:table-cell office:value-type="float" office:value="3.93506" calcext:value-type="float">
            <text:p>3.93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089" calcext:value-type="float">
            <text:p>1.27089</text:p>
          </table:table-cell>
          <table:table-cell office:value-type="float" office:value="7.32841" calcext:value-type="float">
            <text:p>7.328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677" calcext:value-type="float">
            <text:p>1.53677</text:p>
          </table:table-cell>
          <table:table-cell office:value-type="float" office:value="2.42169" calcext:value-type="float">
            <text:p>2.421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235" calcext:value-type="float">
            <text:p>7.81235</text:p>
          </table:table-cell>
          <table:table-cell office:value-type="float" office:value="7.67958" calcext:value-type="float">
            <text:p>7.67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4436" calcext:value-type="float">
            <text:p>9.64436</text:p>
          </table:table-cell>
          <table:table-cell office:value-type="float" office:value="-1.6511" calcext:value-type="float">
            <text:p>-1.6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5814" calcext:value-type="float">
            <text:p>-1.65814</text:p>
          </table:table-cell>
          <table:table-cell office:value-type="float" office:value="6.8076" calcext:value-type="float">
            <text:p>6.80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68874" calcext:value-type="float">
            <text:p>-0.268874</text:p>
          </table:table-cell>
          <table:table-cell office:value-type="float" office:value="-2.34666" calcext:value-type="float">
            <text:p>-2.346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823" calcext:value-type="float">
            <text:p>6.50823</text:p>
          </table:table-cell>
          <table:table-cell office:value-type="float" office:value="4.88579" calcext:value-type="float">
            <text:p>4.88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6536" calcext:value-type="float">
            <text:p>7.76536</text:p>
          </table:table-cell>
          <table:table-cell office:value-type="float" office:value="1.44761" calcext:value-type="float">
            <text:p>1.4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414" calcext:value-type="float">
            <text:p>2.80414</text:p>
          </table:table-cell>
          <table:table-cell office:value-type="float" office:value="10.6024" calcext:value-type="float">
            <text:p>10.60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52301" calcext:value-type="float">
            <text:p>5.52301</text:p>
          </table:table-cell>
          <table:table-cell office:value-type="float" office:value="1.93924" calcext:value-type="float">
            <text:p>1.939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82" calcext:value-type="float">
            <text:p>10.0082</text:p>
          </table:table-cell>
          <table:table-cell office:value-type="float" office:value="7.5426" calcext:value-type="float">
            <text:p>7.5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95" calcext:value-type="float">
            <text:p>7.695</text:p>
          </table:table-cell>
          <table:table-cell office:value-type="float" office:value="-0.907661" calcext:value-type="float">
            <text:p>-0.907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22894" calcext:value-type="float">
            <text:p>-0.522894</text:p>
          </table:table-cell>
          <table:table-cell office:value-type="float" office:value="5.64869" calcext:value-type="float">
            <text:p>5.64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81509" calcext:value-type="float">
            <text:p>-0.181509</text:p>
          </table:table-cell>
          <table:table-cell office:value-type="float" office:value="0.993791" calcext:value-type="float">
            <text:p>0.9937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36" calcext:value-type="float">
            <text:p>8.5436</text:p>
          </table:table-cell>
          <table:table-cell office:value-type="float" office:value="7.93228" calcext:value-type="float">
            <text:p>7.93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2567" calcext:value-type="float">
            <text:p>7.12567</text:p>
          </table:table-cell>
          <table:table-cell office:value-type="float" office:value="1.00688" calcext:value-type="float">
            <text:p>1.00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92513" calcext:value-type="float">
            <text:p>-3.92513</text:p>
          </table:table-cell>
          <table:table-cell office:value-type="float" office:value="4.27911" calcext:value-type="float">
            <text:p>4.27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97355" calcext:value-type="float">
            <text:p>-0.197355</text:p>
          </table:table-cell>
          <table:table-cell office:value-type="float" office:value="-0.16227" calcext:value-type="float">
            <text:p>-0.162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761" calcext:value-type="float">
            <text:p>5.7761</text:p>
          </table:table-cell>
          <table:table-cell office:value-type="float" office:value="8.63942" calcext:value-type="float">
            <text:p>8.63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248" calcext:value-type="float">
            <text:p>6.8248</text:p>
          </table:table-cell>
          <table:table-cell office:value-type="float" office:value="-2.95509" calcext:value-type="float">
            <text:p>-2.95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0785" calcext:value-type="float">
            <text:p>-2.30785</text:p>
          </table:table-cell>
          <table:table-cell office:value-type="float" office:value="2.62192" calcext:value-type="float">
            <text:p>2.62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23129" calcext:value-type="float">
            <text:p>-0.423129</text:p>
          </table:table-cell>
          <table:table-cell office:value-type="float" office:value="0.457362" calcext:value-type="float">
            <text:p>0.4573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867" calcext:value-type="float">
            <text:p>9.76867</text:p>
          </table:table-cell>
          <table:table-cell office:value-type="float" office:value="6.33691" calcext:value-type="float">
            <text:p>6.33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7299" calcext:value-type="float">
            <text:p>7.87299</text:p>
          </table:table-cell>
          <table:table-cell office:value-type="float" office:value="-1.46478" calcext:value-type="float">
            <text:p>-1.46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1951" calcext:value-type="float">
            <text:p>0.801951</text:p>
          </table:table-cell>
          <table:table-cell office:value-type="float" office:value="8.9566" calcext:value-type="float">
            <text:p>8.95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3971" calcext:value-type="float">
            <text:p>2.43971</text:p>
          </table:table-cell>
          <table:table-cell office:value-type="float" office:value="-0.218264" calcext:value-type="float">
            <text:p>-0.2182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426" calcext:value-type="float">
            <text:p>8.30426</text:p>
          </table:table-cell>
          <table:table-cell office:value-type="float" office:value="6.26709" calcext:value-type="float">
            <text:p>6.26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0025" calcext:value-type="float">
            <text:p>9.30025</text:p>
          </table:table-cell>
          <table:table-cell office:value-type="float" office:value="0.451639" calcext:value-type="float">
            <text:p>0.4516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8613" calcext:value-type="float">
            <text:p>1.48613</text:p>
          </table:table-cell>
          <table:table-cell office:value-type="float" office:value="5.06155" calcext:value-type="float">
            <text:p>5.06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391" calcext:value-type="float">
            <text:p>1.58391</text:p>
          </table:table-cell>
          <table:table-cell office:value-type="float" office:value="1.12715" calcext:value-type="float">
            <text:p>1.12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034" calcext:value-type="float">
            <text:p>9.33034</text:p>
          </table:table-cell>
          <table:table-cell office:value-type="float" office:value="6.74822" calcext:value-type="float">
            <text:p>6.74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4079" calcext:value-type="float">
            <text:p>6.74079</text:p>
          </table:table-cell>
          <table:table-cell office:value-type="float" office:value="-0.757929" calcext:value-type="float">
            <text:p>-0.757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4584" calcext:value-type="float">
            <text:p>2.34584</text:p>
          </table:table-cell>
          <table:table-cell office:value-type="float" office:value="4.7267" calcext:value-type="float">
            <text:p>4.72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4286" calcext:value-type="float">
            <text:p>-1.64286</text:p>
          </table:table-cell>
          <table:table-cell office:value-type="float" office:value="-1.01781" calcext:value-type="float">
            <text:p>-1.017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593" calcext:value-type="float">
            <text:p>11.3593</text:p>
          </table:table-cell>
          <table:table-cell office:value-type="float" office:value="10.7495" calcext:value-type="float">
            <text:p>10.7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5627" calcext:value-type="float">
            <text:p>4.65627</text:p>
          </table:table-cell>
          <table:table-cell office:value-type="float" office:value="0.717431" calcext:value-type="float">
            <text:p>0.7174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8223" calcext:value-type="float">
            <text:p>0.0678223</text:p>
          </table:table-cell>
          <table:table-cell office:value-type="float" office:value="7.15157" calcext:value-type="float">
            <text:p>7.15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03583" calcext:value-type="float">
            <text:p>-0.403583</text:p>
          </table:table-cell>
          <table:table-cell office:value-type="float" office:value="-0.732989" calcext:value-type="float">
            <text:p>-0.7329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029" calcext:value-type="float">
            <text:p>7.5029</text:p>
          </table:table-cell>
          <table:table-cell office:value-type="float" office:value="6.89098" calcext:value-type="float">
            <text:p>6.890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7071" calcext:value-type="float">
            <text:p>9.37071</text:p>
          </table:table-cell>
          <table:table-cell office:value-type="float" office:value="0.55708" calcext:value-type="float">
            <text:p>0.55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5883" calcext:value-type="float">
            <text:p>4.25883</text:p>
          </table:table-cell>
          <table:table-cell office:value-type="float" office:value="7.66303" calcext:value-type="float">
            <text:p>7.663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5308" calcext:value-type="float">
            <text:p>2.65308</text:p>
          </table:table-cell>
          <table:table-cell office:value-type="float" office:value="-0.460631" calcext:value-type="float">
            <text:p>-0.4606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9216" calcext:value-type="float">
            <text:p>4.89216</text:p>
          </table:table-cell>
          <table:table-cell office:value-type="float" office:value="6.34875" calcext:value-type="float">
            <text:p>6.34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7812" calcext:value-type="float">
            <text:p>8.37812</text:p>
          </table:table-cell>
          <table:table-cell office:value-type="float" office:value="-0.680028" calcext:value-type="float">
            <text:p>-0.680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30035" calcext:value-type="float">
            <text:p>-0.830035</text:p>
          </table:table-cell>
          <table:table-cell office:value-type="float" office:value="7.20626" calcext:value-type="float">
            <text:p>7.206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34836" calcext:value-type="float">
            <text:p>0.134836</text:p>
          </table:table-cell>
          <table:table-cell office:value-type="float" office:value="-0.443483" calcext:value-type="float">
            <text:p>-0.443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186" calcext:value-type="float">
            <text:p>9.61186</text:p>
          </table:table-cell>
          <table:table-cell office:value-type="float" office:value="7.80137" calcext:value-type="float">
            <text:p>7.80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3505" calcext:value-type="float">
            <text:p>9.53505</text:p>
          </table:table-cell>
          <table:table-cell office:value-type="float" office:value="0.667998" calcext:value-type="float">
            <text:p>0.667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7053" calcext:value-type="float">
            <text:p>-1.97053</text:p>
          </table:table-cell>
          <table:table-cell office:value-type="float" office:value="8.74447" calcext:value-type="float">
            <text:p>8.74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59444" calcext:value-type="float">
            <text:p>-0.859444</text:p>
          </table:table-cell>
          <table:table-cell office:value-type="float" office:value="-4.83755" calcext:value-type="float">
            <text:p>-4.837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926" calcext:value-type="float">
            <text:p>10.5926</text:p>
          </table:table-cell>
          <table:table-cell office:value-type="float" office:value="4.65122" calcext:value-type="float">
            <text:p>4.65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7959" calcext:value-type="float">
            <text:p>9.57959</text:p>
          </table:table-cell>
          <table:table-cell office:value-type="float" office:value="-2.19257" calcext:value-type="float">
            <text:p>-2.19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30496" calcext:value-type="float">
            <text:p>-0.330496</text:p>
          </table:table-cell>
          <table:table-cell office:value-type="float" office:value="10.8752" calcext:value-type="float">
            <text:p>10.87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621" calcext:value-type="float">
            <text:p>1.84621</text:p>
          </table:table-cell>
          <table:table-cell office:value-type="float" office:value="-0.604547" calcext:value-type="float">
            <text:p>-0.6045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505" calcext:value-type="float">
            <text:p>8.80505</text:p>
          </table:table-cell>
          <table:table-cell office:value-type="float" office:value="7.71849" calcext:value-type="float">
            <text:p>7.71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8301" calcext:value-type="float">
            <text:p>10.8301</text:p>
          </table:table-cell>
          <table:table-cell office:value-type="float" office:value="1.26964" calcext:value-type="float">
            <text:p>1.269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1752" calcext:value-type="float">
            <text:p>3.51752</text:p>
          </table:table-cell>
          <table:table-cell office:value-type="float" office:value="5.36017" calcext:value-type="float">
            <text:p>5.360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663" calcext:value-type="float">
            <text:p>2.1663</text:p>
          </table:table-cell>
          <table:table-cell office:value-type="float" office:value="1.30313" calcext:value-type="float">
            <text:p>1.303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6716" calcext:value-type="float">
            <text:p>7.36716</text:p>
          </table:table-cell>
          <table:table-cell office:value-type="float" office:value="7.96609" calcext:value-type="float">
            <text:p>7.966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8971" calcext:value-type="float">
            <text:p>8.58971</text:p>
          </table:table-cell>
          <table:table-cell office:value-type="float" office:value="0.451943" calcext:value-type="float">
            <text:p>0.451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6915" calcext:value-type="float">
            <text:p>2.36915</text:p>
          </table:table-cell>
          <table:table-cell office:value-type="float" office:value="7.29014" calcext:value-type="float">
            <text:p>7.29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83368" calcext:value-type="float">
            <text:p>-0.283368</text:p>
          </table:table-cell>
          <table:table-cell office:value-type="float" office:value="-0.199745" calcext:value-type="float">
            <text:p>-0.1997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36" calcext:value-type="float">
            <text:p>10.836</text:p>
          </table:table-cell>
          <table:table-cell office:value-type="float" office:value="8.83486" calcext:value-type="float">
            <text:p>8.83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6722" calcext:value-type="float">
            <text:p>9.76722</text:p>
          </table:table-cell>
          <table:table-cell office:value-type="float" office:value="-3.16746" calcext:value-type="float">
            <text:p>-3.16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687" calcext:value-type="float">
            <text:p>-3.0687</text:p>
          </table:table-cell>
          <table:table-cell office:value-type="float" office:value="10.4843" calcext:value-type="float">
            <text:p>10.48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6917" calcext:value-type="float">
            <text:p>-1.66917</text:p>
          </table:table-cell>
          <table:table-cell office:value-type="float" office:value="-0.77593" calcext:value-type="float">
            <text:p>-0.775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08" calcext:value-type="float">
            <text:p>10.3408</text:p>
          </table:table-cell>
          <table:table-cell office:value-type="float" office:value="8.20427" calcext:value-type="float">
            <text:p>8.2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3347" calcext:value-type="float">
            <text:p>9.53347</text:p>
          </table:table-cell>
          <table:table-cell office:value-type="float" office:value="1.54279" calcext:value-type="float">
            <text:p>1.54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9539" calcext:value-type="float">
            <text:p>5.9539</text:p>
          </table:table-cell>
          <table:table-cell office:value-type="float" office:value="10.7047" calcext:value-type="float">
            <text:p>10.70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4861" calcext:value-type="float">
            <text:p>3.64861</text:p>
          </table:table-cell>
          <table:table-cell office:value-type="float" office:value="-2.17131" calcext:value-type="float">
            <text:p>-2.17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508" calcext:value-type="float">
            <text:p>10.7508</text:p>
          </table:table-cell>
          <table:table-cell office:value-type="float" office:value="5.3146" calcext:value-type="float">
            <text:p>5.3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2884" calcext:value-type="float">
            <text:p>8.12884</text:p>
          </table:table-cell>
          <table:table-cell office:value-type="float" office:value="0.598045" calcext:value-type="float">
            <text:p>0.598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599325" calcext:value-type="float">
            <text:p>-0.0599325</text:p>
          </table:table-cell>
          <table:table-cell office:value-type="float" office:value="10.0154" calcext:value-type="float">
            <text:p>10.01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5432" calcext:value-type="float">
            <text:p>0.335432</text:p>
          </table:table-cell>
          <table:table-cell office:value-type="float" office:value="-0.145461" calcext:value-type="float">
            <text:p>-0.1454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295" calcext:value-type="float">
            <text:p>6.99295</text:p>
          </table:table-cell>
          <table:table-cell office:value-type="float" office:value="4.53347" calcext:value-type="float">
            <text:p>4.53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1982" calcext:value-type="float">
            <text:p>8.61982</text:p>
          </table:table-cell>
          <table:table-cell office:value-type="float" office:value="-4.32044" calcext:value-type="float">
            <text:p>-4.32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6594" calcext:value-type="float">
            <text:p>-0.086594</text:p>
          </table:table-cell>
          <table:table-cell office:value-type="float" office:value="8.05457" calcext:value-type="float">
            <text:p>8.054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91039" calcext:value-type="float">
            <text:p>0.591039</text:p>
          </table:table-cell>
          <table:table-cell office:value-type="float" office:value="-0.691381" calcext:value-type="float">
            <text:p>-0.6913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4819" calcext:value-type="float">
            <text:p>9.14819</text:p>
          </table:table-cell>
          <table:table-cell office:value-type="float" office:value="5.50987" calcext:value-type="float">
            <text:p>5.50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3552" calcext:value-type="float">
            <text:p>5.73552</text:p>
          </table:table-cell>
          <table:table-cell office:value-type="float" office:value="-2.17839" calcext:value-type="float">
            <text:p>-2.178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37721" calcext:value-type="float">
            <text:p>0.0437721</text:p>
          </table:table-cell>
          <table:table-cell office:value-type="float" office:value="11.4808" calcext:value-type="float">
            <text:p>11.48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2564" calcext:value-type="float">
            <text:p>0.452564</text:p>
          </table:table-cell>
          <table:table-cell office:value-type="float" office:value="2.1635" calcext:value-type="float">
            <text:p>2.16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085" calcext:value-type="float">
            <text:p>8.84085</text:p>
          </table:table-cell>
          <table:table-cell office:value-type="float" office:value="9.49512" calcext:value-type="float">
            <text:p>9.49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5936" calcext:value-type="float">
            <text:p>7.45936</text:p>
          </table:table-cell>
          <table:table-cell office:value-type="float" office:value="-1.9278" calcext:value-type="float">
            <text:p>-1.9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1053" calcext:value-type="float">
            <text:p>2.01053</text:p>
          </table:table-cell>
          <table:table-cell office:value-type="float" office:value="10.2661" calcext:value-type="float">
            <text:p>10.26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0777" calcext:value-type="float">
            <text:p>1.80777</text:p>
          </table:table-cell>
          <table:table-cell office:value-type="float" office:value="-0.667409" calcext:value-type="float">
            <text:p>-0.6674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862" calcext:value-type="float">
            <text:p>8.30862</text:p>
          </table:table-cell>
          <table:table-cell office:value-type="float" office:value="8.36246" calcext:value-type="float">
            <text:p>8.36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1224" calcext:value-type="float">
            <text:p>9.51224</text:p>
          </table:table-cell>
          <table:table-cell office:value-type="float" office:value="-2.29144" calcext:value-type="float">
            <text:p>-2.29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7882" calcext:value-type="float">
            <text:p>1.57882</text:p>
          </table:table-cell>
          <table:table-cell office:value-type="float" office:value="12.2263" calcext:value-type="float">
            <text:p>12.22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05546" calcext:value-type="float">
            <text:p>0.605546</text:p>
          </table:table-cell>
          <table:table-cell office:value-type="float" office:value="0.0254962" calcext:value-type="float">
            <text:p>0.02549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22" calcext:value-type="float">
            <text:p>7.1322</text:p>
          </table:table-cell>
          <table:table-cell office:value-type="float" office:value="9.57351" calcext:value-type="float">
            <text:p>9.57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0811" calcext:value-type="float">
            <text:p>10.0811</text:p>
          </table:table-cell>
          <table:table-cell office:value-type="float" office:value="-2.67391" calcext:value-type="float">
            <text:p>-2.673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92926" calcext:value-type="float">
            <text:p>-0.192926</text:p>
          </table:table-cell>
          <table:table-cell office:value-type="float" office:value="8.04723" calcext:value-type="float">
            <text:p>8.047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37413" calcext:value-type="float">
            <text:p>-3.37413</text:p>
          </table:table-cell>
          <table:table-cell office:value-type="float" office:value="0.356287" calcext:value-type="float">
            <text:p>0.3562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761" calcext:value-type="float">
            <text:p>8.72761</text:p>
          </table:table-cell>
          <table:table-cell office:value-type="float" office:value="9.78502" calcext:value-type="float">
            <text:p>9.785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9055" calcext:value-type="float">
            <text:p>9.09055</text:p>
          </table:table-cell>
          <table:table-cell office:value-type="float" office:value="1.36367" calcext:value-type="float">
            <text:p>1.36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42522" calcext:value-type="float">
            <text:p>-3.42522</text:p>
          </table:table-cell>
          <table:table-cell office:value-type="float" office:value="6.78124" calcext:value-type="float">
            <text:p>6.78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3166" calcext:value-type="float">
            <text:p>-3.63166</text:p>
          </table:table-cell>
          <table:table-cell office:value-type="float" office:value="2.83141" calcext:value-type="float">
            <text:p>2.831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566" calcext:value-type="float">
            <text:p>7.30566</text:p>
          </table:table-cell>
          <table:table-cell office:value-type="float" office:value="5.542" calcext:value-type="float">
            <text:p>5.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6863" calcext:value-type="float">
            <text:p>4.86863</text:p>
          </table:table-cell>
          <table:table-cell office:value-type="float" office:value="-1.94364" calcext:value-type="float">
            <text:p>-1.94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407" calcext:value-type="float">
            <text:p>2.43407</text:p>
          </table:table-cell>
          <table:table-cell office:value-type="float" office:value="7.86683" calcext:value-type="float">
            <text:p>7.86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9393" calcext:value-type="float">
            <text:p>3.69393</text:p>
          </table:table-cell>
          <table:table-cell office:value-type="float" office:value="2.64975" calcext:value-type="float">
            <text:p>2.649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021" calcext:value-type="float">
            <text:p>7.98021</text:p>
          </table:table-cell>
          <table:table-cell office:value-type="float" office:value="8.3726" calcext:value-type="float">
            <text:p>8.3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5973" calcext:value-type="float">
            <text:p>5.35973</text:p>
          </table:table-cell>
          <table:table-cell office:value-type="float" office:value="0.813529" calcext:value-type="float">
            <text:p>0.813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9024" calcext:value-type="float">
            <text:p>0.269024</text:p>
          </table:table-cell>
          <table:table-cell office:value-type="float" office:value="4.25937" calcext:value-type="float">
            <text:p>4.25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5889" calcext:value-type="float">
            <text:p>-0.155889</text:p>
          </table:table-cell>
          <table:table-cell office:value-type="float" office:value="-1.48842" calcext:value-type="float">
            <text:p>-1.488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823" calcext:value-type="float">
            <text:p>6.5823</text:p>
          </table:table-cell>
          <table:table-cell office:value-type="float" office:value="9.24782" calcext:value-type="float">
            <text:p>9.24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5599" calcext:value-type="float">
            <text:p>11.5599</text:p>
          </table:table-cell>
          <table:table-cell office:value-type="float" office:value="-0.981872" calcext:value-type="float">
            <text:p>-0.981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139" calcext:value-type="float">
            <text:p>1.42139</text:p>
          </table:table-cell>
          <table:table-cell office:value-type="float" office:value="9.51971" calcext:value-type="float">
            <text:p>9.51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9104" calcext:value-type="float">
            <text:p>3.89104</text:p>
          </table:table-cell>
          <table:table-cell office:value-type="float" office:value="-0.0821235" calcext:value-type="float">
            <text:p>-0.0821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857" calcext:value-type="float">
            <text:p>6.62857</text:p>
          </table:table-cell>
          <table:table-cell office:value-type="float" office:value="7.66298" calcext:value-type="float">
            <text:p>7.66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7181" calcext:value-type="float">
            <text:p>11.7181</text:p>
          </table:table-cell>
          <table:table-cell office:value-type="float" office:value="-1.28565" calcext:value-type="float">
            <text:p>-1.285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64386" calcext:value-type="float">
            <text:p>-0.464386</text:p>
          </table:table-cell>
          <table:table-cell office:value-type="float" office:value="10.2887" calcext:value-type="float">
            <text:p>10.2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2976" calcext:value-type="float">
            <text:p>4.2976</text:p>
          </table:table-cell>
          <table:table-cell office:value-type="float" office:value="3.00754" calcext:value-type="float">
            <text:p>3.007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491" calcext:value-type="float">
            <text:p>6.77491</text:p>
          </table:table-cell>
          <table:table-cell office:value-type="float" office:value="6.00527" calcext:value-type="float">
            <text:p>6.005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4296" calcext:value-type="float">
            <text:p>6.34296</text:p>
          </table:table-cell>
          <table:table-cell office:value-type="float" office:value="-1.71367" calcext:value-type="float">
            <text:p>-1.71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44824" calcext:value-type="float">
            <text:p>-0.344824</text:p>
          </table:table-cell>
          <table:table-cell office:value-type="float" office:value="6.47128" calcext:value-type="float">
            <text:p>6.47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30494" calcext:value-type="float">
            <text:p>-0.330494</text:p>
          </table:table-cell>
          <table:table-cell office:value-type="float" office:value="2.99032" calcext:value-type="float">
            <text:p>2.990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97" calcext:value-type="float">
            <text:p>8.0897</text:p>
          </table:table-cell>
          <table:table-cell office:value-type="float" office:value="8.89156" calcext:value-type="float">
            <text:p>8.89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2839" calcext:value-type="float">
            <text:p>6.92839</text:p>
          </table:table-cell>
          <table:table-cell office:value-type="float" office:value="-1.25478" calcext:value-type="float">
            <text:p>-1.25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2782" calcext:value-type="float">
            <text:p>-1.72782</text:p>
          </table:table-cell>
          <table:table-cell office:value-type="float" office:value="8.1526" calcext:value-type="float">
            <text:p>8.1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4685" calcext:value-type="float">
            <text:p>-1.14685</text:p>
          </table:table-cell>
          <table:table-cell office:value-type="float" office:value="-1.27747" calcext:value-type="float">
            <text:p>-1.277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785" calcext:value-type="float">
            <text:p>6.01785</text:p>
          </table:table-cell>
          <table:table-cell office:value-type="float" office:value="8.55247" calcext:value-type="float">
            <text:p>8.55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1527" calcext:value-type="float">
            <text:p>7.81527</text:p>
          </table:table-cell>
          <table:table-cell office:value-type="float" office:value="-0.314011" calcext:value-type="float">
            <text:p>-0.314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95003" calcext:value-type="float">
            <text:p>-4.95003</text:p>
          </table:table-cell>
          <table:table-cell office:value-type="float" office:value="9.03535" calcext:value-type="float">
            <text:p>9.0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15781" calcext:value-type="float">
            <text:p>-0.315781</text:p>
          </table:table-cell>
          <table:table-cell office:value-type="float" office:value="-0.844055" calcext:value-type="float">
            <text:p>-0.8440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169" calcext:value-type="float">
            <text:p>7.47169</text:p>
          </table:table-cell>
          <table:table-cell office:value-type="float" office:value="11.3645" calcext:value-type="float">
            <text:p>11.3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6505" calcext:value-type="float">
            <text:p>6.86505</text:p>
          </table:table-cell>
          <table:table-cell office:value-type="float" office:value="4.06328" calcext:value-type="float">
            <text:p>4.06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369" calcext:value-type="float">
            <text:p>1.09369</text:p>
          </table:table-cell>
          <table:table-cell office:value-type="float" office:value="6.56597" calcext:value-type="float">
            <text:p>6.565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8817" calcext:value-type="float">
            <text:p>2.78817</text:p>
          </table:table-cell>
          <table:table-cell office:value-type="float" office:value="1.31276" calcext:value-type="float">
            <text:p>1.312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765" calcext:value-type="float">
            <text:p>8.68765</text:p>
          </table:table-cell>
          <table:table-cell office:value-type="float" office:value="6.90464" calcext:value-type="float">
            <text:p>6.90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5195" calcext:value-type="float">
            <text:p>9.55195</text:p>
          </table:table-cell>
          <table:table-cell office:value-type="float" office:value="-2.2979" calcext:value-type="float">
            <text:p>-2.2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273" calcext:value-type="float">
            <text:p>0.874273</text:p>
          </table:table-cell>
          <table:table-cell office:value-type="float" office:value="6.17967" calcext:value-type="float">
            <text:p>6.17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0139" calcext:value-type="float">
            <text:p>0.140139</text:p>
          </table:table-cell>
          <table:table-cell office:value-type="float" office:value="1.03913" calcext:value-type="float">
            <text:p>1.03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833" calcext:value-type="float">
            <text:p>8.23833</text:p>
          </table:table-cell>
          <table:table-cell office:value-type="float" office:value="7.56372" calcext:value-type="float">
            <text:p>7.56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6702" calcext:value-type="float">
            <text:p>8.66702</text:p>
          </table:table-cell>
          <table:table-cell office:value-type="float" office:value="-2.9975" calcext:value-type="float">
            <text:p>-2.9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4651" calcext:value-type="float">
            <text:p>-1.04651</text:p>
          </table:table-cell>
          <table:table-cell office:value-type="float" office:value="3.86347" calcext:value-type="float">
            <text:p>3.863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69138" calcext:value-type="float">
            <text:p>-0.369138</text:p>
          </table:table-cell>
          <table:table-cell office:value-type="float" office:value="-1.54487" calcext:value-type="float">
            <text:p>-1.544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656" calcext:value-type="float">
            <text:p>11.1656</text:p>
          </table:table-cell>
          <table:table-cell office:value-type="float" office:value="8.39682" calcext:value-type="float">
            <text:p>8.39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8789" calcext:value-type="float">
            <text:p>7.18789</text:p>
          </table:table-cell>
          <table:table-cell office:value-type="float" office:value="-2.27009" calcext:value-type="float">
            <text:p>-2.27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243601" calcext:value-type="float">
            <text:p>-0.0243601</text:p>
          </table:table-cell>
          <table:table-cell office:value-type="float" office:value="9.58239" calcext:value-type="float">
            <text:p>9.58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3137" calcext:value-type="float">
            <text:p>2.83137</text:p>
          </table:table-cell>
          <table:table-cell office:value-type="float" office:value="-3.74426" calcext:value-type="float">
            <text:p>-3.744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475" calcext:value-type="float">
            <text:p>12.1475</text:p>
          </table:table-cell>
          <table:table-cell office:value-type="float" office:value="10.1248" calcext:value-type="float">
            <text:p>10.12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0794" calcext:value-type="float">
            <text:p>8.30794</text:p>
          </table:table-cell>
          <table:table-cell office:value-type="float" office:value="-2.3976" calcext:value-type="float">
            <text:p>-2.3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75475" calcext:value-type="float">
            <text:p>-0.375475</text:p>
          </table:table-cell>
          <table:table-cell office:value-type="float" office:value="9.86394" calcext:value-type="float">
            <text:p>9.86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2322" calcext:value-type="float">
            <text:p>0.782322</text:p>
          </table:table-cell>
          <table:table-cell office:value-type="float" office:value="-2.0979" calcext:value-type="float">
            <text:p>-2.09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824" calcext:value-type="float">
            <text:p>7.79824</text:p>
          </table:table-cell>
          <table:table-cell office:value-type="float" office:value="4.08769" calcext:value-type="float">
            <text:p>4.08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7813" calcext:value-type="float">
            <text:p>4.97813</text:p>
          </table:table-cell>
          <table:table-cell office:value-type="float" office:value="0.126048" calcext:value-type="float">
            <text:p>0.1260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483" calcext:value-type="float">
            <text:p>-1.75483</text:p>
          </table:table-cell>
          <table:table-cell office:value-type="float" office:value="8.67526" calcext:value-type="float">
            <text:p>8.67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34943" calcext:value-type="float">
            <text:p>-0.534943</text:p>
          </table:table-cell>
          <table:table-cell office:value-type="float" office:value="1.48811" calcext:value-type="float">
            <text:p>1.48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572" calcext:value-type="float">
            <text:p>6.02572</text:p>
          </table:table-cell>
          <table:table-cell office:value-type="float" office:value="8.8846" calcext:value-type="float">
            <text:p>8.8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5395" calcext:value-type="float">
            <text:p>11.5395</text:p>
          </table:table-cell>
          <table:table-cell office:value-type="float" office:value="-1.76555" calcext:value-type="float">
            <text:p>-1.765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706" calcext:value-type="float">
            <text:p>5.27706</text:p>
          </table:table-cell>
          <table:table-cell office:value-type="float" office:value="7.20587" calcext:value-type="float">
            <text:p>7.205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75366" calcext:value-type="float">
            <text:p>-0.975366</text:p>
          </table:table-cell>
          <table:table-cell office:value-type="float" office:value="-1.21564" calcext:value-type="float">
            <text:p>-1.21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28" calcext:value-type="float">
            <text:p>10.028</text:p>
          </table:table-cell>
          <table:table-cell office:value-type="float" office:value="12.6536" calcext:value-type="float">
            <text:p>12.6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7074" calcext:value-type="float">
            <text:p>8.57074</text:p>
          </table:table-cell>
          <table:table-cell office:value-type="float" office:value="-2.74617" calcext:value-type="float">
            <text:p>-2.746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76468" calcext:value-type="float">
            <text:p>-0.276468</text:p>
          </table:table-cell>
          <table:table-cell office:value-type="float" office:value="7.23476" calcext:value-type="float">
            <text:p>7.234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773" calcext:value-type="float">
            <text:p>1.53773</text:p>
          </table:table-cell>
          <table:table-cell office:value-type="float" office:value="-1.12042" calcext:value-type="float">
            <text:p>-1.12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239" calcext:value-type="float">
            <text:p>10.3239</text:p>
          </table:table-cell>
          <table:table-cell office:value-type="float" office:value="10.8874" calcext:value-type="float">
            <text:p>10.8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5776" calcext:value-type="float">
            <text:p>9.45776</text:p>
          </table:table-cell>
          <table:table-cell office:value-type="float" office:value="-3.38854" calcext:value-type="float">
            <text:p>-3.38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3217" calcext:value-type="float">
            <text:p>-3.03217</text:p>
          </table:table-cell>
          <table:table-cell office:value-type="float" office:value="8.1515" calcext:value-type="float">
            <text:p>8.1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58948" calcext:value-type="float">
            <text:p>-0.858948</text:p>
          </table:table-cell>
          <table:table-cell office:value-type="float" office:value="-0.977285" calcext:value-type="float">
            <text:p>-0.9772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465" calcext:value-type="float">
            <text:p>10.2465</text:p>
          </table:table-cell>
          <table:table-cell office:value-type="float" office:value="8.48935" calcext:value-type="float">
            <text:p>8.48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2427" calcext:value-type="float">
            <text:p>9.82427</text:p>
          </table:table-cell>
          <table:table-cell office:value-type="float" office:value="-1.81787" calcext:value-type="float">
            <text:p>-1.81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25719" calcext:value-type="float">
            <text:p>-0.925719</text:p>
          </table:table-cell>
          <table:table-cell office:value-type="float" office:value="8.5047" calcext:value-type="float">
            <text:p>8.50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0031" calcext:value-type="float">
            <text:p>0.830031</text:p>
          </table:table-cell>
          <table:table-cell office:value-type="float" office:value="2.89861" calcext:value-type="float">
            <text:p>2.898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0946" calcext:value-type="float">
            <text:p>9.40946</text:p>
          </table:table-cell>
          <table:table-cell office:value-type="float" office:value="5.46356" calcext:value-type="float">
            <text:p>5.46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6677" calcext:value-type="float">
            <text:p>7.66677</text:p>
          </table:table-cell>
          <table:table-cell office:value-type="float" office:value="-0.885902" calcext:value-type="float">
            <text:p>-0.885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0127" calcext:value-type="float">
            <text:p>-2.00127</text:p>
          </table:table-cell>
          <table:table-cell office:value-type="float" office:value="8.2674" calcext:value-type="float">
            <text:p>8.26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7237" calcext:value-type="float">
            <text:p>0.857237</text:p>
          </table:table-cell>
          <table:table-cell office:value-type="float" office:value="-2.12878" calcext:value-type="float">
            <text:p>-2.128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78" calcext:value-type="float">
            <text:p>4.3978</text:p>
          </table:table-cell>
          <table:table-cell office:value-type="float" office:value="10.9913" calcext:value-type="float">
            <text:p>10.99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3836" calcext:value-type="float">
            <text:p>8.03836</text:p>
          </table:table-cell>
          <table:table-cell office:value-type="float" office:value="-0.478222" calcext:value-type="float">
            <text:p>-0.478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6836" calcext:value-type="float">
            <text:p>-1.26836</text:p>
          </table:table-cell>
          <table:table-cell office:value-type="float" office:value="7.93758" calcext:value-type="float">
            <text:p>7.937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6975" calcext:value-type="float">
            <text:p>0.786975</text:p>
          </table:table-cell>
          <table:table-cell office:value-type="float" office:value="-1.29328" calcext:value-type="float">
            <text:p>-1.293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9691" calcext:value-type="float">
            <text:p>8.09691</text:p>
          </table:table-cell>
          <table:table-cell office:value-type="float" office:value="7.99308" calcext:value-type="float">
            <text:p>7.99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7236" calcext:value-type="float">
            <text:p>6.97236</text:p>
          </table:table-cell>
          <table:table-cell office:value-type="float" office:value="-1.97714" calcext:value-type="float">
            <text:p>-1.9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72495" calcext:value-type="float">
            <text:p>-0.672495</text:p>
          </table:table-cell>
          <table:table-cell office:value-type="float" office:value="9.01256" calcext:value-type="float">
            <text:p>9.01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31616" calcext:value-type="float">
            <text:p>-0.331616</text:p>
          </table:table-cell>
          <table:table-cell office:value-type="float" office:value="1.45299" calcext:value-type="float">
            <text:p>1.452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247" calcext:value-type="float">
            <text:p>10.2247</text:p>
          </table:table-cell>
          <table:table-cell office:value-type="float" office:value="10.1124" calcext:value-type="float">
            <text:p>10.1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5733" calcext:value-type="float">
            <text:p>8.45733</text:p>
          </table:table-cell>
          <table:table-cell office:value-type="float" office:value="0.703492" calcext:value-type="float">
            <text:p>0.7034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6802" calcext:value-type="float">
            <text:p>-2.56802</text:p>
          </table:table-cell>
          <table:table-cell office:value-type="float" office:value="6.55961" calcext:value-type="float">
            <text:p>6.559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573" calcext:value-type="float">
            <text:p>1.4573</text:p>
          </table:table-cell>
          <table:table-cell office:value-type="float" office:value="0.291004" calcext:value-type="float">
            <text:p>0.2910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269" calcext:value-type="float">
            <text:p>11.2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1588" calcext:value-type="float">
            <text:p>11.1588</text:p>
          </table:table-cell>
          <table:table-cell office:value-type="float" office:value="1.13831" calcext:value-type="float">
            <text:p>1.13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98278" calcext:value-type="float">
            <text:p>-0.798278</text:p>
          </table:table-cell>
          <table:table-cell office:value-type="float" office:value="7.41807" calcext:value-type="float">
            <text:p>7.41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61925" calcext:value-type="float">
            <text:p>0.661925</text:p>
          </table:table-cell>
          <table:table-cell office:value-type="float" office:value="1.81805" calcext:value-type="float">
            <text:p>1.818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1638" calcext:value-type="float">
            <text:p>4.21638</text:p>
          </table:table-cell>
          <table:table-cell office:value-type="float" office:value="6.42039" calcext:value-type="float">
            <text:p>6.42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4953" calcext:value-type="float">
            <text:p>5.44953</text:p>
          </table:table-cell>
          <table:table-cell office:value-type="float" office:value="-1.72942" calcext:value-type="float">
            <text:p>-1.72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2104" calcext:value-type="float">
            <text:p>-2.32104</text:p>
          </table:table-cell>
          <table:table-cell office:value-type="float" office:value="8.87427" calcext:value-type="float">
            <text:p>8.87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7409" calcext:value-type="float">
            <text:p>1.97409</text:p>
          </table:table-cell>
          <table:table-cell office:value-type="float" office:value="1.79215" calcext:value-type="float">
            <text:p>1.792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116" calcext:value-type="float">
            <text:p>9.95116</text:p>
          </table:table-cell>
          <table:table-cell office:value-type="float" office:value="8.86836" calcext:value-type="float">
            <text:p>8.86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2462" calcext:value-type="float">
            <text:p>5.52462</text:p>
          </table:table-cell>
          <table:table-cell office:value-type="float" office:value="-0.600816" calcext:value-type="float">
            <text:p>-0.600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16528" calcext:value-type="float">
            <text:p>-4.16528</text:p>
          </table:table-cell>
          <table:table-cell office:value-type="float" office:value="9.01517" calcext:value-type="float">
            <text:p>9.01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4233" calcext:value-type="float">
            <text:p>-3.04233</text:p>
          </table:table-cell>
          <table:table-cell office:value-type="float" office:value="-0.232775" calcext:value-type="float">
            <text:p>-0.2327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975" calcext:value-type="float">
            <text:p>9.86975</text:p>
          </table:table-cell>
          <table:table-cell office:value-type="float" office:value="9.15925" calcext:value-type="float">
            <text:p>9.15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0778" calcext:value-type="float">
            <text:p>9.10778</text:p>
          </table:table-cell>
          <table:table-cell office:value-type="float" office:value="4.93236" calcext:value-type="float">
            <text:p>4.932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742" calcext:value-type="float">
            <text:p>-1.7742</text:p>
          </table:table-cell>
          <table:table-cell office:value-type="float" office:value="9.2581" calcext:value-type="float">
            <text:p>9.2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3684" calcext:value-type="float">
            <text:p>0.753684</text:p>
          </table:table-cell>
          <table:table-cell office:value-type="float" office:value="1.22716" calcext:value-type="float">
            <text:p>1.227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302" calcext:value-type="float">
            <text:p>5.72302</text:p>
          </table:table-cell>
          <table:table-cell office:value-type="float" office:value="7.09301" calcext:value-type="float">
            <text:p>7.09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8462" calcext:value-type="float">
            <text:p>7.88462</text:p>
          </table:table-cell>
          <table:table-cell office:value-type="float" office:value="-4.14971" calcext:value-type="float">
            <text:p>-4.149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86717" calcext:value-type="float">
            <text:p>-0.886717</text:p>
          </table:table-cell>
          <table:table-cell office:value-type="float" office:value="6.43231" calcext:value-type="float">
            <text:p>6.43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9285" calcext:value-type="float">
            <text:p>1.39285</text:p>
          </table:table-cell>
          <table:table-cell office:value-type="float" office:value="1.50001" calcext:value-type="float">
            <text:p>1.500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057" calcext:value-type="float">
            <text:p>10.1057</text:p>
          </table:table-cell>
          <table:table-cell office:value-type="float" office:value="6.25801" calcext:value-type="float">
            <text:p>6.258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514" calcext:value-type="float">
            <text:p>8.1514</text:p>
          </table:table-cell>
          <table:table-cell office:value-type="float" office:value="1.17556" calcext:value-type="float">
            <text:p>1.17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3976" calcext:value-type="float">
            <text:p>-4.73976</text:p>
          </table:table-cell>
          <table:table-cell office:value-type="float" office:value="8.22343" calcext:value-type="float">
            <text:p>8.22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6567" calcext:value-type="float">
            <text:p>-0.826567</text:p>
          </table:table-cell>
          <table:table-cell office:value-type="float" office:value="1.74523" calcext:value-type="float">
            <text:p>1.745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73" calcext:value-type="float">
            <text:p>6.5473</text:p>
          </table:table-cell>
          <table:table-cell office:value-type="float" office:value="2.07281" calcext:value-type="float">
            <text:p>2.07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8373" calcext:value-type="float">
            <text:p>5.68373</text:p>
          </table:table-cell>
          <table:table-cell office:value-type="float" office:value="1.32028" calcext:value-type="float">
            <text:p>1.32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305" calcext:value-type="float">
            <text:p>-2.6305</text:p>
          </table:table-cell>
          <table:table-cell office:value-type="float" office:value="4.71448" calcext:value-type="float">
            <text:p>4.714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6655" calcext:value-type="float">
            <text:p>-3.86655</text:p>
          </table:table-cell>
          <table:table-cell office:value-type="float" office:value="-2.76241" calcext:value-type="float">
            <text:p>-2.762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1972" calcext:value-type="float">
            <text:p>6.51972</text:p>
          </table:table-cell>
          <table:table-cell office:value-type="float" office:value="7.66828" calcext:value-type="float">
            <text:p>7.66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901" calcext:value-type="float">
            <text:p>7.5901</text:p>
          </table:table-cell>
          <table:table-cell office:value-type="float" office:value="0.0515528" calcext:value-type="float">
            <text:p>0.0515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475" calcext:value-type="float">
            <text:p>1.95475</text:p>
          </table:table-cell>
          <table:table-cell office:value-type="float" office:value="8.76791" calcext:value-type="float">
            <text:p>8.76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0322" calcext:value-type="float">
            <text:p>2.30322</text:p>
          </table:table-cell>
          <table:table-cell office:value-type="float" office:value="-1.77192" calcext:value-type="float">
            <text:p>-1.771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537" calcext:value-type="float">
            <text:p>8.52537</text:p>
          </table:table-cell>
          <table:table-cell office:value-type="float" office:value="8.8748" calcext:value-type="float">
            <text:p>8.8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7804" calcext:value-type="float">
            <text:p>8.57804</text:p>
          </table:table-cell>
          <table:table-cell office:value-type="float" office:value="-2.23984" calcext:value-type="float">
            <text:p>-2.23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378" calcext:value-type="float">
            <text:p>2.37378</text:p>
          </table:table-cell>
          <table:table-cell office:value-type="float" office:value="8.6434" calcext:value-type="float">
            <text:p>8.64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724" calcext:value-type="float">
            <text:p>1.6724</text:p>
          </table:table-cell>
          <table:table-cell office:value-type="float" office:value="0.47212" calcext:value-type="float">
            <text:p>0.472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802" calcext:value-type="float">
            <text:p>11.8802</text:p>
          </table:table-cell>
          <table:table-cell office:value-type="float" office:value="5.98323" calcext:value-type="float">
            <text:p>5.983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2804" calcext:value-type="float">
            <text:p>2.72804</text:p>
          </table:table-cell>
          <table:table-cell office:value-type="float" office:value="-1.21577" calcext:value-type="float">
            <text:p>-1.21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4304" calcext:value-type="float">
            <text:p>-2.04304</text:p>
          </table:table-cell>
          <table:table-cell office:value-type="float" office:value="4.3212" calcext:value-type="float">
            <text:p>4.32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7073" calcext:value-type="float">
            <text:p>-0.157073</text:p>
          </table:table-cell>
          <table:table-cell office:value-type="float" office:value="1.84183" calcext:value-type="float">
            <text:p>1.841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16" calcext:value-type="float">
            <text:p>10.6516</text:p>
          </table:table-cell>
          <table:table-cell office:value-type="float" office:value="6.84141" calcext:value-type="float">
            <text:p>6.84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5025" calcext:value-type="float">
            <text:p>9.55025</text:p>
          </table:table-cell>
          <table:table-cell office:value-type="float" office:value="-1.22612" calcext:value-type="float">
            <text:p>-1.22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9354" calcext:value-type="float">
            <text:p>5.29354</text:p>
          </table:table-cell>
          <table:table-cell office:value-type="float" office:value="7.8037" calcext:value-type="float">
            <text:p>7.80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9762" calcext:value-type="float">
            <text:p>-1.69762</text:p>
          </table:table-cell>
          <table:table-cell office:value-type="float" office:value="1.92191" calcext:value-type="float">
            <text:p>1.921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8235" calcext:value-type="float">
            <text:p>9.08235</text:p>
          </table:table-cell>
          <table:table-cell office:value-type="float" office:value="2.91214" calcext:value-type="float">
            <text:p>2.912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8252" calcext:value-type="float">
            <text:p>6.58252</text:p>
          </table:table-cell>
          <table:table-cell office:value-type="float" office:value="3.31195" calcext:value-type="float">
            <text:p>3.31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0085" calcext:value-type="float">
            <text:p>-2.40085</text:p>
          </table:table-cell>
          <table:table-cell office:value-type="float" office:value="6.4237" calcext:value-type="float">
            <text:p>6.42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854" calcext:value-type="float">
            <text:p>-2.0854</text:p>
          </table:table-cell>
          <table:table-cell office:value-type="float" office:value="0.0964326" calcext:value-type="float">
            <text:p>0.09643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808" calcext:value-type="float">
            <text:p>6.77808</text:p>
          </table:table-cell>
          <table:table-cell office:value-type="float" office:value="7.15448" calcext:value-type="float">
            <text:p>7.15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933" calcext:value-type="float">
            <text:p>8.9933</text:p>
          </table:table-cell>
          <table:table-cell office:value-type="float" office:value="-3.80715" calcext:value-type="float">
            <text:p>-3.80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902" calcext:value-type="float">
            <text:p>-2.1902</text:p>
          </table:table-cell>
          <table:table-cell office:value-type="float" office:value="8.14352" calcext:value-type="float">
            <text:p>8.14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8635" calcext:value-type="float">
            <text:p>2.68635</text:p>
          </table:table-cell>
          <table:table-cell office:value-type="float" office:value="4.60259" calcext:value-type="float">
            <text:p>4.602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98" calcext:value-type="float">
            <text:p>8.7698</text:p>
          </table:table-cell>
          <table:table-cell office:value-type="float" office:value="10.0919" calcext:value-type="float">
            <text:p>10.0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93" calcext:value-type="float">
            <text:p>10.193</text:p>
          </table:table-cell>
          <table:table-cell office:value-type="float" office:value="1.51938" calcext:value-type="float">
            <text:p>1.51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0203" calcext:value-type="float">
            <text:p>0.890203</text:p>
          </table:table-cell>
          <table:table-cell office:value-type="float" office:value="7.12201" calcext:value-type="float">
            <text:p>7.122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2807" calcext:value-type="float">
            <text:p>3.12807</text:p>
          </table:table-cell>
          <table:table-cell office:value-type="float" office:value="-0.929913" calcext:value-type="float">
            <text:p>-0.929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008" calcext:value-type="float">
            <text:p>10.6008</text:p>
          </table:table-cell>
          <table:table-cell office:value-type="float" office:value="6.8102" calcext:value-type="float">
            <text:p>6.8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972" calcext:value-type="float">
            <text:p>10.4972</text:p>
          </table:table-cell>
          <table:table-cell office:value-type="float" office:value="2.35295" calcext:value-type="float">
            <text:p>2.35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3203" calcext:value-type="float">
            <text:p>-2.63203</text:p>
          </table:table-cell>
          <table:table-cell office:value-type="float" office:value="10.8567" calcext:value-type="float">
            <text:p>10.85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7511" calcext:value-type="float">
            <text:p>-3.7511</text:p>
          </table:table-cell>
          <table:table-cell office:value-type="float" office:value="0.970757" calcext:value-type="float">
            <text:p>0.9707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262" calcext:value-type="float">
            <text:p>6.02262</text:p>
          </table:table-cell>
          <table:table-cell office:value-type="float" office:value="9.92415" calcext:value-type="float">
            <text:p>9.92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6464" calcext:value-type="float">
            <text:p>9.36464</text:p>
          </table:table-cell>
          <table:table-cell office:value-type="float" office:value="-2.31862" calcext:value-type="float">
            <text:p>-2.31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6732" calcext:value-type="float">
            <text:p>-1.96732</text:p>
          </table:table-cell>
          <table:table-cell office:value-type="float" office:value="9.82856" calcext:value-type="float">
            <text:p>9.828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6027" calcext:value-type="float">
            <text:p>0.786027</text:p>
          </table:table-cell>
          <table:table-cell office:value-type="float" office:value="-2.77921" calcext:value-type="float">
            <text:p>-2.779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875" calcext:value-type="float">
            <text:p>7.88875</text:p>
          </table:table-cell>
          <table:table-cell office:value-type="float" office:value="8.56865" calcext:value-type="float">
            <text:p>8.568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0604" calcext:value-type="float">
            <text:p>7.60604</text:p>
          </table:table-cell>
          <table:table-cell office:value-type="float" office:value="-0.328222" calcext:value-type="float">
            <text:p>-0.328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6545" calcext:value-type="float">
            <text:p>-0.556545</text:p>
          </table:table-cell>
          <table:table-cell office:value-type="float" office:value="5.73867" calcext:value-type="float">
            <text:p>5.738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7769" calcext:value-type="float">
            <text:p>1.77769</text:p>
          </table:table-cell>
          <table:table-cell office:value-type="float" office:value="-0.973635" calcext:value-type="float">
            <text:p>-0.9736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609" calcext:value-type="float">
            <text:p>8.88609</text:p>
          </table:table-cell>
          <table:table-cell office:value-type="float" office:value="8.12866" calcext:value-type="float">
            <text:p>8.12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5508" calcext:value-type="float">
            <text:p>5.15508</text:p>
          </table:table-cell>
          <table:table-cell office:value-type="float" office:value="-1.78082" calcext:value-type="float">
            <text:p>-1.78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4429" calcext:value-type="float">
            <text:p>3.14429</text:p>
          </table:table-cell>
          <table:table-cell office:value-type="float" office:value="8.93471" calcext:value-type="float">
            <text:p>8.934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1363" calcext:value-type="float">
            <text:p>-1.51363</text:p>
          </table:table-cell>
          <table:table-cell office:value-type="float" office:value="0.469414" calcext:value-type="float">
            <text:p>0.469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7966" calcext:value-type="float">
            <text:p>7.77966</text:p>
          </table:table-cell>
          <table:table-cell office:value-type="float" office:value="7.93818" calcext:value-type="float">
            <text:p>7.93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084" calcext:value-type="float">
            <text:p>5.5084</text:p>
          </table:table-cell>
          <table:table-cell office:value-type="float" office:value="0.788023" calcext:value-type="float">
            <text:p>0.78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04911" calcext:value-type="float">
            <text:p>-0.0104911</text:p>
          </table:table-cell>
          <table:table-cell office:value-type="float" office:value="8.83438" calcext:value-type="float">
            <text:p>8.83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331" calcext:value-type="float">
            <text:p>-2.8331</text:p>
          </table:table-cell>
          <table:table-cell office:value-type="float" office:value="-1.98826" calcext:value-type="float">
            <text:p>-1.988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8003" calcext:value-type="float">
            <text:p>7.48003</text:p>
          </table:table-cell>
          <table:table-cell office:value-type="float" office:value="10.6462" calcext:value-type="float">
            <text:p>10.6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3142" calcext:value-type="float">
            <text:p>8.33142</text:p>
          </table:table-cell>
          <table:table-cell office:value-type="float" office:value="2.871" calcext:value-type="float">
            <text:p>2.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13104" calcext:value-type="float">
            <text:p>-0.0813104</text:p>
          </table:table-cell>
          <table:table-cell office:value-type="float" office:value="7.55834" calcext:value-type="float">
            <text:p>7.558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79608" calcext:value-type="float">
            <text:p>0.579608</text:p>
          </table:table-cell>
          <table:table-cell office:value-type="float" office:value="-0.666895" calcext:value-type="float">
            <text:p>-0.6668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403" calcext:value-type="float">
            <text:p>8.08403</text:p>
          </table:table-cell>
          <table:table-cell office:value-type="float" office:value="6.74642" calcext:value-type="float">
            <text:p>6.746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3351" calcext:value-type="float">
            <text:p>8.33351</text:p>
          </table:table-cell>
          <table:table-cell office:value-type="float" office:value="-3.39801" calcext:value-type="float">
            <text:p>-3.398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2197" calcext:value-type="float">
            <text:p>2.22197</text:p>
          </table:table-cell>
          <table:table-cell office:value-type="float" office:value="7.53167" calcext:value-type="float">
            <text:p>7.53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9233" calcext:value-type="float">
            <text:p>-3.89233</text:p>
          </table:table-cell>
          <table:table-cell office:value-type="float" office:value="1.08762" calcext:value-type="float">
            <text:p>1.087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6245" calcext:value-type="float">
            <text:p>9.06245</text:p>
          </table:table-cell>
          <table:table-cell office:value-type="float" office:value="8.6505" calcext:value-type="float">
            <text:p>8.6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237" calcext:value-type="float">
            <text:p>10.4237</text:p>
          </table:table-cell>
          <table:table-cell office:value-type="float" office:value="3.54864" calcext:value-type="float">
            <text:p>3.54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788" calcext:value-type="float">
            <text:p>0.431788</text:p>
          </table:table-cell>
          <table:table-cell office:value-type="float" office:value="8.6694" calcext:value-type="float">
            <text:p>8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7296" calcext:value-type="float">
            <text:p>2.47296</text:p>
          </table:table-cell>
          <table:table-cell office:value-type="float" office:value="-0.48081" calcext:value-type="float">
            <text:p>-0.480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1949" calcext:value-type="float">
            <text:p>8.71949</text:p>
          </table:table-cell>
          <table:table-cell office:value-type="float" office:value="6.08855" calcext:value-type="float">
            <text:p>6.0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4948" calcext:value-type="float">
            <text:p>8.04948</text:p>
          </table:table-cell>
          <table:table-cell office:value-type="float" office:value="-3.13408" calcext:value-type="float">
            <text:p>-3.13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.13967" calcext:value-type="float">
            <text:p>-6.13967</text:p>
          </table:table-cell>
          <table:table-cell office:value-type="float" office:value="9.02608" calcext:value-type="float">
            <text:p>9.02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3916" calcext:value-type="float">
            <text:p>1.33916</text:p>
          </table:table-cell>
          <table:table-cell office:value-type="float" office:value="-0.168749" calcext:value-type="float">
            <text:p>-0.1687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507" calcext:value-type="float">
            <text:p>3.97507</text:p>
          </table:table-cell>
          <table:table-cell office:value-type="float" office:value="8.10269" calcext:value-type="float">
            <text:p>8.10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216" calcext:value-type="float">
            <text:p>6.0216</text:p>
          </table:table-cell>
          <table:table-cell office:value-type="float" office:value="-2.34075" calcext:value-type="float">
            <text:p>-2.34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9.02842" calcext:value-type="float">
            <text:p>9.028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18176" calcext:value-type="float">
            <text:p>-0.918176</text:p>
          </table:table-cell>
          <table:table-cell office:value-type="float" office:value="2.82244" calcext:value-type="float">
            <text:p>2.822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3804" calcext:value-type="float">
            <text:p>9.43804</text:p>
          </table:table-cell>
          <table:table-cell office:value-type="float" office:value="2.24336" calcext:value-type="float">
            <text:p>2.24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2579" calcext:value-type="float">
            <text:p>5.82579</text:p>
          </table:table-cell>
          <table:table-cell office:value-type="float" office:value="2.9131" calcext:value-type="float">
            <text:p>2.9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625" calcext:value-type="float">
            <text:p>1.91625</text:p>
          </table:table-cell>
          <table:table-cell office:value-type="float" office:value="9.69457" calcext:value-type="float">
            <text:p>9.694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13203" calcext:value-type="float">
            <text:p>-5.13203</text:p>
          </table:table-cell>
          <table:table-cell office:value-type="float" office:value="-0.617858" calcext:value-type="float">
            <text:p>-0.6178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868" calcext:value-type="float">
            <text:p>7.59868</text:p>
          </table:table-cell>
          <table:table-cell office:value-type="float" office:value="7.10545" calcext:value-type="float">
            <text:p>7.10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2961" calcext:value-type="float">
            <text:p>5.22961</text:p>
          </table:table-cell>
          <table:table-cell office:value-type="float" office:value="0.951544" calcext:value-type="float">
            <text:p>0.9515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405" calcext:value-type="float">
            <text:p>-1.8405</text:p>
          </table:table-cell>
          <table:table-cell office:value-type="float" office:value="8.2158" calcext:value-type="float">
            <text:p>8.21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4984" calcext:value-type="float">
            <text:p>0.684984</text:p>
          </table:table-cell>
          <table:table-cell office:value-type="float" office:value="0.830652" calcext:value-type="float">
            <text:p>0.8306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7802" calcext:value-type="float">
            <text:p>5.47802</text:p>
          </table:table-cell>
          <table:table-cell office:value-type="float" office:value="6.59164" calcext:value-type="float">
            <text:p>6.59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9712" calcext:value-type="float">
            <text:p>9.99712</text:p>
          </table:table-cell>
          <table:table-cell office:value-type="float" office:value="1.34761" calcext:value-type="float">
            <text:p>1.3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759" calcext:value-type="float">
            <text:p>1.47759</text:p>
          </table:table-cell>
          <table:table-cell office:value-type="float" office:value="7.29131" calcext:value-type="float">
            <text:p>7.29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6978" calcext:value-type="float">
            <text:p>1.96978</text:p>
          </table:table-cell>
          <table:table-cell office:value-type="float" office:value="-1.68583" calcext:value-type="float">
            <text:p>-1.685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945" calcext:value-type="float">
            <text:p>11.2945</text:p>
          </table:table-cell>
          <table:table-cell office:value-type="float" office:value="8.80331" calcext:value-type="float">
            <text:p>8.80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3393" calcext:value-type="float">
            <text:p>9.93393</text:p>
          </table:table-cell>
          <table:table-cell office:value-type="float" office:value="1.8708" calcext:value-type="float">
            <text:p>1.8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952" calcext:value-type="float">
            <text:p>-0.28952</text:p>
          </table:table-cell>
          <table:table-cell office:value-type="float" office:value="10.9287" calcext:value-type="float">
            <text:p>10.92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42571" calcext:value-type="float">
            <text:p>0.642571</text:p>
          </table:table-cell>
          <table:table-cell office:value-type="float" office:value="0.949917" calcext:value-type="float">
            <text:p>0.9499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1845" calcext:value-type="float">
            <text:p>9.31845</text:p>
          </table:table-cell>
          <table:table-cell office:value-type="float" office:value="8.3911" calcext:value-type="float">
            <text:p>8.3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0743" calcext:value-type="float">
            <text:p>8.50743</text:p>
          </table:table-cell>
          <table:table-cell office:value-type="float" office:value="5.6615" calcext:value-type="float">
            <text:p>5.6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995" calcext:value-type="float">
            <text:p>1.88995</text:p>
          </table:table-cell>
          <table:table-cell office:value-type="float" office:value="7.31191" calcext:value-type="float">
            <text:p>7.31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2848" calcext:value-type="float">
            <text:p>2.32848</text:p>
          </table:table-cell>
          <table:table-cell office:value-type="float" office:value="-0.74909" calcext:value-type="float">
            <text:p>-0.749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576" calcext:value-type="float">
            <text:p>12.5576</text:p>
          </table:table-cell>
          <table:table-cell office:value-type="float" office:value="7.50309" calcext:value-type="float">
            <text:p>7.50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4932" calcext:value-type="float">
            <text:p>7.74932</text:p>
          </table:table-cell>
          <table:table-cell office:value-type="float" office:value="-1.56657" calcext:value-type="float">
            <text:p>-1.56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5826" calcext:value-type="float">
            <text:p>-1.05826</text:p>
          </table:table-cell>
          <table:table-cell office:value-type="float" office:value="9.46326" calcext:value-type="float">
            <text:p>9.46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0777" calcext:value-type="float">
            <text:p>4.30777</text:p>
          </table:table-cell>
          <table:table-cell office:value-type="float" office:value="-0.564932" calcext:value-type="float">
            <text:p>-0.5649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1559" calcext:value-type="float">
            <text:p>6.21559</text:p>
          </table:table-cell>
          <table:table-cell office:value-type="float" office:value="4.11077" calcext:value-type="float">
            <text:p>4.11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0722" calcext:value-type="float">
            <text:p>8.40722</text:p>
          </table:table-cell>
          <table:table-cell office:value-type="float" office:value="0.846186" calcext:value-type="float">
            <text:p>0.84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3452" calcext:value-type="float">
            <text:p>3.43452</text:p>
          </table:table-cell>
          <table:table-cell office:value-type="float" office:value="5.23192" calcext:value-type="float">
            <text:p>5.23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9834" calcext:value-type="float">
            <text:p>1.69834</text:p>
          </table:table-cell>
          <table:table-cell office:value-type="float" office:value="-5.38589" calcext:value-type="float">
            <text:p>-5.385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122" calcext:value-type="float">
            <text:p>10.6122</text:p>
          </table:table-cell>
          <table:table-cell office:value-type="float" office:value="10.7167" calcext:value-type="float">
            <text:p>10.7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6512" calcext:value-type="float">
            <text:p>8.76512</text:p>
          </table:table-cell>
          <table:table-cell office:value-type="float" office:value="-0.637655" calcext:value-type="float">
            <text:p>-0.6376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22" calcext:value-type="float">
            <text:p>1.64522</text:p>
          </table:table-cell>
          <table:table-cell office:value-type="float" office:value="8.70702" calcext:value-type="float">
            <text:p>8.70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46547" calcext:value-type="float">
            <text:p>-0.946547</text:p>
          </table:table-cell>
          <table:table-cell office:value-type="float" office:value="1.13217" calcext:value-type="float">
            <text:p>1.132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981" calcext:value-type="float">
            <text:p>8.11981</text:p>
          </table:table-cell>
          <table:table-cell office:value-type="float" office:value="11.2858" calcext:value-type="float">
            <text:p>11.28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9849" calcext:value-type="float">
            <text:p>8.29849</text:p>
          </table:table-cell>
          <table:table-cell office:value-type="float" office:value="1.56471" calcext:value-type="float">
            <text:p>1.564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96291" calcext:value-type="float">
            <text:p>-0.296291</text:p>
          </table:table-cell>
          <table:table-cell office:value-type="float" office:value="6.2122" calcext:value-type="float">
            <text:p>6.21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985" calcext:value-type="float">
            <text:p>1.5985</text:p>
          </table:table-cell>
          <table:table-cell office:value-type="float" office:value="-3.4278" calcext:value-type="float">
            <text:p>-3.42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29" calcext:value-type="float">
            <text:p>6.3429</text:p>
          </table:table-cell>
          <table:table-cell office:value-type="float" office:value="4.78901" calcext:value-type="float">
            <text:p>4.78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3916" calcext:value-type="float">
            <text:p>9.63916</text:p>
          </table:table-cell>
          <table:table-cell office:value-type="float" office:value="-1.14463" calcext:value-type="float">
            <text:p>-1.14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417" calcext:value-type="float">
            <text:p>4.9417</text:p>
          </table:table-cell>
          <table:table-cell office:value-type="float" office:value="2.81965" calcext:value-type="float">
            <text:p>2.819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72523" calcext:value-type="float">
            <text:p>0.972523</text:p>
          </table:table-cell>
          <table:table-cell office:value-type="float" office:value="-0.571811" calcext:value-type="float">
            <text:p>-0.571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9259" calcext:value-type="float">
            <text:p>4.89259</text:p>
          </table:table-cell>
          <table:table-cell office:value-type="float" office:value="6.05398" calcext:value-type="float">
            <text:p>6.05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4227" calcext:value-type="float">
            <text:p>5.14227</text:p>
          </table:table-cell>
          <table:table-cell office:value-type="float" office:value="-2.23455" calcext:value-type="float">
            <text:p>-2.23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314" calcext:value-type="float">
            <text:p>0.45314</text:p>
          </table:table-cell>
          <table:table-cell office:value-type="float" office:value="6.21869" calcext:value-type="float">
            <text:p>6.21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09742" calcext:value-type="float">
            <text:p>0.609742</text:p>
          </table:table-cell>
          <table:table-cell office:value-type="float" office:value="0.251508" calcext:value-type="float">
            <text:p>0.2515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8104" calcext:value-type="float">
            <text:p>5.08104</text:p>
          </table:table-cell>
          <table:table-cell office:value-type="float" office:value="6.13574" calcext:value-type="float">
            <text:p>6.13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3401" calcext:value-type="float">
            <text:p>9.83401</text:p>
          </table:table-cell>
          <table:table-cell office:value-type="float" office:value="4.02823" calcext:value-type="float">
            <text:p>4.02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07812" calcext:value-type="float">
            <text:p>-0.507812</text:p>
          </table:table-cell>
          <table:table-cell office:value-type="float" office:value="4.67021" calcext:value-type="float">
            <text:p>4.670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6648" calcext:value-type="float">
            <text:p>-1.96648</text:p>
          </table:table-cell>
          <table:table-cell office:value-type="float" office:value="3.07495" calcext:value-type="float">
            <text:p>3.074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318" calcext:value-type="float">
            <text:p>7.81318</text:p>
          </table:table-cell>
          <table:table-cell office:value-type="float" office:value="5.23553" calcext:value-type="float">
            <text:p>5.23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896" calcext:value-type="float">
            <text:p>8.25896</text:p>
          </table:table-cell>
          <table:table-cell office:value-type="float" office:value="-0.98786" calcext:value-type="float">
            <text:p>-0.987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6943" calcext:value-type="float">
            <text:p>2.46943</text:p>
          </table:table-cell>
          <table:table-cell office:value-type="float" office:value="7.57827" calcext:value-type="float">
            <text:p>7.578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7629" calcext:value-type="float">
            <text:p>4.67629</text:p>
          </table:table-cell>
          <table:table-cell office:value-type="float" office:value="0.166561" calcext:value-type="float">
            <text:p>0.1665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701" calcext:value-type="float">
            <text:p>7.5701</text:p>
          </table:table-cell>
          <table:table-cell office:value-type="float" office:value="8.39647" calcext:value-type="float">
            <text:p>8.39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7818" calcext:value-type="float">
            <text:p>7.67818</text:p>
          </table:table-cell>
          <table:table-cell office:value-type="float" office:value="0.618563" calcext:value-type="float">
            <text:p>0.618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66" calcext:value-type="float">
            <text:p>2.37966</text:p>
          </table:table-cell>
          <table:table-cell office:value-type="float" office:value="6.80848" calcext:value-type="float">
            <text:p>6.80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2161" calcext:value-type="float">
            <text:p>1.02161</text:p>
          </table:table-cell>
          <table:table-cell office:value-type="float" office:value="2.18473" calcext:value-type="float">
            <text:p>2.184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1482" calcext:value-type="float">
            <text:p>5.31482</text:p>
          </table:table-cell>
          <table:table-cell office:value-type="float" office:value="11.028" calcext:value-type="float">
            <text:p>11.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728" calcext:value-type="float">
            <text:p>10.2728</text:p>
          </table:table-cell>
          <table:table-cell office:value-type="float" office:value="1.34948" calcext:value-type="float">
            <text:p>1.349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6.56131" calcext:value-type="float">
            <text:p>6.56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81573" calcext:value-type="float">
            <text:p>-0.281573</text:p>
          </table:table-cell>
          <table:table-cell office:value-type="float" office:value="-1.64008" calcext:value-type="float">
            <text:p>-1.640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697" calcext:value-type="float">
            <text:p>10.6697</text:p>
          </table:table-cell>
          <table:table-cell office:value-type="float" office:value="5.43822" calcext:value-type="float">
            <text:p>5.43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8705" calcext:value-type="float">
            <text:p>5.58705</text:p>
          </table:table-cell>
          <table:table-cell office:value-type="float" office:value="2.6877" calcext:value-type="float">
            <text:p>2.68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7847" calcext:value-type="float">
            <text:p>-1.77847</text:p>
          </table:table-cell>
          <table:table-cell office:value-type="float" office:value="11.6851" calcext:value-type="float">
            <text:p>11.68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6641" calcext:value-type="float">
            <text:p>-1.76641</text:p>
          </table:table-cell>
          <table:table-cell office:value-type="float" office:value="0.217782" calcext:value-type="float">
            <text:p>0.2177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645" calcext:value-type="float">
            <text:p>11.8645</text:p>
          </table:table-cell>
          <table:table-cell office:value-type="float" office:value="9.46709" calcext:value-type="float">
            <text:p>9.46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7164" calcext:value-type="float">
            <text:p>4.87164</text:p>
          </table:table-cell>
          <table:table-cell office:value-type="float" office:value="-0.143265" calcext:value-type="float">
            <text:p>-0.143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3015" calcext:value-type="float">
            <text:p>-1.73015</text:p>
          </table:table-cell>
          <table:table-cell office:value-type="float" office:value="10.1341" calcext:value-type="float">
            <text:p>10.13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86283" calcext:value-type="float">
            <text:p>-0.986283</text:p>
          </table:table-cell>
          <table:table-cell office:value-type="float" office:value="-2.12898" calcext:value-type="float">
            <text:p>-2.128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8445" calcext:value-type="float">
            <text:p>7.78445</text:p>
          </table:table-cell>
          <table:table-cell office:value-type="float" office:value="8.31931" calcext:value-type="float">
            <text:p>8.319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6082" calcext:value-type="float">
            <text:p>8.96082</text:p>
          </table:table-cell>
          <table:table-cell office:value-type="float" office:value="0.348227" calcext:value-type="float">
            <text:p>0.348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15832" calcext:value-type="float">
            <text:p>-4.15832</text:p>
          </table:table-cell>
          <table:table-cell office:value-type="float" office:value="8.97579" calcext:value-type="float">
            <text:p>8.975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0549" calcext:value-type="float">
            <text:p>2.70549</text:p>
          </table:table-cell>
          <table:table-cell office:value-type="float" office:value="-0.123702" calcext:value-type="float">
            <text:p>-0.1237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792" calcext:value-type="float">
            <text:p>8.19792</text:p>
          </table:table-cell>
          <table:table-cell office:value-type="float" office:value="6.22076" calcext:value-type="float">
            <text:p>6.22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3054" calcext:value-type="float">
            <text:p>7.43054</text:p>
          </table:table-cell>
          <table:table-cell office:value-type="float" office:value="2.08065" calcext:value-type="float">
            <text:p>2.08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4103" calcext:value-type="float">
            <text:p>3.24103</text:p>
          </table:table-cell>
          <table:table-cell office:value-type="float" office:value="9.48404" calcext:value-type="float">
            <text:p>9.48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6713" calcext:value-type="float">
            <text:p>-1.56713</text:p>
          </table:table-cell>
          <table:table-cell office:value-type="float" office:value="-2.35451" calcext:value-type="float">
            <text:p>-2.354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044" calcext:value-type="float">
            <text:p>7.93044</text:p>
          </table:table-cell>
          <table:table-cell office:value-type="float" office:value="9.66319" calcext:value-type="float">
            <text:p>9.66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1307" calcext:value-type="float">
            <text:p>8.21307</text:p>
          </table:table-cell>
          <table:table-cell office:value-type="float" office:value="1.99959" calcext:value-type="float">
            <text:p>1.99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626" calcext:value-type="float">
            <text:p>1.87626</text:p>
          </table:table-cell>
          <table:table-cell office:value-type="float" office:value="10.223" calcext:value-type="float">
            <text:p>10.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8096" calcext:value-type="float">
            <text:p>0.858096</text:p>
          </table:table-cell>
          <table:table-cell office:value-type="float" office:value="-0.369566" calcext:value-type="float">
            <text:p>-0.3695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259" calcext:value-type="float">
            <text:p>9.20259</text:p>
          </table:table-cell>
          <table:table-cell office:value-type="float" office:value="6.75698" calcext:value-type="float">
            <text:p>6.75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3506" calcext:value-type="float">
            <text:p>7.83506</text:p>
          </table:table-cell>
          <table:table-cell office:value-type="float" office:value="-0.391023" calcext:value-type="float">
            <text:p>-0.391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9106" calcext:value-type="float">
            <text:p>2.99106</text:p>
          </table:table-cell>
          <table:table-cell office:value-type="float" office:value="7.99333" calcext:value-type="float">
            <text:p>7.99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1465" calcext:value-type="float">
            <text:p>1.01465</text:p>
          </table:table-cell>
          <table:table-cell office:value-type="float" office:value="1.89042" calcext:value-type="float">
            <text:p>1.89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078" calcext:value-type="float">
            <text:p>9.67078</text:p>
          </table:table-cell>
          <table:table-cell office:value-type="float" office:value="5.65239" calcext:value-type="float">
            <text:p>5.65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3403" calcext:value-type="float">
            <text:p>7.03403</text:p>
          </table:table-cell>
          <table:table-cell office:value-type="float" office:value="-0.76276" calcext:value-type="float">
            <text:p>-0.76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591" calcext:value-type="float">
            <text:p>1.92591</text:p>
          </table:table-cell>
          <table:table-cell office:value-type="float" office:value="9.3261" calcext:value-type="float">
            <text:p>9.32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4091" calcext:value-type="float">
            <text:p>0.154091</text:p>
          </table:table-cell>
          <table:table-cell office:value-type="float" office:value="-1.63405" calcext:value-type="float">
            <text:p>-1.63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353" calcext:value-type="float">
            <text:p>12.7353</text:p>
          </table:table-cell>
          <table:table-cell office:value-type="float" office:value="9.24336" calcext:value-type="float">
            <text:p>9.24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8072" calcext:value-type="float">
            <text:p>4.88072</text:p>
          </table:table-cell>
          <table:table-cell office:value-type="float" office:value="1.61472" calcext:value-type="float">
            <text:p>1.61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8957" calcext:value-type="float">
            <text:p>1.08957</text:p>
          </table:table-cell>
          <table:table-cell office:value-type="float" office:value="1.92685" calcext:value-type="float">
            <text:p>1.92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79583" calcext:value-type="float">
            <text:p>-0.579583</text:p>
          </table:table-cell>
          <table:table-cell office:value-type="float" office:value="-1.85879" calcext:value-type="float">
            <text:p>-1.858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138" calcext:value-type="float">
            <text:p>12.0138</text:p>
          </table:table-cell>
          <table:table-cell office:value-type="float" office:value="10.1325" calcext:value-type="float">
            <text:p>10.1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349" calcext:value-type="float">
            <text:p>12.4349</text:p>
          </table:table-cell>
          <table:table-cell office:value-type="float" office:value="-1.99909" calcext:value-type="float">
            <text:p>-1.99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8396" calcext:value-type="float">
            <text:p>-1.58396</text:p>
          </table:table-cell>
          <table:table-cell office:value-type="float" office:value="9.949" calcext:value-type="float">
            <text:p>9.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2384" calcext:value-type="float">
            <text:p>1.32384</text:p>
          </table:table-cell>
          <table:table-cell office:value-type="float" office:value="0.815153" calcext:value-type="float">
            <text:p>0.8151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716" calcext:value-type="float">
            <text:p>7.97716</text:p>
          </table:table-cell>
          <table:table-cell office:value-type="float" office:value="8.51295" calcext:value-type="float">
            <text:p>8.51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7968" calcext:value-type="float">
            <text:p>7.37968</text:p>
          </table:table-cell>
          <table:table-cell office:value-type="float" office:value="-2.47524" calcext:value-type="float">
            <text:p>-2.475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0444" calcext:value-type="float">
            <text:p>1.40444</text:p>
          </table:table-cell>
          <table:table-cell office:value-type="float" office:value="6.41619" calcext:value-type="float">
            <text:p>6.41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08853" calcext:value-type="float">
            <text:p>0.0808853</text:p>
          </table:table-cell>
          <table:table-cell office:value-type="float" office:value="0.189138" calcext:value-type="float">
            <text:p>0.1891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837" calcext:value-type="float">
            <text:p>9.67837</text:p>
          </table:table-cell>
          <table:table-cell office:value-type="float" office:value="9.24979" calcext:value-type="float">
            <text:p>9.249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843" calcext:value-type="float">
            <text:p>10.3843</text:p>
          </table:table-cell>
          <table:table-cell office:value-type="float" office:value="2.44285" calcext:value-type="float">
            <text:p>2.44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6826" calcext:value-type="float">
            <text:p>0.716826</text:p>
          </table:table-cell>
          <table:table-cell office:value-type="float" office:value="2.64089" calcext:value-type="float">
            <text:p>2.64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0189" calcext:value-type="float">
            <text:p>3.00189</text:p>
          </table:table-cell>
          <table:table-cell office:value-type="float" office:value="0.833134" calcext:value-type="float">
            <text:p>0.8331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891" calcext:value-type="float">
            <text:p>8.75891</text:p>
          </table:table-cell>
          <table:table-cell office:value-type="float" office:value="8.86681" calcext:value-type="float">
            <text:p>8.866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0602" calcext:value-type="float">
            <text:p>5.30602</text:p>
          </table:table-cell>
          <table:table-cell office:value-type="float" office:value="2.235" calcext:value-type="float">
            <text:p>2.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926" calcext:value-type="float">
            <text:p>-1.1926</text:p>
          </table:table-cell>
          <table:table-cell office:value-type="float" office:value="11.0926" calcext:value-type="float">
            <text:p>11.09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52299" calcext:value-type="float">
            <text:p>-0.252299</text:p>
          </table:table-cell>
          <table:table-cell office:value-type="float" office:value="-3.56732" calcext:value-type="float">
            <text:p>-3.567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056" calcext:value-type="float">
            <text:p>5.35056</text:p>
          </table:table-cell>
          <table:table-cell office:value-type="float" office:value="7.42417" calcext:value-type="float">
            <text:p>7.42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698" calcext:value-type="float">
            <text:p>10.4698</text:p>
          </table:table-cell>
          <table:table-cell office:value-type="float" office:value="-2.95815" calcext:value-type="float">
            <text:p>-2.958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8987" calcext:value-type="float">
            <text:p>-2.68987</text:p>
          </table:table-cell>
          <table:table-cell office:value-type="float" office:value="5.10161" calcext:value-type="float">
            <text:p>5.10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9082" calcext:value-type="float">
            <text:p>5.49082</text:p>
          </table:table-cell>
          <table:table-cell office:value-type="float" office:value="-1.4813" calcext:value-type="float">
            <text:p>-1.48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784" calcext:value-type="float">
            <text:p>9.18784</text:p>
          </table:table-cell>
          <table:table-cell office:value-type="float" office:value="8.44429" calcext:value-type="float">
            <text:p>8.44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5001" calcext:value-type="float">
            <text:p>11.5001</text:p>
          </table:table-cell>
          <table:table-cell office:value-type="float" office:value="-1.94671" calcext:value-type="float">
            <text:p>-1.94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45668" calcext:value-type="float">
            <text:p>-0.645668</text:p>
          </table:table-cell>
          <table:table-cell office:value-type="float" office:value="7.29526" calcext:value-type="float">
            <text:p>7.29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87841" calcext:value-type="float">
            <text:p>-0.187841</text:p>
          </table:table-cell>
          <table:table-cell office:value-type="float" office:value="-0.126988" calcext:value-type="float">
            <text:p>-0.12698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2211" calcext:value-type="float">
            <text:p>6.52211</text:p>
          </table:table-cell>
          <table:table-cell office:value-type="float" office:value="8.85701" calcext:value-type="float">
            <text:p>8.85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0105" calcext:value-type="float">
            <text:p>8.20105</text:p>
          </table:table-cell>
          <table:table-cell office:value-type="float" office:value="-4.67069" calcext:value-type="float">
            <text:p>-4.670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6788" calcext:value-type="float">
            <text:p>-1.66788</text:p>
          </table:table-cell>
          <table:table-cell office:value-type="float" office:value="9.79306" calcext:value-type="float">
            <text:p>9.79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6301" calcext:value-type="float">
            <text:p>1.86301</text:p>
          </table:table-cell>
          <table:table-cell office:value-type="float" office:value="-0.693337" calcext:value-type="float">
            <text:p>-0.6933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4623" calcext:value-type="float">
            <text:p>7.24623</text:p>
          </table:table-cell>
          <table:table-cell office:value-type="float" office:value="3.47186" calcext:value-type="float">
            <text:p>3.47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5989" calcext:value-type="float">
            <text:p>6.05989</text:p>
          </table:table-cell>
          <table:table-cell office:value-type="float" office:value="1.32939" calcext:value-type="float">
            <text:p>1.32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7535" calcext:value-type="float">
            <text:p>0.167535</text:p>
          </table:table-cell>
          <table:table-cell office:value-type="float" office:value="6.98793" calcext:value-type="float">
            <text:p>6.987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196" calcext:value-type="float">
            <text:p>0.52196</text:p>
          </table:table-cell>
          <table:table-cell office:value-type="float" office:value="0.354385" calcext:value-type="float">
            <text:p>0.3543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03" calcext:value-type="float">
            <text:p>5.7203</text:p>
          </table:table-cell>
          <table:table-cell office:value-type="float" office:value="8.16994" calcext:value-type="float">
            <text:p>8.1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7554" calcext:value-type="float">
            <text:p>4.27554</text:p>
          </table:table-cell>
          <table:table-cell office:value-type="float" office:value="-1.58322" calcext:value-type="float">
            <text:p>-1.58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8754" calcext:value-type="float">
            <text:p>-2.08754</text:p>
          </table:table-cell>
          <table:table-cell office:value-type="float" office:value="8.26778" calcext:value-type="float">
            <text:p>8.26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95254" calcext:value-type="float">
            <text:p>-0.395254</text:p>
          </table:table-cell>
          <table:table-cell office:value-type="float" office:value="-2.24758" calcext:value-type="float">
            <text:p>-2.247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29" calcext:value-type="float">
            <text:p>10.3429</text:p>
          </table:table-cell>
          <table:table-cell office:value-type="float" office:value="5.04905" calcext:value-type="float">
            <text:p>5.0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1368" calcext:value-type="float">
            <text:p>7.21368</text:p>
          </table:table-cell>
          <table:table-cell office:value-type="float" office:value="1.87094" calcext:value-type="float">
            <text:p>1.87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296" calcext:value-type="float">
            <text:p>2.43296</text:p>
          </table:table-cell>
          <table:table-cell office:value-type="float" office:value="2.28168" calcext:value-type="float">
            <text:p>2.281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05766" calcext:value-type="float">
            <text:p>-0.605766</text:p>
          </table:table-cell>
          <table:table-cell office:value-type="float" office:value="-4.85222" calcext:value-type="float">
            <text:p>-4.852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651" calcext:value-type="float">
            <text:p>9.97651</text:p>
          </table:table-cell>
          <table:table-cell office:value-type="float" office:value="7.1169" calcext:value-type="float">
            <text:p>7.1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7984" calcext:value-type="float">
            <text:p>8.77984</text:p>
          </table:table-cell>
          <table:table-cell office:value-type="float" office:value="0.0227093" calcext:value-type="float">
            <text:p>0.02270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6396" calcext:value-type="float">
            <text:p>4.16396</text:p>
          </table:table-cell>
          <table:table-cell office:value-type="float" office:value="9.04038" calcext:value-type="float">
            <text:p>9.04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6764" calcext:value-type="float">
            <text:p>2.16764</text:p>
          </table:table-cell>
          <table:table-cell office:value-type="float" office:value="-0.311814" calcext:value-type="float">
            <text:p>-0.3118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544" calcext:value-type="float">
            <text:p>7.89544</text:p>
          </table:table-cell>
          <table:table-cell office:value-type="float" office:value="10.5722" calcext:value-type="float">
            <text:p>10.5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2097" calcext:value-type="float">
            <text:p>7.42097</text:p>
          </table:table-cell>
          <table:table-cell office:value-type="float" office:value="0.977441" calcext:value-type="float">
            <text:p>0.977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8.77552" calcext:value-type="float">
            <text:p>8.775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94785" calcext:value-type="float">
            <text:p>-0.494785</text:p>
          </table:table-cell>
          <table:table-cell office:value-type="float" office:value="-0.640115" calcext:value-type="float">
            <text:p>-0.6401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3859" calcext:value-type="float">
            <text:p>8.93859</text:p>
          </table:table-cell>
          <table:table-cell office:value-type="float" office:value="5.67109" calcext:value-type="float">
            <text:p>5.67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7193" calcext:value-type="float">
            <text:p>7.17193</text:p>
          </table:table-cell>
          <table:table-cell office:value-type="float" office:value="-4.52783" calcext:value-type="float">
            <text:p>-4.527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40038" calcext:value-type="float">
            <text:p>0.940038</text:p>
          </table:table-cell>
          <table:table-cell office:value-type="float" office:value="9.12364" calcext:value-type="float">
            <text:p>9.12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4063" calcext:value-type="float">
            <text:p>1.14063</text:p>
          </table:table-cell>
          <table:table-cell office:value-type="float" office:value="-0.909931" calcext:value-type="float">
            <text:p>-0.9099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829" calcext:value-type="float">
            <text:p>8.76829</text:p>
          </table:table-cell>
          <table:table-cell office:value-type="float" office:value="11.6537" calcext:value-type="float">
            <text:p>11.65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3328" calcext:value-type="float">
            <text:p>6.53328</text:p>
          </table:table-cell>
          <table:table-cell office:value-type="float" office:value="-3.74741" calcext:value-type="float">
            <text:p>-3.74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119" calcext:value-type="float">
            <text:p>1.0119</text:p>
          </table:table-cell>
          <table:table-cell office:value-type="float" office:value="10.4349" calcext:value-type="float">
            <text:p>10.4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1853" calcext:value-type="float">
            <text:p>-1.91853</text:p>
          </table:table-cell>
          <table:table-cell office:value-type="float" office:value="-1.46042" calcext:value-type="float">
            <text:p>-1.46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957" calcext:value-type="float">
            <text:p>6.43957</text:p>
          </table:table-cell>
          <table:table-cell office:value-type="float" office:value="10.4901" calcext:value-type="float">
            <text:p>10.4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0043" calcext:value-type="float">
            <text:p>9.90043</text:p>
          </table:table-cell>
          <table:table-cell office:value-type="float" office:value="-3.67393" calcext:value-type="float">
            <text:p>-3.67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1656" calcext:value-type="float">
            <text:p>0.731656</text:p>
          </table:table-cell>
          <table:table-cell office:value-type="float" office:value="9.05947" calcext:value-type="float">
            <text:p>9.05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7759" calcext:value-type="float">
            <text:p>3.67759</text:p>
          </table:table-cell>
          <table:table-cell office:value-type="float" office:value="-0.944235" calcext:value-type="float">
            <text:p>-0.944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157" calcext:value-type="float">
            <text:p>10.1157</text:p>
          </table:table-cell>
          <table:table-cell office:value-type="float" office:value="7.00317" calcext:value-type="float">
            <text:p>7.00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2504" calcext:value-type="float">
            <text:p>9.12504</text:p>
          </table:table-cell>
          <table:table-cell office:value-type="float" office:value="0.622096" calcext:value-type="float">
            <text:p>0.6220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8706" calcext:value-type="float">
            <text:p>-2.78706</text:p>
          </table:table-cell>
          <table:table-cell office:value-type="float" office:value="5.70314" calcext:value-type="float">
            <text:p>5.703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7825" calcext:value-type="float">
            <text:p>3.47825</text:p>
          </table:table-cell>
          <table:table-cell office:value-type="float" office:value="-2.14059" calcext:value-type="float">
            <text:p>-2.140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6814" calcext:value-type="float">
            <text:p>6.46814</text:p>
          </table:table-cell>
          <table:table-cell office:value-type="float" office:value="7.16604" calcext:value-type="float">
            <text:p>7.16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6928" calcext:value-type="float">
            <text:p>4.46928</text:p>
          </table:table-cell>
          <table:table-cell office:value-type="float" office:value="0.945053" calcext:value-type="float">
            <text:p>0.945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6883" calcext:value-type="float">
            <text:p>-2.76883</text:p>
          </table:table-cell>
          <table:table-cell office:value-type="float" office:value="8.47619" calcext:value-type="float">
            <text:p>8.47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1078" calcext:value-type="float">
            <text:p>1.31078</text:p>
          </table:table-cell>
          <table:table-cell office:value-type="float" office:value="0.83191" calcext:value-type="float">
            <text:p>0.831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2364" calcext:value-type="float">
            <text:p>7.42364</text:p>
          </table:table-cell>
          <table:table-cell office:value-type="float" office:value="10.6233" calcext:value-type="float">
            <text:p>10.62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3088" calcext:value-type="float">
            <text:p>9.03088</text:p>
          </table:table-cell>
          <table:table-cell office:value-type="float" office:value="-2.79915" calcext:value-type="float">
            <text:p>-2.79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002" calcext:value-type="float">
            <text:p>1.72002</text:p>
          </table:table-cell>
          <table:table-cell office:value-type="float" office:value="8.53578" calcext:value-type="float">
            <text:p>8.53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7455" calcext:value-type="float">
            <text:p>3.97455</text:p>
          </table:table-cell>
          <table:table-cell office:value-type="float" office:value="-1.06131" calcext:value-type="float">
            <text:p>-1.06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083" calcext:value-type="float">
            <text:p>9.97083</text:p>
          </table:table-cell>
          <table:table-cell office:value-type="float" office:value="11.3025" calcext:value-type="float">
            <text:p>11.3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9802" calcext:value-type="float">
            <text:p>7.79802</text:p>
          </table:table-cell>
          <table:table-cell office:value-type="float" office:value="2.47212" calcext:value-type="float">
            <text:p>2.472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10.1012" calcext:value-type="float">
            <text:p>10.1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48945" calcext:value-type="float">
            <text:p>0.948945</text:p>
          </table:table-cell>
          <table:table-cell office:value-type="float" office:value="1.00981" calcext:value-type="float">
            <text:p>1.009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4175" calcext:value-type="float">
            <text:p>8.14175</text:p>
          </table:table-cell>
          <table:table-cell office:value-type="float" office:value="6.16177" calcext:value-type="float">
            <text:p>6.16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8089" calcext:value-type="float">
            <text:p>10.8089</text:p>
          </table:table-cell>
          <table:table-cell office:value-type="float" office:value="2.1599" calcext:value-type="float">
            <text:p>2.1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6388" calcext:value-type="float">
            <text:p>0.326388</text:p>
          </table:table-cell>
          <table:table-cell office:value-type="float" office:value="7.05087" calcext:value-type="float">
            <text:p>7.050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91234" calcext:value-type="float">
            <text:p>-3.91234</text:p>
          </table:table-cell>
          <table:table-cell office:value-type="float" office:value="-3.43795" calcext:value-type="float">
            <text:p>-3.437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046" calcext:value-type="float">
            <text:p>8.39046</text:p>
          </table:table-cell>
          <table:table-cell office:value-type="float" office:value="9.22241" calcext:value-type="float">
            <text:p>9.22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233" calcext:value-type="float">
            <text:p>11.2233</text:p>
          </table:table-cell>
          <table:table-cell office:value-type="float" office:value="-1.99657" calcext:value-type="float">
            <text:p>-1.99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41556" calcext:value-type="float">
            <text:p>-4.41556</text:p>
          </table:table-cell>
          <table:table-cell office:value-type="float" office:value="7.72239" calcext:value-type="float">
            <text:p>7.72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1.23129" calcext:value-type="float">
            <text:p>1.23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73" calcext:value-type="float">
            <text:p>11.1173</text:p>
          </table:table-cell>
          <table:table-cell office:value-type="float" office:value="6.33278" calcext:value-type="float">
            <text:p>6.332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746" calcext:value-type="float">
            <text:p>10.4746</text:p>
          </table:table-cell>
          <table:table-cell office:value-type="float" office:value="-0.779464" calcext:value-type="float">
            <text:p>-0.779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2918" calcext:value-type="float">
            <text:p>1.22918</text:p>
          </table:table-cell>
          <table:table-cell office:value-type="float" office:value="9.86432" calcext:value-type="float">
            <text:p>9.864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-0.210371" calcext:value-type="float">
            <text:p>-0.2103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8118" calcext:value-type="float">
            <text:p>9.88118</text:p>
          </table:table-cell>
          <table:table-cell office:value-type="float" office:value="10.3915" calcext:value-type="float">
            <text:p>10.3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3614" calcext:value-type="float">
            <text:p>8.83614</text:p>
          </table:table-cell>
          <table:table-cell office:value-type="float" office:value="-2.92963" calcext:value-type="float">
            <text:p>-2.92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1319" calcext:value-type="float">
            <text:p>4.21319</text:p>
          </table:table-cell>
          <table:table-cell office:value-type="float" office:value="10.5666" calcext:value-type="float">
            <text:p>10.56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13593" calcext:value-type="float">
            <text:p>-3.13593</text:p>
          </table:table-cell>
          <table:table-cell office:value-type="float" office:value="-0.695068" calcext:value-type="float">
            <text:p>-0.6950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706" calcext:value-type="float">
            <text:p>13.5706</text:p>
          </table:table-cell>
          <table:table-cell office:value-type="float" office:value="7.2696" calcext:value-type="float">
            <text:p>7.2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121" calcext:value-type="float">
            <text:p>9.8121</text:p>
          </table:table-cell>
          <table:table-cell office:value-type="float" office:value="0.804204" calcext:value-type="float">
            <text:p>0.8042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6648" calcext:value-type="float">
            <text:p>-2.56648</text:p>
          </table:table-cell>
          <table:table-cell office:value-type="float" office:value="6.23383" calcext:value-type="float">
            <text:p>6.23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-1.28969" calcext:value-type="float">
            <text:p>-1.289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834" calcext:value-type="float">
            <text:p>9.19834</text:p>
          </table:table-cell>
          <table:table-cell office:value-type="float" office:value="5.28932" calcext:value-type="float">
            <text:p>5.289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6099" calcext:value-type="float">
            <text:p>4.36099</text:p>
          </table:table-cell>
          <table:table-cell office:value-type="float" office:value="3.38023" calcext:value-type="float">
            <text:p>3.3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7354" calcext:value-type="float">
            <text:p>-2.77354</text:p>
          </table:table-cell>
          <table:table-cell office:value-type="float" office:value="6.67139" calcext:value-type="float">
            <text:p>6.67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2361" calcext:value-type="float">
            <text:p>1.12361</text:p>
          </table:table-cell>
          <table:table-cell office:value-type="float" office:value="2.89624" calcext:value-type="float">
            <text:p>2.896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7766" calcext:value-type="float">
            <text:p>8.77766</text:p>
          </table:table-cell>
          <table:table-cell office:value-type="float" office:value="8.93866" calcext:value-type="float">
            <text:p>8.93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4484" calcext:value-type="float">
            <text:p>7.34484</text:p>
          </table:table-cell>
          <table:table-cell office:value-type="float" office:value="0.980646" calcext:value-type="float">
            <text:p>0.9806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3454" calcext:value-type="float">
            <text:p>-1.53454</text:p>
          </table:table-cell>
          <table:table-cell office:value-type="float" office:value="7.30659" calcext:value-type="float">
            <text:p>7.30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9528" calcext:value-type="float">
            <text:p>-2.09528</text:p>
          </table:table-cell>
          <table:table-cell office:value-type="float" office:value="-2.6127" calcext:value-type="float">
            <text:p>-2.61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1968" calcext:value-type="float">
            <text:p>6.61968</text:p>
          </table:table-cell>
          <table:table-cell office:value-type="float" office:value="5.05069" calcext:value-type="float">
            <text:p>5.05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575" calcext:value-type="float">
            <text:p>8.5575</text:p>
          </table:table-cell>
          <table:table-cell office:value-type="float" office:value="2.10057" calcext:value-type="float">
            <text:p>2.10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736" calcext:value-type="float">
            <text:p>-1.5736</text:p>
          </table:table-cell>
          <table:table-cell office:value-type="float" office:value="5.43722" calcext:value-type="float">
            <text:p>5.437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9018" calcext:value-type="float">
            <text:p>2.69018</text:p>
          </table:table-cell>
          <table:table-cell office:value-type="float" office:value="-0.945095" calcext:value-type="float">
            <text:p>-0.9450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348" calcext:value-type="float">
            <text:p>11.6348</text:p>
          </table:table-cell>
          <table:table-cell office:value-type="float" office:value="6.40862" calcext:value-type="float">
            <text:p>6.40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9936" calcext:value-type="float">
            <text:p>6.99936</text:p>
          </table:table-cell>
          <table:table-cell office:value-type="float" office:value="-1.92197" calcext:value-type="float">
            <text:p>-1.921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5042" calcext:value-type="float">
            <text:p>0.165042</text:p>
          </table:table-cell>
          <table:table-cell office:value-type="float" office:value="9.18479" calcext:value-type="float">
            <text:p>9.184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6497" calcext:value-type="float">
            <text:p>2.36497</text:p>
          </table:table-cell>
          <table:table-cell office:value-type="float" office:value="-1.08259" calcext:value-type="float">
            <text:p>-1.082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587" calcext:value-type="float">
            <text:p>7.84587</text:p>
          </table:table-cell>
          <table:table-cell office:value-type="float" office:value="7.02506" calcext:value-type="float">
            <text:p>7.02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5454" calcext:value-type="float">
            <text:p>9.55454</text:p>
          </table:table-cell>
          <table:table-cell office:value-type="float" office:value="3.03685" calcext:value-type="float">
            <text:p>3.03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8973" calcext:value-type="float">
            <text:p>0.608973</text:p>
          </table:table-cell>
          <table:table-cell office:value-type="float" office:value="8.3172" calcext:value-type="float">
            <text:p>8.31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27881" calcext:value-type="float">
            <text:p>-0.527881</text:p>
          </table:table-cell>
          <table:table-cell office:value-type="float" office:value="-2.53228" calcext:value-type="float">
            <text:p>-2.532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07" calcext:value-type="float">
            <text:p>9.0707</text:p>
          </table:table-cell>
          <table:table-cell office:value-type="float" office:value="10.3296" calcext:value-type="float">
            <text:p>10.3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379" calcext:value-type="float">
            <text:p>10.3379</text:p>
          </table:table-cell>
          <table:table-cell office:value-type="float" office:value="0.241898" calcext:value-type="float">
            <text:p>0.241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495" calcext:value-type="float">
            <text:p>1.31495</text:p>
          </table:table-cell>
          <table:table-cell office:value-type="float" office:value="6.52084" calcext:value-type="float">
            <text:p>6.52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9894" calcext:value-type="float">
            <text:p>1.49894</text:p>
          </table:table-cell>
          <table:table-cell office:value-type="float" office:value="3.68816" calcext:value-type="float">
            <text:p>3.688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9622" calcext:value-type="float">
            <text:p>5.69622</text:p>
          </table:table-cell>
          <table:table-cell office:value-type="float" office:value="8.37956" calcext:value-type="float">
            <text:p>8.37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5887" calcext:value-type="float">
            <text:p>7.65887</text:p>
          </table:table-cell>
          <table:table-cell office:value-type="float" office:value="2.72007" calcext:value-type="float">
            <text:p>2.7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27" calcext:value-type="float">
            <text:p>-2.1727</text:p>
          </table:table-cell>
          <table:table-cell office:value-type="float" office:value="7.33665" calcext:value-type="float">
            <text:p>7.336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17716" calcext:value-type="float">
            <text:p>4.17716</text:p>
          </table:table-cell>
          <table:table-cell office:value-type="float" office:value="-0.395879" calcext:value-type="float">
            <text:p>-0.3958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7384" calcext:value-type="float">
            <text:p>7.87384</text:p>
          </table:table-cell>
          <table:table-cell office:value-type="float" office:value="9.45982" calcext:value-type="float">
            <text:p>9.459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8596" calcext:value-type="float">
            <text:p>7.18596</text:p>
          </table:table-cell>
          <table:table-cell office:value-type="float" office:value="0.476998" calcext:value-type="float">
            <text:p>0.476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0264" calcext:value-type="float">
            <text:p>0.0990264</text:p>
          </table:table-cell>
          <table:table-cell office:value-type="float" office:value="6.36349" calcext:value-type="float">
            <text:p>6.36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3397" calcext:value-type="float">
            <text:p>-2.83397</text:p>
          </table:table-cell>
          <table:table-cell office:value-type="float" office:value="-2.89699" calcext:value-type="float">
            <text:p>-2.896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2847" calcext:value-type="float">
            <text:p>7.02847</text:p>
          </table:table-cell>
          <table:table-cell office:value-type="float" office:value="9.06408" calcext:value-type="float">
            <text:p>9.06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4458" calcext:value-type="float">
            <text:p>8.74458</text:p>
          </table:table-cell>
          <table:table-cell office:value-type="float" office:value="-0.113716" calcext:value-type="float">
            <text:p>-0.113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5983" calcext:value-type="float">
            <text:p>-1.95983</text:p>
          </table:table-cell>
          <table:table-cell office:value-type="float" office:value="8.41269" calcext:value-type="float">
            <text:p>8.41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7305" calcext:value-type="float">
            <text:p>-1.57305</text:p>
          </table:table-cell>
          <table:table-cell office:value-type="float" office:value="-1.12032" calcext:value-type="float">
            <text:p>-1.120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96" calcext:value-type="float">
            <text:p>7.1496</text:p>
          </table:table-cell>
          <table:table-cell office:value-type="float" office:value="9.57138" calcext:value-type="float">
            <text:p>9.57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3467" calcext:value-type="float">
            <text:p>7.43467</text:p>
          </table:table-cell>
          <table:table-cell office:value-type="float" office:value="-0.283542" calcext:value-type="float">
            <text:p>-0.28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0222" calcext:value-type="float">
            <text:p>-0.550222</text:p>
          </table:table-cell>
          <table:table-cell office:value-type="float" office:value="10.7772" calcext:value-type="float">
            <text:p>10.77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9656" calcext:value-type="float">
            <text:p>1.19656</text:p>
          </table:table-cell>
          <table:table-cell office:value-type="float" office:value="2.54922" calcext:value-type="float">
            <text:p>2.549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627" calcext:value-type="float">
            <text:p>6.04627</text:p>
          </table:table-cell>
          <table:table-cell office:value-type="float" office:value="6.20369" calcext:value-type="float">
            <text:p>6.20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228" calcext:value-type="float">
            <text:p>10.1228</text:p>
          </table:table-cell>
          <table:table-cell office:value-type="float" office:value="-2.12499" calcext:value-type="float">
            <text:p>-2.12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66954" calcext:value-type="float">
            <text:p>-3.66954</text:p>
          </table:table-cell>
          <table:table-cell office:value-type="float" office:value="7.2038" calcext:value-type="float">
            <text:p>7.2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9553" calcext:value-type="float">
            <text:p>2.29553</text:p>
          </table:table-cell>
          <table:table-cell office:value-type="float" office:value="2.30515" calcext:value-type="float">
            <text:p>2.305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447" calcext:value-type="float">
            <text:p>6.45447</text:p>
          </table:table-cell>
          <table:table-cell office:value-type="float" office:value="4.33871" calcext:value-type="float">
            <text:p>4.33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9151" calcext:value-type="float">
            <text:p>4.69151</text:p>
          </table:table-cell>
          <table:table-cell office:value-type="float" office:value="-2.80354" calcext:value-type="float">
            <text:p>-2.80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62789" calcext:value-type="float">
            <text:p>-0.762789</text:p>
          </table:table-cell>
          <table:table-cell office:value-type="float" office:value="7.6016" calcext:value-type="float">
            <text:p>7.60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5437" calcext:value-type="float">
            <text:p>0.885437</text:p>
          </table:table-cell>
          <table:table-cell office:value-type="float" office:value="1.66435" calcext:value-type="float">
            <text:p>1.664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725" calcext:value-type="float">
            <text:p>8.53725</text:p>
          </table:table-cell>
          <table:table-cell office:value-type="float" office:value="12.5629" calcext:value-type="float">
            <text:p>12.56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9399" calcext:value-type="float">
            <text:p>7.69399</text:p>
          </table:table-cell>
          <table:table-cell office:value-type="float" office:value="-3.95409" calcext:value-type="float">
            <text:p>-3.95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2157" calcext:value-type="float">
            <text:p>2.42157</text:p>
          </table:table-cell>
          <table:table-cell office:value-type="float" office:value="10.1385" calcext:value-type="float">
            <text:p>10.1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88393" calcext:value-type="float">
            <text:p>0.988393</text:p>
          </table:table-cell>
          <table:table-cell office:value-type="float" office:value="-0.756335" calcext:value-type="float">
            <text:p>-0.7563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666" calcext:value-type="float">
            <text:p>7.35666</text:p>
          </table:table-cell>
          <table:table-cell office:value-type="float" office:value="13.2297" calcext:value-type="float">
            <text:p>13.2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9283" calcext:value-type="float">
            <text:p>12.9283</text:p>
          </table:table-cell>
          <table:table-cell office:value-type="float" office:value="1.59718" calcext:value-type="float">
            <text:p>1.59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5415" calcext:value-type="float">
            <text:p>-1.35415</text:p>
          </table:table-cell>
          <table:table-cell office:value-type="float" office:value="8.06616" calcext:value-type="float">
            <text:p>8.06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24139" calcext:value-type="float">
            <text:p>-0.724139</text:p>
          </table:table-cell>
          <table:table-cell office:value-type="float" office:value="-5.84513" calcext:value-type="float">
            <text:p>-5.845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828" calcext:value-type="float">
            <text:p>8.07828</text:p>
          </table:table-cell>
          <table:table-cell office:value-type="float" office:value="8.00651" calcext:value-type="float">
            <text:p>8.00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6036" calcext:value-type="float">
            <text:p>9.26036</text:p>
          </table:table-cell>
          <table:table-cell office:value-type="float" office:value="-1.13167" calcext:value-type="float">
            <text:p>-1.13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97456" calcext:value-type="float">
            <text:p>-0.297456</text:p>
          </table:table-cell>
          <table:table-cell office:value-type="float" office:value="8.63312" calcext:value-type="float">
            <text:p>8.633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2523" calcext:value-type="float">
            <text:p>-2.02523</text:p>
          </table:table-cell>
          <table:table-cell office:value-type="float" office:value="-1.32316" calcext:value-type="float">
            <text:p>-1.323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6763" calcext:value-type="float">
            <text:p>8.26763</text:p>
          </table:table-cell>
          <table:table-cell office:value-type="float" office:value="8.24585" calcext:value-type="float">
            <text:p>8.24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3033" calcext:value-type="float">
            <text:p>6.93033</text:p>
          </table:table-cell>
          <table:table-cell office:value-type="float" office:value="2.16935" calcext:value-type="float">
            <text:p>2.16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9034" calcext:value-type="float">
            <text:p>-0.519034</text:p>
          </table:table-cell>
          <table:table-cell office:value-type="float" office:value="11.7277" calcext:value-type="float">
            <text:p>11.72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43719" calcext:value-type="float">
            <text:p>4.43719</text:p>
          </table:table-cell>
          <table:table-cell office:value-type="float" office:value="0.183355" calcext:value-type="float">
            <text:p>0.183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087" calcext:value-type="float">
            <text:p>9.19087</text:p>
          </table:table-cell>
          <table:table-cell office:value-type="float" office:value="5.76906" calcext:value-type="float">
            <text:p>5.769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2699" calcext:value-type="float">
            <text:p>7.22699</text:p>
          </table:table-cell>
          <table:table-cell office:value-type="float" office:value="-3.15862" calcext:value-type="float">
            <text:p>-3.15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1007" calcext:value-type="float">
            <text:p>-2.71007</text:p>
          </table:table-cell>
          <table:table-cell office:value-type="float" office:value="4.992" calcext:value-type="float">
            <text:p>4.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9371" calcext:value-type="float">
            <text:p>0.839371</text:p>
          </table:table-cell>
          <table:table-cell office:value-type="float" office:value="-0.647492" calcext:value-type="float">
            <text:p>-0.6474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696" calcext:value-type="float">
            <text:p>8.43696</text:p>
          </table:table-cell>
          <table:table-cell office:value-type="float" office:value="9.33475" calcext:value-type="float">
            <text:p>9.33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7101" calcext:value-type="float">
            <text:p>2.87101</text:p>
          </table:table-cell>
          <table:table-cell office:value-type="float" office:value="0.012333" calcext:value-type="float">
            <text:p>0.012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4717" calcext:value-type="float">
            <text:p>-2.34717</text:p>
          </table:table-cell>
          <table:table-cell office:value-type="float" office:value="6.73954" calcext:value-type="float">
            <text:p>6.7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6814" calcext:value-type="float">
            <text:p>-5.6814</text:p>
          </table:table-cell>
          <table:table-cell office:value-type="float" office:value="0.702193" calcext:value-type="float">
            <text:p>0.7021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6186" calcext:value-type="float">
            <text:p>8.46186</text:p>
          </table:table-cell>
          <table:table-cell office:value-type="float" office:value="8.31612" calcext:value-type="float">
            <text:p>8.31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5076" calcext:value-type="float">
            <text:p>8.95076</text:p>
          </table:table-cell>
          <table:table-cell office:value-type="float" office:value="-1.0928" calcext:value-type="float">
            <text:p>-1.0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97582" calcext:value-type="float">
            <text:p>-2.97582</text:p>
          </table:table-cell>
          <table:table-cell office:value-type="float" office:value="9.49129" calcext:value-type="float">
            <text:p>9.491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18598" calcext:value-type="float">
            <text:p>-0.218598</text:p>
          </table:table-cell>
          <table:table-cell office:value-type="float" office:value="1.57201" calcext:value-type="float">
            <text:p>1.572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5777" calcext:value-type="float">
            <text:p>9.55777</text:p>
          </table:table-cell>
          <table:table-cell office:value-type="float" office:value="9.8791" calcext:value-type="float">
            <text:p>9.8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9949" calcext:value-type="float">
            <text:p>4.79949</text:p>
          </table:table-cell>
          <table:table-cell office:value-type="float" office:value="-4.56326" calcext:value-type="float">
            <text:p>-4.56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68" calcext:value-type="float">
            <text:p>1.75368</text:p>
          </table:table-cell>
          <table:table-cell office:value-type="float" office:value="7.96342" calcext:value-type="float">
            <text:p>7.96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18367" calcext:value-type="float">
            <text:p>-2.18367</text:p>
          </table:table-cell>
          <table:table-cell office:value-type="float" office:value="1.40021" calcext:value-type="float">
            <text:p>1.400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924" calcext:value-type="float">
            <text:p>10.1924</text:p>
          </table:table-cell>
          <table:table-cell office:value-type="float" office:value="6.95816" calcext:value-type="float">
            <text:p>6.95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805" calcext:value-type="float">
            <text:p>8.75805</text:p>
          </table:table-cell>
          <table:table-cell office:value-type="float" office:value="-2.88418" calcext:value-type="float">
            <text:p>-2.884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1951" calcext:value-type="float">
            <text:p>3.31951</text:p>
          </table:table-cell>
          <table:table-cell office:value-type="float" office:value="4.9207" calcext:value-type="float">
            <text:p>4.9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6454" calcext:value-type="float">
            <text:p>0.376454</text:p>
          </table:table-cell>
          <table:table-cell office:value-type="float" office:value="-1.59503" calcext:value-type="float">
            <text:p>-1.595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37" calcext:value-type="float">
            <text:p>10.237</text:p>
          </table:table-cell>
          <table:table-cell office:value-type="float" office:value="7.06315" calcext:value-type="float">
            <text:p>7.06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8815" calcext:value-type="float">
            <text:p>8.88815</text:p>
          </table:table-cell>
          <table:table-cell office:value-type="float" office:value="2.59233" calcext:value-type="float">
            <text:p>2.592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2378" calcext:value-type="float">
            <text:p>-1.02378</text:p>
          </table:table-cell>
          <table:table-cell office:value-type="float" office:value="5.78833" calcext:value-type="float">
            <text:p>5.78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89587" calcext:value-type="float">
            <text:p>4.89587</text:p>
          </table:table-cell>
          <table:table-cell office:value-type="float" office:value="3.06646" calcext:value-type="float">
            <text:p>3.066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455" calcext:value-type="float">
            <text:p>10.5455</text:p>
          </table:table-cell>
          <table:table-cell office:value-type="float" office:value="6.44122" calcext:value-type="float">
            <text:p>6.44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4898" calcext:value-type="float">
            <text:p>6.84898</text:p>
          </table:table-cell>
          <table:table-cell office:value-type="float" office:value="-1.22367" calcext:value-type="float">
            <text:p>-1.22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55732" calcext:value-type="float">
            <text:p>-0.255732</text:p>
          </table:table-cell>
          <table:table-cell office:value-type="float" office:value="6.06837" calcext:value-type="float">
            <text:p>6.06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0642" calcext:value-type="float">
            <text:p>0.150642</text:p>
          </table:table-cell>
          <table:table-cell office:value-type="float" office:value="-0.212132" calcext:value-type="float">
            <text:p>-0.2121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512" calcext:value-type="float">
            <text:p>7.46512</text:p>
          </table:table-cell>
          <table:table-cell office:value-type="float" office:value="7.01636" calcext:value-type="float">
            <text:p>7.01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3844" calcext:value-type="float">
            <text:p>8.33844</text:p>
          </table:table-cell>
          <table:table-cell office:value-type="float" office:value="1.87717" calcext:value-type="float">
            <text:p>1.87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6282" calcext:value-type="float">
            <text:p>2.36282</text:p>
          </table:table-cell>
          <table:table-cell office:value-type="float" office:value="8.317" calcext:value-type="float">
            <text:p>8.3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397" calcext:value-type="float">
            <text:p>-3.45397</text:p>
          </table:table-cell>
          <table:table-cell office:value-type="float" office:value="0.565817" calcext:value-type="float">
            <text:p>0.5658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0068" calcext:value-type="float">
            <text:p>4.80068</text:p>
          </table:table-cell>
          <table:table-cell office:value-type="float" office:value="8.56432" calcext:value-type="float">
            <text:p>8.564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8685" calcext:value-type="float">
            <text:p>6.18685</text:p>
          </table:table-cell>
          <table:table-cell office:value-type="float" office:value="-1.7831" calcext:value-type="float">
            <text:p>-1.7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48999" calcext:value-type="float">
            <text:p>-1.48999</text:p>
          </table:table-cell>
          <table:table-cell office:value-type="float" office:value="6.78218" calcext:value-type="float">
            <text:p>6.782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1552" calcext:value-type="float">
            <text:p>-0.41552</text:p>
          </table:table-cell>
          <table:table-cell office:value-type="float" office:value="1.27775" calcext:value-type="float">
            <text:p>1.277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5692" calcext:value-type="float">
            <text:p>9.55692</text:p>
          </table:table-cell>
          <table:table-cell office:value-type="float" office:value="8.3326" calcext:value-type="float">
            <text:p>8.33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0063" calcext:value-type="float">
            <text:p>5.60063</text:p>
          </table:table-cell>
          <table:table-cell office:value-type="float" office:value="1.63451" calcext:value-type="float">
            <text:p>1.63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65558" calcext:value-type="float">
            <text:p>-0.065558</text:p>
          </table:table-cell>
          <table:table-cell office:value-type="float" office:value="7.95612" calcext:value-type="float">
            <text:p>7.95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965" calcext:value-type="float">
            <text:p>1.46965</text:p>
          </table:table-cell>
          <table:table-cell office:value-type="float" office:value="-1.44347" calcext:value-type="float">
            <text:p>-1.443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127" calcext:value-type="float">
            <text:p>9.21127</text:p>
          </table:table-cell>
          <table:table-cell office:value-type="float" office:value="13.1372" calcext:value-type="float">
            <text:p>13.1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4211" calcext:value-type="float">
            <text:p>6.94211</text:p>
          </table:table-cell>
          <table:table-cell office:value-type="float" office:value="-5.28946" calcext:value-type="float">
            <text:p>-5.28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80801" calcext:value-type="float">
            <text:p>-2.80801</text:p>
          </table:table-cell>
          <table:table-cell office:value-type="float" office:value="10.0241" calcext:value-type="float">
            <text:p>10.0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954" calcext:value-type="float">
            <text:p>-3.45954</text:p>
          </table:table-cell>
          <table:table-cell office:value-type="float" office:value="0.178698" calcext:value-type="float">
            <text:p>0.1786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987" calcext:value-type="float">
            <text:p>10.7987</text:p>
          </table:table-cell>
          <table:table-cell office:value-type="float" office:value="11.2023" calcext:value-type="float">
            <text:p>11.2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5928" calcext:value-type="float">
            <text:p>7.65928</text:p>
          </table:table-cell>
          <table:table-cell office:value-type="float" office:value="-0.75612" calcext:value-type="float">
            <text:p>-0.75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25268" calcext:value-type="float">
            <text:p>-2.25268</text:p>
          </table:table-cell>
          <table:table-cell office:value-type="float" office:value="9.8395" calcext:value-type="float">
            <text:p>9.8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5206" calcext:value-type="float">
            <text:p>-1.15206</text:p>
          </table:table-cell>
          <table:table-cell office:value-type="float" office:value="-3.95319" calcext:value-type="float">
            <text:p>-3.953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259" calcext:value-type="float">
            <text:p>9.22259</text:p>
          </table:table-cell>
          <table:table-cell office:value-type="float" office:value="7.04498" calcext:value-type="float">
            <text:p>7.044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8526" calcext:value-type="float">
            <text:p>5.38526</text:p>
          </table:table-cell>
          <table:table-cell office:value-type="float" office:value="-3.02599" calcext:value-type="float">
            <text:p>-3.02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8972" calcext:value-type="float">
            <text:p>-3.08972</text:p>
          </table:table-cell>
          <table:table-cell office:value-type="float" office:value="7.90624" calcext:value-type="float">
            <text:p>7.906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0314" calcext:value-type="float">
            <text:p>-2.40314</text:p>
          </table:table-cell>
          <table:table-cell office:value-type="float" office:value="2.79471" calcext:value-type="float">
            <text:p>2.794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729" calcext:value-type="float">
            <text:p>8.80729</text:p>
          </table:table-cell>
          <table:table-cell office:value-type="float" office:value="6.50124" calcext:value-type="float">
            <text:p>6.50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49" calcext:value-type="float">
            <text:p>10.449</text:p>
          </table:table-cell>
          <table:table-cell office:value-type="float" office:value="-0.637495" calcext:value-type="float">
            <text:p>-0.637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3236" calcext:value-type="float">
            <text:p>0.173236</text:p>
          </table:table-cell>
          <table:table-cell office:value-type="float" office:value="11.3011" calcext:value-type="float">
            <text:p>11.3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7262" calcext:value-type="float">
            <text:p>-3.87262</text:p>
          </table:table-cell>
          <table:table-cell office:value-type="float" office:value="1.64272" calcext:value-type="float">
            <text:p>1.642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2831" calcext:value-type="float">
            <text:p>6.32831</text:p>
          </table:table-cell>
          <table:table-cell office:value-type="float" office:value="7.57361" calcext:value-type="float">
            <text:p>7.57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777" calcext:value-type="float">
            <text:p>9.3777</text:p>
          </table:table-cell>
          <table:table-cell office:value-type="float" office:value="-0.00804024" calcext:value-type="float">
            <text:p>-0.00804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8037" calcext:value-type="float">
            <text:p>-0.238037</text:p>
          </table:table-cell>
          <table:table-cell office:value-type="float" office:value="8.76104" calcext:value-type="float">
            <text:p>8.761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9788" calcext:value-type="float">
            <text:p>1.99788</text:p>
          </table:table-cell>
          <table:table-cell office:value-type="float" office:value="3.17003" calcext:value-type="float">
            <text:p>3.170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944" calcext:value-type="float">
            <text:p>5.55944</text:p>
          </table:table-cell>
          <table:table-cell office:value-type="float" office:value="7.41454" calcext:value-type="float">
            <text:p>7.41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2184" calcext:value-type="float">
            <text:p>9.72184</text:p>
          </table:table-cell>
          <table:table-cell office:value-type="float" office:value="-0.609887" calcext:value-type="float">
            <text:p>-0.6098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8116" calcext:value-type="float">
            <text:p>-1.58116</text:p>
          </table:table-cell>
          <table:table-cell office:value-type="float" office:value="8.64178" calcext:value-type="float">
            <text:p>8.64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0.350504" calcext:value-type="float">
            <text:p>0.350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7556" calcext:value-type="float">
            <text:p>9.27556</text:p>
          </table:table-cell>
          <table:table-cell office:value-type="float" office:value="5.60753" calcext:value-type="float">
            <text:p>5.60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6063" calcext:value-type="float">
            <text:p>8.26063</text:p>
          </table:table-cell>
          <table:table-cell office:value-type="float" office:value="3.71083" calcext:value-type="float">
            <text:p>3.710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1992" calcext:value-type="float">
            <text:p>2.51992</text:p>
          </table:table-cell>
          <table:table-cell office:value-type="float" office:value="9.03533" calcext:value-type="float">
            <text:p>9.03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2099" calcext:value-type="float">
            <text:p>1.62099</text:p>
          </table:table-cell>
          <table:table-cell office:value-type="float" office:value="-3.64251" calcext:value-type="float">
            <text:p>-3.642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6323" calcext:value-type="float">
            <text:p>6.36323</text:p>
          </table:table-cell>
          <table:table-cell office:value-type="float" office:value="9.19849" calcext:value-type="float">
            <text:p>9.19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0215" calcext:value-type="float">
            <text:p>5.30215</text:p>
          </table:table-cell>
          <table:table-cell office:value-type="float" office:value="-4.65305" calcext:value-type="float">
            <text:p>-4.65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6588" calcext:value-type="float">
            <text:p>4.16588</text:p>
          </table:table-cell>
          <table:table-cell office:value-type="float" office:value="8.85785" calcext:value-type="float">
            <text:p>8.857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2021" calcext:value-type="float">
            <text:p>2.42021</text:p>
          </table:table-cell>
          <table:table-cell office:value-type="float" office:value="2.8181" calcext:value-type="float">
            <text:p>2.81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625" calcext:value-type="float">
            <text:p>9.20625</text:p>
          </table:table-cell>
          <table:table-cell office:value-type="float" office:value="11.8963" calcext:value-type="float">
            <text:p>11.8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1939" calcext:value-type="float">
            <text:p>5.41939</text:p>
          </table:table-cell>
          <table:table-cell office:value-type="float" office:value="-2.84539" calcext:value-type="float">
            <text:p>-2.84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8.398" calcext:value-type="float">
            <text:p>8.3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9801" calcext:value-type="float">
            <text:p>-1.59801</text:p>
          </table:table-cell>
          <table:table-cell office:value-type="float" office:value="0.748332" calcext:value-type="float">
            <text:p>0.7483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0887" calcext:value-type="float">
            <text:p>8.70887</text:p>
          </table:table-cell>
          <table:table-cell office:value-type="float" office:value="6.4083" calcext:value-type="float">
            <text:p>6.4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058" calcext:value-type="float">
            <text:p>10.1058</text:p>
          </table:table-cell>
          <table:table-cell office:value-type="float" office:value="1.5459" calcext:value-type="float">
            <text:p>1.5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1131" calcext:value-type="float">
            <text:p>1.41131</text:p>
          </table:table-cell>
          <table:table-cell office:value-type="float" office:value="8.58873" calcext:value-type="float">
            <text:p>8.588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1576" calcext:value-type="float">
            <text:p>0.371576</text:p>
          </table:table-cell>
          <table:table-cell office:value-type="float" office:value="1.02074" calcext:value-type="float">
            <text:p>1.020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5043" calcext:value-type="float">
            <text:p>6.95043</text:p>
          </table:table-cell>
          <table:table-cell office:value-type="float" office:value="7.84081" calcext:value-type="float">
            <text:p>7.84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686" calcext:value-type="float">
            <text:p>12.4686</text:p>
          </table:table-cell>
          <table:table-cell office:value-type="float" office:value="6.66246" calcext:value-type="float">
            <text:p>6.66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86252" calcext:value-type="float">
            <text:p>0.386252</text:p>
          </table:table-cell>
          <table:table-cell office:value-type="float" office:value="8.75404" calcext:value-type="float">
            <text:p>8.75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2788" calcext:value-type="float">
            <text:p>-1.82788</text:p>
          </table:table-cell>
          <table:table-cell office:value-type="float" office:value="3.12048" calcext:value-type="float">
            <text:p>3.120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622" calcext:value-type="float">
            <text:p>7.45622</text:p>
          </table:table-cell>
          <table:table-cell office:value-type="float" office:value="10.1031" calcext:value-type="float">
            <text:p>10.1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3537" calcext:value-type="float">
            <text:p>9.23537</text:p>
          </table:table-cell>
          <table:table-cell office:value-type="float" office:value="-0.461017" calcext:value-type="float">
            <text:p>-0.461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942" calcext:value-type="float">
            <text:p>1.92942</text:p>
          </table:table-cell>
          <table:table-cell office:value-type="float" office:value="11.2582" calcext:value-type="float">
            <text:p>11.25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14954" calcext:value-type="float">
            <text:p>-0.714954</text:p>
          </table:table-cell>
          <table:table-cell office:value-type="float" office:value="-1.20405" calcext:value-type="float">
            <text:p>-1.20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6939" calcext:value-type="float">
            <text:p>7.76939</text:p>
          </table:table-cell>
          <table:table-cell office:value-type="float" office:value="5.22319" calcext:value-type="float">
            <text:p>5.22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2504" calcext:value-type="float">
            <text:p>7.62504</text:p>
          </table:table-cell>
          <table:table-cell office:value-type="float" office:value="1.12688" calcext:value-type="float">
            <text:p>1.12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7195" calcext:value-type="float">
            <text:p>1.07195</text:p>
          </table:table-cell>
          <table:table-cell office:value-type="float" office:value="8.39937" calcext:value-type="float">
            <text:p>8.39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00985" calcext:value-type="float">
            <text:p>-1.00985</text:p>
          </table:table-cell>
          <table:table-cell office:value-type="float" office:value="-2.47824" calcext:value-type="float">
            <text:p>-2.478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2442" calcext:value-type="float">
            <text:p>5.32442</text:p>
          </table:table-cell>
          <table:table-cell office:value-type="float" office:value="6.94493" calcext:value-type="float">
            <text:p>6.944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1771" calcext:value-type="float">
            <text:p>6.01771</text:p>
          </table:table-cell>
          <table:table-cell office:value-type="float" office:value="1.89895" calcext:value-type="float">
            <text:p>1.898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4565" calcext:value-type="float">
            <text:p>-0.234565</text:p>
          </table:table-cell>
          <table:table-cell office:value-type="float" office:value="7.38178" calcext:value-type="float">
            <text:p>7.38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2599" calcext:value-type="float">
            <text:p>2.42599</text:p>
          </table:table-cell>
          <table:table-cell office:value-type="float" office:value="0.846955" calcext:value-type="float">
            <text:p>0.8469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1878" calcext:value-type="float">
            <text:p>8.81878</text:p>
          </table:table-cell>
          <table:table-cell office:value-type="float" office:value="8.52316" calcext:value-type="float">
            <text:p>8.52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2104" calcext:value-type="float">
            <text:p>9.72104</text:p>
          </table:table-cell>
          <table:table-cell office:value-type="float" office:value="-0.342913" calcext:value-type="float">
            <text:p>-0.342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1485" calcext:value-type="float">
            <text:p>0.0701485</text:p>
          </table:table-cell>
          <table:table-cell office:value-type="float" office:value="11.1913" calcext:value-type="float">
            <text:p>11.1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0704" calcext:value-type="float">
            <text:p>-1.20704</text:p>
          </table:table-cell>
          <table:table-cell office:value-type="float" office:value="1.03603" calcext:value-type="float">
            <text:p>1.036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439" calcext:value-type="float">
            <text:p>7.07439</text:p>
          </table:table-cell>
          <table:table-cell office:value-type="float" office:value="6.33978" calcext:value-type="float">
            <text:p>6.339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3065" calcext:value-type="float">
            <text:p>9.93065</text:p>
          </table:table-cell>
          <table:table-cell office:value-type="float" office:value="0.249349" calcext:value-type="float">
            <text:p>0.249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5226" calcext:value-type="float">
            <text:p>-1.15226</text:p>
          </table:table-cell>
          <table:table-cell office:value-type="float" office:value="6.22655" calcext:value-type="float">
            <text:p>6.22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4921" calcext:value-type="float">
            <text:p>3.84921</text:p>
          </table:table-cell>
          <table:table-cell office:value-type="float" office:value="0.906957" calcext:value-type="float">
            <text:p>0.9069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528" calcext:value-type="float">
            <text:p>10.9528</text:p>
          </table:table-cell>
          <table:table-cell office:value-type="float" office:value="8.55791" calcext:value-type="float">
            <text:p>8.55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7897" calcext:value-type="float">
            <text:p>8.97897</text:p>
          </table:table-cell>
          <table:table-cell office:value-type="float" office:value="-1.43509" calcext:value-type="float">
            <text:p>-1.43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418" calcext:value-type="float">
            <text:p>-2.0418</text:p>
          </table:table-cell>
          <table:table-cell office:value-type="float" office:value="8.75039" calcext:value-type="float">
            <text:p>8.750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6891" calcext:value-type="float">
            <text:p>1.06891</text:p>
          </table:table-cell>
          <table:table-cell office:value-type="float" office:value="-0.745644" calcext:value-type="float">
            <text:p>-0.7456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328" calcext:value-type="float">
            <text:p>10.7328</text:p>
          </table:table-cell>
          <table:table-cell office:value-type="float" office:value="8.0697" calcext:value-type="float">
            <text:p>8.0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5608" calcext:value-type="float">
            <text:p>7.85608</text:p>
          </table:table-cell>
          <table:table-cell office:value-type="float" office:value="-2.00514" calcext:value-type="float">
            <text:p>-2.00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8608" calcext:value-type="float">
            <text:p>-1.88608</text:p>
          </table:table-cell>
          <table:table-cell office:value-type="float" office:value="5.86837" calcext:value-type="float">
            <text:p>5.86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57772" calcext:value-type="float">
            <text:p>-3.57772</text:p>
          </table:table-cell>
          <table:table-cell office:value-type="float" office:value="3.28208" calcext:value-type="float">
            <text:p>3.282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367" calcext:value-type="float">
            <text:p>9.99367</text:p>
          </table:table-cell>
          <table:table-cell office:value-type="float" office:value="7.84183" calcext:value-type="float">
            <text:p>7.841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2783" calcext:value-type="float">
            <text:p>8.62783</text:p>
          </table:table-cell>
          <table:table-cell office:value-type="float" office:value="-0.611762" calcext:value-type="float">
            <text:p>-0.61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656" calcext:value-type="float">
            <text:p>-1.0656</text:p>
          </table:table-cell>
          <table:table-cell office:value-type="float" office:value="4.98466" calcext:value-type="float">
            <text:p>4.984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20538" calcext:value-type="float">
            <text:p>0.620538</text:p>
          </table:table-cell>
          <table:table-cell office:value-type="float" office:value="-3.88896" calcext:value-type="float">
            <text:p>-3.888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315" calcext:value-type="float">
            <text:p>9.58315</text:p>
          </table:table-cell>
          <table:table-cell office:value-type="float" office:value="9.77967" calcext:value-type="float">
            <text:p>9.77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1819" calcext:value-type="float">
            <text:p>7.81819</text:p>
          </table:table-cell>
          <table:table-cell office:value-type="float" office:value="0.983158" calcext:value-type="float">
            <text:p>0.983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4606" calcext:value-type="float">
            <text:p>-1.94606</text:p>
          </table:table-cell>
          <table:table-cell office:value-type="float" office:value="7.91084" calcext:value-type="float">
            <text:p>7.91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0624" calcext:value-type="float">
            <text:p>-0.820624</text:p>
          </table:table-cell>
          <table:table-cell office:value-type="float" office:value="0.701993" calcext:value-type="float">
            <text:p>0.7019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456" calcext:value-type="float">
            <text:p>11.2456</text:p>
          </table:table-cell>
          <table:table-cell office:value-type="float" office:value="6.38442" calcext:value-type="float">
            <text:p>6.38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2877" calcext:value-type="float">
            <text:p>7.92877</text:p>
          </table:table-cell>
          <table:table-cell office:value-type="float" office:value="0.922596" calcext:value-type="float">
            <text:p>0.9225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7587" calcext:value-type="float">
            <text:p>4.17587</text:p>
          </table:table-cell>
          <table:table-cell office:value-type="float" office:value="6.07805" calcext:value-type="float">
            <text:p>6.07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6078" calcext:value-type="float">
            <text:p>-1.66078</text:p>
          </table:table-cell>
          <table:table-cell office:value-type="float" office:value="0.429776" calcext:value-type="float">
            <text:p>0.4297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339" calcext:value-type="float">
            <text:p>10.1339</text:p>
          </table:table-cell>
          <table:table-cell office:value-type="float" office:value="8.04774" calcext:value-type="float">
            <text:p>8.047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0103" calcext:value-type="float">
            <text:p>10.0103</text:p>
          </table:table-cell>
          <table:table-cell office:value-type="float" office:value="-1.17834" calcext:value-type="float">
            <text:p>-1.17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1166" calcext:value-type="float">
            <text:p>-1.51166</text:p>
          </table:table-cell>
          <table:table-cell office:value-type="float" office:value="6.80485" calcext:value-type="float">
            <text:p>6.804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0204" calcext:value-type="float">
            <text:p>1.20204</text:p>
          </table:table-cell>
          <table:table-cell office:value-type="float" office:value="1.71769" calcext:value-type="float">
            <text:p>1.717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9579" calcext:value-type="float">
            <text:p>9.39579</text:p>
          </table:table-cell>
          <table:table-cell office:value-type="float" office:value="10.9623" calcext:value-type="float">
            <text:p>10.96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9734" calcext:value-type="float">
            <text:p>8.29734</text:p>
          </table:table-cell>
          <table:table-cell office:value-type="float" office:value="-0.815275" calcext:value-type="float">
            <text:p>-0.815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9131" calcext:value-type="float">
            <text:p>0.739131</text:p>
          </table:table-cell>
          <table:table-cell office:value-type="float" office:value="10.5341" calcext:value-type="float">
            <text:p>10.53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6097" calcext:value-type="float">
            <text:p>-2.06097</text:p>
          </table:table-cell>
          <table:table-cell office:value-type="float" office:value="-1.47577" calcext:value-type="float">
            <text:p>-1.475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87" calcext:value-type="float">
            <text:p>9.5487</text:p>
          </table:table-cell>
          <table:table-cell office:value-type="float" office:value="7.23836" calcext:value-type="float">
            <text:p>7.2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0608" calcext:value-type="float">
            <text:p>10.0608</text:p>
          </table:table-cell>
          <table:table-cell office:value-type="float" office:value="-0.20577" calcext:value-type="float">
            <text:p>-0.20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1507" calcext:value-type="float">
            <text:p>0.871507</text:p>
          </table:table-cell>
          <table:table-cell office:value-type="float" office:value="10.9317" calcext:value-type="float">
            <text:p>10.93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1624" calcext:value-type="float">
            <text:p>0.951624</text:p>
          </table:table-cell>
          <table:table-cell office:value-type="float" office:value="1.6315" calcext:value-type="float">
            <text:p>1.63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037" calcext:value-type="float">
            <text:p>11.5037</text:p>
          </table:table-cell>
          <table:table-cell office:value-type="float" office:value="8.32337" calcext:value-type="float">
            <text:p>8.32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2964" calcext:value-type="float">
            <text:p>8.82964</text:p>
          </table:table-cell>
          <table:table-cell office:value-type="float" office:value="-2.25649" calcext:value-type="float">
            <text:p>-2.25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94562" calcext:value-type="float">
            <text:p>0.194562</text:p>
          </table:table-cell>
          <table:table-cell office:value-type="float" office:value="8.47169" calcext:value-type="float">
            <text:p>8.471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2117" calcext:value-type="float">
            <text:p>1.42117</text:p>
          </table:table-cell>
          <table:table-cell office:value-type="float" office:value="-0.673289" calcext:value-type="float">
            <text:p>-0.6732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4489" calcext:value-type="float">
            <text:p>6.14489</text:p>
          </table:table-cell>
          <table:table-cell office:value-type="float" office:value="6.00775" calcext:value-type="float">
            <text:p>6.00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0436" calcext:value-type="float">
            <text:p>8.30436</text:p>
          </table:table-cell>
          <table:table-cell office:value-type="float" office:value="-2.52951" calcext:value-type="float">
            <text:p>-2.529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1925" calcext:value-type="float">
            <text:p>0.471925</text:p>
          </table:table-cell>
          <table:table-cell office:value-type="float" office:value="5.47258" calcext:value-type="float">
            <text:p>5.472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7548" calcext:value-type="float">
            <text:p>1.47548</text:p>
          </table:table-cell>
          <table:table-cell office:value-type="float" office:value="-2.45438" calcext:value-type="float">
            <text:p>-2.454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52" calcext:value-type="float">
            <text:p>10.1752</text:p>
          </table:table-cell>
          <table:table-cell office:value-type="float" office:value="10.0333" calcext:value-type="float">
            <text:p>10.0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1378" calcext:value-type="float">
            <text:p>6.81378</text:p>
          </table:table-cell>
          <table:table-cell office:value-type="float" office:value="0.307284" calcext:value-type="float">
            <text:p>0.307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4288" calcext:value-type="float">
            <text:p>-0.284288</text:p>
          </table:table-cell>
          <table:table-cell office:value-type="float" office:value="9.48915" calcext:value-type="float">
            <text:p>9.489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33825" calcext:value-type="float">
            <text:p>-0.633825</text:p>
          </table:table-cell>
          <table:table-cell office:value-type="float" office:value="0.591556" calcext:value-type="float">
            <text:p>0.5915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238" calcext:value-type="float">
            <text:p>8.54238</text:p>
          </table:table-cell>
          <table:table-cell office:value-type="float" office:value="10.3438" calcext:value-type="float">
            <text:p>10.34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3617" calcext:value-type="float">
            <text:p>8.83617</text:p>
          </table:table-cell>
          <table:table-cell office:value-type="float" office:value="-2.85463" calcext:value-type="float">
            <text:p>-2.85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1018" calcext:value-type="float">
            <text:p>2.11018</text:p>
          </table:table-cell>
          <table:table-cell office:value-type="float" office:value="8.19241" calcext:value-type="float">
            <text:p>8.19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4905" calcext:value-type="float">
            <text:p>-3.04905</text:p>
          </table:table-cell>
          <table:table-cell office:value-type="float" office:value="-1.76264" calcext:value-type="float">
            <text:p>-1.762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editing-duration>PT1M50S</meta:editing-duration>
    <meta:editing-cycles>2</meta:editing-cycles>
    <meta:creation-date>2022-11-29T14:43:43.575129755</meta:creation-date>
    <dc:date>2022-11-29T14:45:34.201306561</dc:date>
    <meta:document-statistic meta:table-count="1" meta:cell-count="30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732cm" svg:y="4.206cm" style:legend-expansion="high" chart:style-name="ch2"/>
        <chart:plot-area chart:style-name="ch3" table:cell-range-address="data.A25:data.C530" chart:data-source-has-labels="column" svg:x="0.085cm" svg:y="0.236cm" svg:width="13.244cm" svg:height="8.675cm">
          <chartooo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C25:data.C530" chart:class="chart:scatter">
            <chart:domain table:cell-range-address="data.B25:data.B530"/>
            <chart:data-point chart:repeated="5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7.28531">
                <text:p>7.28531</text:p>
                <draw:g>
                  <svg:desc>data.B25:data.B530</svg:desc>
                </draw:g>
              </table:table-cell>
              <table:table-cell office:value-type="float" office:value="12.5879">
                <text:p>12.5879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977">
                <text:p>10.3977</text:p>
              </table:table-cell>
              <table:table-cell office:value-type="float" office:value="6.4489">
                <text:p>6.4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3624">
                <text:p>6.73624</text:p>
              </table:table-cell>
              <table:table-cell office:value-type="float" office:value="9.68033">
                <text:p>9.680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0197">
                <text:p>7.10197</text:p>
              </table:table-cell>
              <table:table-cell office:value-type="float" office:value="10.8327">
                <text:p>10.8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948">
                <text:p>10.2948</text:p>
              </table:table-cell>
              <table:table-cell office:value-type="float" office:value="6.67373">
                <text:p>6.67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2703">
                <text:p>9.02703</text:p>
              </table:table-cell>
              <table:table-cell office:value-type="float" office:value="8.67945">
                <text:p>8.679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2699">
                <text:p>6.02699</text:p>
              </table:table-cell>
              <table:table-cell office:value-type="float" office:value="7.03695">
                <text:p>7.036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4861">
                <text:p>4.04861</text:p>
              </table:table-cell>
              <table:table-cell office:value-type="float" office:value="8.78055">
                <text:p>8.780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96348">
                <text:p>3.96348</text:p>
              </table:table-cell>
              <table:table-cell office:value-type="float" office:value="10.5684">
                <text:p>10.56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6468">
                <text:p>7.86468</text:p>
              </table:table-cell>
              <table:table-cell office:value-type="float" office:value="9.84118">
                <text:p>9.841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9347">
                <text:p>9.99347</text:p>
              </table:table-cell>
              <table:table-cell office:value-type="float" office:value="9.73924">
                <text:p>9.739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873">
                <text:p>7.23873</text:p>
              </table:table-cell>
              <table:table-cell office:value-type="float" office:value="5.7269">
                <text:p>5.7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2083">
                <text:p>9.82083</text:p>
              </table:table-cell>
              <table:table-cell office:value-type="float" office:value="6.09689">
                <text:p>6.096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7566">
                <text:p>7.07566</text:p>
              </table:table-cell>
              <table:table-cell office:value-type="float" office:value="9.61258">
                <text:p>9.612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1022">
                <text:p>8.11022</text:p>
              </table:table-cell>
              <table:table-cell office:value-type="float" office:value="7.28457">
                <text:p>7.284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556">
                <text:p>9.455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546">
                <text:p>9.21546</text:p>
              </table:table-cell>
              <table:table-cell office:value-type="float" office:value="6.65196">
                <text:p>6.651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2294">
                <text:p>9.92294</text:p>
              </table:table-cell>
              <table:table-cell office:value-type="float" office:value="8.54198">
                <text:p>8.541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084">
                <text:p>8.10084</text:p>
              </table:table-cell>
              <table:table-cell office:value-type="float" office:value="6.02085">
                <text:p>6.02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209">
                <text:p>7.9209</text:p>
              </table:table-cell>
              <table:table-cell office:value-type="float" office:value="6.59777">
                <text:p>6.597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0957">
                <text:p>8.40957</text:p>
              </table:table-cell>
              <table:table-cell office:value-type="float" office:value="6.53336">
                <text:p>6.53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0307">
                <text:p>7.50307</text:p>
              </table:table-cell>
              <table:table-cell office:value-type="float" office:value="5.42181">
                <text:p>5.421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9751">
                <text:p>8.29751</text:p>
              </table:table-cell>
              <table:table-cell office:value-type="float" office:value="10.7944">
                <text:p>10.79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4427">
                <text:p>11.4427</text:p>
              </table:table-cell>
              <table:table-cell office:value-type="float" office:value="11.0645">
                <text:p>11.0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4522">
                <text:p>6.24522</text:p>
              </table:table-cell>
              <table:table-cell office:value-type="float" office:value="3.35108">
                <text:p>3.351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208">
                <text:p>10.7208</text:p>
              </table:table-cell>
              <table:table-cell office:value-type="float" office:value="5.70933">
                <text:p>5.70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301">
                <text:p>9.2301</text:p>
              </table:table-cell>
              <table:table-cell office:value-type="float" office:value="7.22207">
                <text:p>7.222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3">
                <text:p>8.193</text:p>
              </table:table-cell>
              <table:table-cell office:value-type="float" office:value="5.43631">
                <text:p>5.436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4458">
                <text:p>7.44458</text:p>
              </table:table-cell>
              <table:table-cell office:value-type="float" office:value="9.99901">
                <text:p>9.99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4173">
                <text:p>7.14173</text:p>
              </table:table-cell>
              <table:table-cell office:value-type="float" office:value="7.99963">
                <text:p>7.99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3594">
                <text:p>7.33594</text:p>
              </table:table-cell>
              <table:table-cell office:value-type="float" office:value="6.96782">
                <text:p>6.96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075">
                <text:p>10.1075</text:p>
              </table:table-cell>
              <table:table-cell office:value-type="float" office:value="6.19083">
                <text:p>6.190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7146">
                <text:p>12.7146</text:p>
              </table:table-cell>
              <table:table-cell office:value-type="float" office:value="9.79938">
                <text:p>9.799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9882">
                <text:p>9.59882</text:p>
              </table:table-cell>
              <table:table-cell office:value-type="float" office:value="7.78853">
                <text:p>7.78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371">
                <text:p>10.7371</text:p>
              </table:table-cell>
              <table:table-cell office:value-type="float" office:value="8.19569">
                <text:p>8.195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3108">
                <text:p>7.73108</text:p>
              </table:table-cell>
              <table:table-cell office:value-type="float" office:value="8.80624">
                <text:p>8.80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493">
                <text:p>7.3493</text:p>
              </table:table-cell>
              <table:table-cell office:value-type="float" office:value="9.49292">
                <text:p>9.49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5841">
                <text:p>9.35841</text:p>
              </table:table-cell>
              <table:table-cell office:value-type="float" office:value="10.7269">
                <text:p>10.7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4875">
                <text:p>6.74875</text:p>
              </table:table-cell>
              <table:table-cell office:value-type="float" office:value="5.06392">
                <text:p>5.063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277">
                <text:p>12.277</text:p>
              </table:table-cell>
              <table:table-cell office:value-type="float" office:value="5.7331">
                <text:p>5.7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8839">
                <text:p>6.98839</text:p>
              </table:table-cell>
              <table:table-cell office:value-type="float" office:value="5.48958">
                <text:p>5.48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63999">
                <text:p>4.63999</text:p>
              </table:table-cell>
              <table:table-cell office:value-type="float" office:value="6.95249">
                <text:p>6.952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19">
                <text:p>10.019</text:p>
              </table:table-cell>
              <table:table-cell office:value-type="float" office:value="7.46032">
                <text:p>7.46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533">
                <text:p>12.533</text:p>
              </table:table-cell>
              <table:table-cell office:value-type="float" office:value="8.73529">
                <text:p>8.735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4702">
                <text:p>5.84702</text:p>
              </table:table-cell>
              <table:table-cell office:value-type="float" office:value="9.71259">
                <text:p>9.71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33838">
                <text:p>3.33838</text:p>
              </table:table-cell>
              <table:table-cell office:value-type="float" office:value="7.78748">
                <text:p>7.78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2712">
                <text:p>6.12712</text:p>
              </table:table-cell>
              <table:table-cell office:value-type="float" office:value="6.10559">
                <text:p>6.105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3917">
                <text:p>8.53917</text:p>
              </table:table-cell>
              <table:table-cell office:value-type="float" office:value="8.67358">
                <text:p>8.673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7425">
                <text:p>6.57425</text:p>
              </table:table-cell>
              <table:table-cell office:value-type="float" office:value="5.27815">
                <text:p>5.278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3597">
                <text:p>9.03597</text:p>
              </table:table-cell>
              <table:table-cell office:value-type="float" office:value="6.46403">
                <text:p>6.464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8285">
                <text:p>6.58285</text:p>
              </table:table-cell>
              <table:table-cell office:value-type="float" office:value="5.74504">
                <text:p>5.745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8151">
                <text:p>6.48151</text:p>
              </table:table-cell>
              <table:table-cell office:value-type="float" office:value="6.34905">
                <text:p>6.349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484">
                <text:p>11.2484</text:p>
              </table:table-cell>
              <table:table-cell office:value-type="float" office:value="9.27621">
                <text:p>9.27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8692">
                <text:p>4.8692</text:p>
              </table:table-cell>
              <table:table-cell office:value-type="float" office:value="10.1175">
                <text:p>10.11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9561">
                <text:p>4.09561</text:p>
              </table:table-cell>
              <table:table-cell office:value-type="float" office:value="14.0267">
                <text:p>14.0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2603">
                <text:p>6.52603</text:p>
              </table:table-cell>
              <table:table-cell office:value-type="float" office:value="7.87376">
                <text:p>7.873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816">
                <text:p>7.7816</text:p>
              </table:table-cell>
              <table:table-cell office:value-type="float" office:value="7.41973">
                <text:p>7.419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5791">
                <text:p>7.05791</text:p>
              </table:table-cell>
              <table:table-cell office:value-type="float" office:value="8.25993">
                <text:p>8.25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5262">
                <text:p>7.85262</text:p>
              </table:table-cell>
              <table:table-cell office:value-type="float" office:value="6.24078">
                <text:p>6.24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3471">
                <text:p>8.63471</text:p>
              </table:table-cell>
              <table:table-cell office:value-type="float" office:value="6.8983">
                <text:p>6.89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0024">
                <text:p>5.70024</text:p>
              </table:table-cell>
              <table:table-cell office:value-type="float" office:value="6.92462">
                <text:p>6.924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256">
                <text:p>11.2256</text:p>
              </table:table-cell>
              <table:table-cell office:value-type="float" office:value="8.36132">
                <text:p>8.361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905">
                <text:p>9.8905</text:p>
              </table:table-cell>
              <table:table-cell office:value-type="float" office:value="8.48874">
                <text:p>8.488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9037">
                <text:p>5.79037</text:p>
              </table:table-cell>
              <table:table-cell office:value-type="float" office:value="7.16634">
                <text:p>7.166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595">
                <text:p>7.6595</text:p>
              </table:table-cell>
              <table:table-cell office:value-type="float" office:value="6.86563">
                <text:p>6.86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638">
                <text:p>10.0638</text:p>
              </table:table-cell>
              <table:table-cell office:value-type="float" office:value="4.88238">
                <text:p>4.88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5122">
                <text:p>8.45122</text:p>
              </table:table-cell>
              <table:table-cell office:value-type="float" office:value="11.332">
                <text:p>11.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0368">
                <text:p>8.70368</text:p>
              </table:table-cell>
              <table:table-cell office:value-type="float" office:value="8.62953">
                <text:p>8.629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7796">
                <text:p>7.67796</text:p>
              </table:table-cell>
              <table:table-cell office:value-type="float" office:value="6.36794">
                <text:p>6.367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059">
                <text:p>9.9059</text:p>
              </table:table-cell>
              <table:table-cell office:value-type="float" office:value="7.40477">
                <text:p>7.40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556">
                <text:p>6.62556</text:p>
              </table:table-cell>
              <table:table-cell office:value-type="float" office:value="10.5514">
                <text:p>10.55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5089">
                <text:p>6.65089</text:p>
              </table:table-cell>
              <table:table-cell office:value-type="float" office:value="8.59332">
                <text:p>8.59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6918">
                <text:p>11.6918</text:p>
              </table:table-cell>
              <table:table-cell office:value-type="float" office:value="10.4815">
                <text:p>10.48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46508">
                <text:p>2.46508</text:p>
              </table:table-cell>
              <table:table-cell office:value-type="float" office:value="8.30123">
                <text:p>8.301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4994">
                <text:p>6.54994</text:p>
              </table:table-cell>
              <table:table-cell office:value-type="float" office:value="9.81373">
                <text:p>9.81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0825">
                <text:p>6.10825</text:p>
              </table:table-cell>
              <table:table-cell office:value-type="float" office:value="6.25509">
                <text:p>6.25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2755">
                <text:p>9.62755</text:p>
              </table:table-cell>
              <table:table-cell office:value-type="float" office:value="7.0659">
                <text:p>7.0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3566">
                <text:p>5.93566</text:p>
              </table:table-cell>
              <table:table-cell office:value-type="float" office:value="6.93538">
                <text:p>6.935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995">
                <text:p>10.0995</text:p>
              </table:table-cell>
              <table:table-cell office:value-type="float" office:value="2.31138">
                <text:p>2.31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907">
                <text:p>6.87907</text:p>
              </table:table-cell>
              <table:table-cell office:value-type="float" office:value="9.05554">
                <text:p>9.055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235">
                <text:p>7.81235</text:p>
              </table:table-cell>
              <table:table-cell office:value-type="float" office:value="7.67958">
                <text:p>7.67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0823">
                <text:p>6.50823</text:p>
              </table:table-cell>
              <table:table-cell office:value-type="float" office:value="4.88579">
                <text:p>4.885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082">
                <text:p>10.0082</text:p>
              </table:table-cell>
              <table:table-cell office:value-type="float" office:value="7.5426">
                <text:p>7.54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436">
                <text:p>8.5436</text:p>
              </table:table-cell>
              <table:table-cell office:value-type="float" office:value="7.93228">
                <text:p>7.93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761">
                <text:p>5.7761</text:p>
              </table:table-cell>
              <table:table-cell office:value-type="float" office:value="8.63942">
                <text:p>8.63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6867">
                <text:p>9.76867</text:p>
              </table:table-cell>
              <table:table-cell office:value-type="float" office:value="6.33691">
                <text:p>6.336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0426">
                <text:p>8.30426</text:p>
              </table:table-cell>
              <table:table-cell office:value-type="float" office:value="6.26709">
                <text:p>6.26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034">
                <text:p>9.33034</text:p>
              </table:table-cell>
              <table:table-cell office:value-type="float" office:value="6.74822">
                <text:p>6.74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3593">
                <text:p>11.3593</text:p>
              </table:table-cell>
              <table:table-cell office:value-type="float" office:value="10.7495">
                <text:p>10.7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029">
                <text:p>7.5029</text:p>
              </table:table-cell>
              <table:table-cell office:value-type="float" office:value="6.89098">
                <text:p>6.890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89216">
                <text:p>4.89216</text:p>
              </table:table-cell>
              <table:table-cell office:value-type="float" office:value="6.34875">
                <text:p>6.348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1186">
                <text:p>9.61186</text:p>
              </table:table-cell>
              <table:table-cell office:value-type="float" office:value="7.80137">
                <text:p>7.80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926">
                <text:p>10.5926</text:p>
              </table:table-cell>
              <table:table-cell office:value-type="float" office:value="4.65122">
                <text:p>4.651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0505">
                <text:p>8.80505</text:p>
              </table:table-cell>
              <table:table-cell office:value-type="float" office:value="7.71849">
                <text:p>7.71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6716">
                <text:p>7.36716</text:p>
              </table:table-cell>
              <table:table-cell office:value-type="float" office:value="7.96609">
                <text:p>7.966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836">
                <text:p>10.836</text:p>
              </table:table-cell>
              <table:table-cell office:value-type="float" office:value="8.83486">
                <text:p>8.834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408">
                <text:p>10.3408</text:p>
              </table:table-cell>
              <table:table-cell office:value-type="float" office:value="8.20427">
                <text:p>8.20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508">
                <text:p>10.7508</text:p>
              </table:table-cell>
              <table:table-cell office:value-type="float" office:value="5.3146">
                <text:p>5.31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9295">
                <text:p>6.99295</text:p>
              </table:table-cell>
              <table:table-cell office:value-type="float" office:value="4.53347">
                <text:p>4.533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4819">
                <text:p>9.14819</text:p>
              </table:table-cell>
              <table:table-cell office:value-type="float" office:value="5.50987">
                <text:p>5.509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4085">
                <text:p>8.84085</text:p>
              </table:table-cell>
              <table:table-cell office:value-type="float" office:value="9.49512">
                <text:p>9.495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0862">
                <text:p>8.30862</text:p>
              </table:table-cell>
              <table:table-cell office:value-type="float" office:value="8.36246">
                <text:p>8.36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322">
                <text:p>7.1322</text:p>
              </table:table-cell>
              <table:table-cell office:value-type="float" office:value="9.57351">
                <text:p>9.573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2761">
                <text:p>8.72761</text:p>
              </table:table-cell>
              <table:table-cell office:value-type="float" office:value="9.78502">
                <text:p>9.785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566">
                <text:p>7.30566</text:p>
              </table:table-cell>
              <table:table-cell office:value-type="float" office:value="5.542">
                <text:p>5.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8021">
                <text:p>7.98021</text:p>
              </table:table-cell>
              <table:table-cell office:value-type="float" office:value="8.3726">
                <text:p>8.37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823">
                <text:p>6.5823</text:p>
              </table:table-cell>
              <table:table-cell office:value-type="float" office:value="9.24782">
                <text:p>9.24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857">
                <text:p>6.62857</text:p>
              </table:table-cell>
              <table:table-cell office:value-type="float" office:value="7.66298">
                <text:p>7.662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7491">
                <text:p>6.77491</text:p>
              </table:table-cell>
              <table:table-cell office:value-type="float" office:value="6.00527">
                <text:p>6.00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897">
                <text:p>8.0897</text:p>
              </table:table-cell>
              <table:table-cell office:value-type="float" office:value="8.89156">
                <text:p>8.89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1785">
                <text:p>6.01785</text:p>
              </table:table-cell>
              <table:table-cell office:value-type="float" office:value="8.55247">
                <text:p>8.55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7169">
                <text:p>7.47169</text:p>
              </table:table-cell>
              <table:table-cell office:value-type="float" office:value="11.3645">
                <text:p>11.3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765">
                <text:p>8.68765</text:p>
              </table:table-cell>
              <table:table-cell office:value-type="float" office:value="6.90464">
                <text:p>6.90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833">
                <text:p>8.23833</text:p>
              </table:table-cell>
              <table:table-cell office:value-type="float" office:value="7.56372">
                <text:p>7.56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1656">
                <text:p>11.1656</text:p>
              </table:table-cell>
              <table:table-cell office:value-type="float" office:value="8.39682">
                <text:p>8.396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1475">
                <text:p>12.1475</text:p>
              </table:table-cell>
              <table:table-cell office:value-type="float" office:value="10.1248">
                <text:p>10.12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824">
                <text:p>7.79824</text:p>
              </table:table-cell>
              <table:table-cell office:value-type="float" office:value="4.08769">
                <text:p>4.08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2572">
                <text:p>6.02572</text:p>
              </table:table-cell>
              <table:table-cell office:value-type="float" office:value="8.8846">
                <text:p>8.88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28">
                <text:p>10.028</text:p>
              </table:table-cell>
              <table:table-cell office:value-type="float" office:value="12.6536">
                <text:p>12.65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239">
                <text:p>10.3239</text:p>
              </table:table-cell>
              <table:table-cell office:value-type="float" office:value="10.8874">
                <text:p>10.88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465">
                <text:p>10.2465</text:p>
              </table:table-cell>
              <table:table-cell office:value-type="float" office:value="8.48935">
                <text:p>8.48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0946">
                <text:p>9.40946</text:p>
              </table:table-cell>
              <table:table-cell office:value-type="float" office:value="5.46356">
                <text:p>5.46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978">
                <text:p>4.3978</text:p>
              </table:table-cell>
              <table:table-cell office:value-type="float" office:value="10.9913">
                <text:p>10.99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9691">
                <text:p>8.09691</text:p>
              </table:table-cell>
              <table:table-cell office:value-type="float" office:value="7.99308">
                <text:p>7.993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247">
                <text:p>10.2247</text:p>
              </table:table-cell>
              <table:table-cell office:value-type="float" office:value="10.1124">
                <text:p>10.1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8525">
                <text:p>10.8525</text:p>
              </table:table-cell>
              <table:table-cell office:value-type="float" office:value="11.2269">
                <text:p>11.2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21638">
                <text:p>4.21638</text:p>
              </table:table-cell>
              <table:table-cell office:value-type="float" office:value="6.42039">
                <text:p>6.42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5116">
                <text:p>9.95116</text:p>
              </table:table-cell>
              <table:table-cell office:value-type="float" office:value="8.86836">
                <text:p>8.86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6975">
                <text:p>9.86975</text:p>
              </table:table-cell>
              <table:table-cell office:value-type="float" office:value="9.15925">
                <text:p>9.159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2302">
                <text:p>5.72302</text:p>
              </table:table-cell>
              <table:table-cell office:value-type="float" office:value="7.09301">
                <text:p>7.093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057">
                <text:p>10.1057</text:p>
              </table:table-cell>
              <table:table-cell office:value-type="float" office:value="6.25801">
                <text:p>6.258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473">
                <text:p>6.5473</text:p>
              </table:table-cell>
              <table:table-cell office:value-type="float" office:value="2.07281">
                <text:p>2.07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1972">
                <text:p>6.51972</text:p>
              </table:table-cell>
              <table:table-cell office:value-type="float" office:value="7.66828">
                <text:p>7.668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537">
                <text:p>8.52537</text:p>
              </table:table-cell>
              <table:table-cell office:value-type="float" office:value="8.8748">
                <text:p>8.8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8802">
                <text:p>11.8802</text:p>
              </table:table-cell>
              <table:table-cell office:value-type="float" office:value="5.98323">
                <text:p>5.983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516">
                <text:p>10.6516</text:p>
              </table:table-cell>
              <table:table-cell office:value-type="float" office:value="6.84141">
                <text:p>6.841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8235">
                <text:p>9.08235</text:p>
              </table:table-cell>
              <table:table-cell office:value-type="float" office:value="2.91214">
                <text:p>2.912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7808">
                <text:p>6.77808</text:p>
              </table:table-cell>
              <table:table-cell office:value-type="float" office:value="7.15448">
                <text:p>7.154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698">
                <text:p>8.7698</text:p>
              </table:table-cell>
              <table:table-cell office:value-type="float" office:value="10.0919">
                <text:p>10.09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008">
                <text:p>10.6008</text:p>
              </table:table-cell>
              <table:table-cell office:value-type="float" office:value="6.8102">
                <text:p>6.81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2262">
                <text:p>6.02262</text:p>
              </table:table-cell>
              <table:table-cell office:value-type="float" office:value="9.92415">
                <text:p>9.92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8875">
                <text:p>7.88875</text:p>
              </table:table-cell>
              <table:table-cell office:value-type="float" office:value="8.56865">
                <text:p>8.568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8609">
                <text:p>8.88609</text:p>
              </table:table-cell>
              <table:table-cell office:value-type="float" office:value="8.12866">
                <text:p>8.12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7966">
                <text:p>7.77966</text:p>
              </table:table-cell>
              <table:table-cell office:value-type="float" office:value="7.93818">
                <text:p>7.938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8003">
                <text:p>7.48003</text:p>
              </table:table-cell>
              <table:table-cell office:value-type="float" office:value="10.6462">
                <text:p>10.64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8403">
                <text:p>8.08403</text:p>
              </table:table-cell>
              <table:table-cell office:value-type="float" office:value="6.74642">
                <text:p>6.746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6245">
                <text:p>9.06245</text:p>
              </table:table-cell>
              <table:table-cell office:value-type="float" office:value="8.6505">
                <text:p>8.65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1949">
                <text:p>8.71949</text:p>
              </table:table-cell>
              <table:table-cell office:value-type="float" office:value="6.08855">
                <text:p>6.0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97507">
                <text:p>3.97507</text:p>
              </table:table-cell>
              <table:table-cell office:value-type="float" office:value="8.10269">
                <text:p>8.10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3804">
                <text:p>9.43804</text:p>
              </table:table-cell>
              <table:table-cell office:value-type="float" office:value="2.24336">
                <text:p>2.24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868">
                <text:p>7.59868</text:p>
              </table:table-cell>
              <table:table-cell office:value-type="float" office:value="7.10545">
                <text:p>7.105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7802">
                <text:p>5.47802</text:p>
              </table:table-cell>
              <table:table-cell office:value-type="float" office:value="6.59164">
                <text:p>6.591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945">
                <text:p>11.2945</text:p>
              </table:table-cell>
              <table:table-cell office:value-type="float" office:value="8.80331">
                <text:p>8.80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1845">
                <text:p>9.31845</text:p>
              </table:table-cell>
              <table:table-cell office:value-type="float" office:value="8.3911">
                <text:p>8.3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5576">
                <text:p>12.5576</text:p>
              </table:table-cell>
              <table:table-cell office:value-type="float" office:value="7.50309">
                <text:p>7.50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1559">
                <text:p>6.21559</text:p>
              </table:table-cell>
              <table:table-cell office:value-type="float" office:value="4.11077">
                <text:p>4.11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122">
                <text:p>10.6122</text:p>
              </table:table-cell>
              <table:table-cell office:value-type="float" office:value="10.7167">
                <text:p>10.71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1981">
                <text:p>8.11981</text:p>
              </table:table-cell>
              <table:table-cell office:value-type="float" office:value="11.2858">
                <text:p>11.28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429">
                <text:p>6.3429</text:p>
              </table:table-cell>
              <table:table-cell office:value-type="float" office:value="4.78901">
                <text:p>4.78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89259">
                <text:p>4.89259</text:p>
              </table:table-cell>
              <table:table-cell office:value-type="float" office:value="6.05398">
                <text:p>6.05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8104">
                <text:p>5.08104</text:p>
              </table:table-cell>
              <table:table-cell office:value-type="float" office:value="6.13574">
                <text:p>6.13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318">
                <text:p>7.81318</text:p>
              </table:table-cell>
              <table:table-cell office:value-type="float" office:value="5.23553">
                <text:p>5.235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701">
                <text:p>7.5701</text:p>
              </table:table-cell>
              <table:table-cell office:value-type="float" office:value="8.39647">
                <text:p>8.39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1482">
                <text:p>5.31482</text:p>
              </table:table-cell>
              <table:table-cell office:value-type="float" office:value="11.028">
                <text:p>11.0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697">
                <text:p>10.6697</text:p>
              </table:table-cell>
              <table:table-cell office:value-type="float" office:value="5.43822">
                <text:p>5.43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8645">
                <text:p>11.8645</text:p>
              </table:table-cell>
              <table:table-cell office:value-type="float" office:value="9.46709">
                <text:p>9.46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8445">
                <text:p>7.78445</text:p>
              </table:table-cell>
              <table:table-cell office:value-type="float" office:value="8.31931">
                <text:p>8.319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792">
                <text:p>8.19792</text:p>
              </table:table-cell>
              <table:table-cell office:value-type="float" office:value="6.22076">
                <text:p>6.220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3044">
                <text:p>7.93044</text:p>
              </table:table-cell>
              <table:table-cell office:value-type="float" office:value="9.66319">
                <text:p>9.66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0259">
                <text:p>9.20259</text:p>
              </table:table-cell>
              <table:table-cell office:value-type="float" office:value="6.75698">
                <text:p>6.756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7078">
                <text:p>9.67078</text:p>
              </table:table-cell>
              <table:table-cell office:value-type="float" office:value="5.65239">
                <text:p>5.652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7353">
                <text:p>12.7353</text:p>
              </table:table-cell>
              <table:table-cell office:value-type="float" office:value="9.24336">
                <text:p>9.24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0138">
                <text:p>12.0138</text:p>
              </table:table-cell>
              <table:table-cell office:value-type="float" office:value="10.1325">
                <text:p>10.13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7716">
                <text:p>7.97716</text:p>
              </table:table-cell>
              <table:table-cell office:value-type="float" office:value="8.51295">
                <text:p>8.512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7837">
                <text:p>9.67837</text:p>
              </table:table-cell>
              <table:table-cell office:value-type="float" office:value="9.24979">
                <text:p>9.249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5891">
                <text:p>8.75891</text:p>
              </table:table-cell>
              <table:table-cell office:value-type="float" office:value="8.86681">
                <text:p>8.866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5056">
                <text:p>5.35056</text:p>
              </table:table-cell>
              <table:table-cell office:value-type="float" office:value="7.42417">
                <text:p>7.42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8784">
                <text:p>9.18784</text:p>
              </table:table-cell>
              <table:table-cell office:value-type="float" office:value="8.44429">
                <text:p>8.44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2211">
                <text:p>6.52211</text:p>
              </table:table-cell>
              <table:table-cell office:value-type="float" office:value="8.85701">
                <text:p>8.857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4623">
                <text:p>7.24623</text:p>
              </table:table-cell>
              <table:table-cell office:value-type="float" office:value="3.47186">
                <text:p>3.471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203">
                <text:p>5.7203</text:p>
              </table:table-cell>
              <table:table-cell office:value-type="float" office:value="8.16994">
                <text:p>8.16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429">
                <text:p>10.3429</text:p>
              </table:table-cell>
              <table:table-cell office:value-type="float" office:value="5.04905">
                <text:p>5.049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7651">
                <text:p>9.97651</text:p>
              </table:table-cell>
              <table:table-cell office:value-type="float" office:value="7.1169">
                <text:p>7.1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9544">
                <text:p>7.89544</text:p>
              </table:table-cell>
              <table:table-cell office:value-type="float" office:value="10.5722">
                <text:p>10.5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3859">
                <text:p>8.93859</text:p>
              </table:table-cell>
              <table:table-cell office:value-type="float" office:value="5.67109">
                <text:p>5.671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6829">
                <text:p>8.76829</text:p>
              </table:table-cell>
              <table:table-cell office:value-type="float" office:value="11.6537">
                <text:p>11.65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3957">
                <text:p>6.43957</text:p>
              </table:table-cell>
              <table:table-cell office:value-type="float" office:value="10.4901">
                <text:p>10.4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157">
                <text:p>10.1157</text:p>
              </table:table-cell>
              <table:table-cell office:value-type="float" office:value="7.00317">
                <text:p>7.00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6814">
                <text:p>6.46814</text:p>
              </table:table-cell>
              <table:table-cell office:value-type="float" office:value="7.16604">
                <text:p>7.166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2364">
                <text:p>7.42364</text:p>
              </table:table-cell>
              <table:table-cell office:value-type="float" office:value="10.6233">
                <text:p>10.62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7083">
                <text:p>9.97083</text:p>
              </table:table-cell>
              <table:table-cell office:value-type="float" office:value="11.3025">
                <text:p>11.30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4175">
                <text:p>8.14175</text:p>
              </table:table-cell>
              <table:table-cell office:value-type="float" office:value="6.16177">
                <text:p>6.161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9046">
                <text:p>8.39046</text:p>
              </table:table-cell>
              <table:table-cell office:value-type="float" office:value="9.22241">
                <text:p>9.222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1173">
                <text:p>11.1173</text:p>
              </table:table-cell>
              <table:table-cell office:value-type="float" office:value="6.33278">
                <text:p>6.332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8118">
                <text:p>9.88118</text:p>
              </table:table-cell>
              <table:table-cell office:value-type="float" office:value="10.3915">
                <text:p>10.39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3.5706">
                <text:p>13.5706</text:p>
              </table:table-cell>
              <table:table-cell office:value-type="float" office:value="7.2696">
                <text:p>7.2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834">
                <text:p>9.19834</text:p>
              </table:table-cell>
              <table:table-cell office:value-type="float" office:value="5.28932">
                <text:p>5.289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7766">
                <text:p>8.77766</text:p>
              </table:table-cell>
              <table:table-cell office:value-type="float" office:value="8.93866">
                <text:p>8.93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1968">
                <text:p>6.61968</text:p>
              </table:table-cell>
              <table:table-cell office:value-type="float" office:value="5.05069">
                <text:p>5.050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6348">
                <text:p>11.6348</text:p>
              </table:table-cell>
              <table:table-cell office:value-type="float" office:value="6.40862">
                <text:p>6.40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4587">
                <text:p>7.84587</text:p>
              </table:table-cell>
              <table:table-cell office:value-type="float" office:value="7.02506">
                <text:p>7.02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707">
                <text:p>9.0707</text:p>
              </table:table-cell>
              <table:table-cell office:value-type="float" office:value="10.3296">
                <text:p>10.32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9622">
                <text:p>5.69622</text:p>
              </table:table-cell>
              <table:table-cell office:value-type="float" office:value="8.37956">
                <text:p>8.379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7384">
                <text:p>7.87384</text:p>
              </table:table-cell>
              <table:table-cell office:value-type="float" office:value="9.45982">
                <text:p>9.459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2847">
                <text:p>7.02847</text:p>
              </table:table-cell>
              <table:table-cell office:value-type="float" office:value="9.06408">
                <text:p>9.064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496">
                <text:p>7.1496</text:p>
              </table:table-cell>
              <table:table-cell office:value-type="float" office:value="9.57138">
                <text:p>9.57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4627">
                <text:p>6.04627</text:p>
              </table:table-cell>
              <table:table-cell office:value-type="float" office:value="6.20369">
                <text:p>6.20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5447">
                <text:p>6.45447</text:p>
              </table:table-cell>
              <table:table-cell office:value-type="float" office:value="4.33871">
                <text:p>4.338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3725">
                <text:p>8.53725</text:p>
              </table:table-cell>
              <table:table-cell office:value-type="float" office:value="12.5629">
                <text:p>12.56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5666">
                <text:p>7.35666</text:p>
              </table:table-cell>
              <table:table-cell office:value-type="float" office:value="13.2297">
                <text:p>13.22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7828">
                <text:p>8.07828</text:p>
              </table:table-cell>
              <table:table-cell office:value-type="float" office:value="8.00651">
                <text:p>8.006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6763">
                <text:p>8.26763</text:p>
              </table:table-cell>
              <table:table-cell office:value-type="float" office:value="8.24585">
                <text:p>8.245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087">
                <text:p>9.19087</text:p>
              </table:table-cell>
              <table:table-cell office:value-type="float" office:value="5.76906">
                <text:p>5.769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696">
                <text:p>8.43696</text:p>
              </table:table-cell>
              <table:table-cell office:value-type="float" office:value="9.33475">
                <text:p>9.33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6186">
                <text:p>8.46186</text:p>
              </table:table-cell>
              <table:table-cell office:value-type="float" office:value="8.31612">
                <text:p>8.316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5777">
                <text:p>9.55777</text:p>
              </table:table-cell>
              <table:table-cell office:value-type="float" office:value="9.8791">
                <text:p>9.8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924">
                <text:p>10.1924</text:p>
              </table:table-cell>
              <table:table-cell office:value-type="float" office:value="6.95816">
                <text:p>6.95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37">
                <text:p>10.237</text:p>
              </table:table-cell>
              <table:table-cell office:value-type="float" office:value="7.06315">
                <text:p>7.063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455">
                <text:p>10.5455</text:p>
              </table:table-cell>
              <table:table-cell office:value-type="float" office:value="6.44122">
                <text:p>6.441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6512">
                <text:p>7.46512</text:p>
              </table:table-cell>
              <table:table-cell office:value-type="float" office:value="7.01636">
                <text:p>7.016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80068">
                <text:p>4.80068</text:p>
              </table:table-cell>
              <table:table-cell office:value-type="float" office:value="8.56432">
                <text:p>8.564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5692">
                <text:p>9.55692</text:p>
              </table:table-cell>
              <table:table-cell office:value-type="float" office:value="8.3326">
                <text:p>8.33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127">
                <text:p>9.21127</text:p>
              </table:table-cell>
              <table:table-cell office:value-type="float" office:value="13.1372">
                <text:p>13.1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987">
                <text:p>10.7987</text:p>
              </table:table-cell>
              <table:table-cell office:value-type="float" office:value="11.2023">
                <text:p>11.2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2259">
                <text:p>9.22259</text:p>
              </table:table-cell>
              <table:table-cell office:value-type="float" office:value="7.04498">
                <text:p>7.044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0729">
                <text:p>8.80729</text:p>
              </table:table-cell>
              <table:table-cell office:value-type="float" office:value="6.50124">
                <text:p>6.50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2831">
                <text:p>6.32831</text:p>
              </table:table-cell>
              <table:table-cell office:value-type="float" office:value="7.57361">
                <text:p>7.573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5944">
                <text:p>5.55944</text:p>
              </table:table-cell>
              <table:table-cell office:value-type="float" office:value="7.41454">
                <text:p>7.414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7556">
                <text:p>9.27556</text:p>
              </table:table-cell>
              <table:table-cell office:value-type="float" office:value="5.60753">
                <text:p>5.60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6323">
                <text:p>6.36323</text:p>
              </table:table-cell>
              <table:table-cell office:value-type="float" office:value="9.19849">
                <text:p>9.19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0625">
                <text:p>9.20625</text:p>
              </table:table-cell>
              <table:table-cell office:value-type="float" office:value="11.8963">
                <text:p>11.8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0887">
                <text:p>8.70887</text:p>
              </table:table-cell>
              <table:table-cell office:value-type="float" office:value="6.4083">
                <text:p>6.40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5043">
                <text:p>6.95043</text:p>
              </table:table-cell>
              <table:table-cell office:value-type="float" office:value="7.84081">
                <text:p>7.84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5622">
                <text:p>7.45622</text:p>
              </table:table-cell>
              <table:table-cell office:value-type="float" office:value="10.1031">
                <text:p>10.10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6939">
                <text:p>7.76939</text:p>
              </table:table-cell>
              <table:table-cell office:value-type="float" office:value="5.22319">
                <text:p>5.22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2442">
                <text:p>5.32442</text:p>
              </table:table-cell>
              <table:table-cell office:value-type="float" office:value="6.94493">
                <text:p>6.944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1878">
                <text:p>8.81878</text:p>
              </table:table-cell>
              <table:table-cell office:value-type="float" office:value="8.52316">
                <text:p>8.52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7439">
                <text:p>7.07439</text:p>
              </table:table-cell>
              <table:table-cell office:value-type="float" office:value="6.33978">
                <text:p>6.339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528">
                <text:p>10.9528</text:p>
              </table:table-cell>
              <table:table-cell office:value-type="float" office:value="8.55791">
                <text:p>8.55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328">
                <text:p>10.7328</text:p>
              </table:table-cell>
              <table:table-cell office:value-type="float" office:value="8.0697">
                <text:p>8.0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9367">
                <text:p>9.99367</text:p>
              </table:table-cell>
              <table:table-cell office:value-type="float" office:value="7.84183">
                <text:p>7.84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8315">
                <text:p>9.58315</text:p>
              </table:table-cell>
              <table:table-cell office:value-type="float" office:value="9.77967">
                <text:p>9.779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456">
                <text:p>11.2456</text:p>
              </table:table-cell>
              <table:table-cell office:value-type="float" office:value="6.38442">
                <text:p>6.384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339">
                <text:p>10.1339</text:p>
              </table:table-cell>
              <table:table-cell office:value-type="float" office:value="8.04774">
                <text:p>8.04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9579">
                <text:p>9.39579</text:p>
              </table:table-cell>
              <table:table-cell office:value-type="float" office:value="10.9623">
                <text:p>10.96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487">
                <text:p>9.5487</text:p>
              </table:table-cell>
              <table:table-cell office:value-type="float" office:value="7.23836">
                <text:p>7.23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037">
                <text:p>11.5037</text:p>
              </table:table-cell>
              <table:table-cell office:value-type="float" office:value="8.32337">
                <text:p>8.323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4489">
                <text:p>6.14489</text:p>
              </table:table-cell>
              <table:table-cell office:value-type="float" office:value="6.00775">
                <text:p>6.007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752">
                <text:p>10.1752</text:p>
              </table:table-cell>
              <table:table-cell office:value-type="float" office:value="10.0333">
                <text:p>10.0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4238">
                <text:p>8.54238</text:p>
              </table:table-cell>
              <table:table-cell office:value-type="float" office:value="10.3438">
                <text:p>10.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